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6mm"/>
    </style:style>
    <style:style style:name="co2" style:family="table-column">
      <style:table-column-properties fo:break-before="auto" style:column-width="15.35mm"/>
    </style:style>
    <style:style style:name="co3" style:family="table-column">
      <style:table-column-properties fo:break-before="auto" style:column-width="48.95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62.18mm"/>
    </style:style>
    <style:style style:name="co6" style:family="table-column">
      <style:table-column-properties fo:break-before="auto" style:column-width="47.36mm"/>
    </style:style>
    <style:style style:name="co7" style:family="table-column">
      <style:table-column-properties fo:break-before="auto" style:column-width="25.66mm"/>
    </style:style>
    <style:style style:name="co8" style:family="table-column">
      <style:table-column-properties fo:break-before="auto" style:column-width="44.98mm"/>
    </style:style>
    <style:style style:name="co9" style:family="table-column">
      <style:table-column-properties fo:break-before="auto" style:column-width="13.76mm"/>
    </style:style>
    <style:style style:name="co10" style:family="table-column">
      <style:table-column-properties fo:break-before="auto" style:column-width="17.2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20.37mm"/>
    </style:style>
    <style:style style:name="co13" style:family="table-column">
      <style:table-column-properties fo:break-before="auto" style:column-width="19.31mm"/>
    </style:style>
    <style:style style:name="co14" style:family="table-column">
      <style:table-column-properties fo:break-before="auto" style:column-width="5.03mm"/>
    </style:style>
    <style:style style:name="co15" style:family="table-column">
      <style:table-column-properties fo:break-before="auto" style:column-width="38.1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26.19mm"/>
    </style:style>
    <style:style style:name="co18" style:family="table-column">
      <style:table-column-properties fo:break-before="auto" style:column-width="55.03mm"/>
    </style:style>
    <style:style style:name="co19" style:family="table-column">
      <style:table-column-properties fo:break-before="auto" style:column-width="26.72mm"/>
    </style:style>
    <style:style style:name="co20" style:family="table-column">
      <style:table-column-properties fo:break-before="auto" style:column-width="69.06mm"/>
    </style:style>
    <style:style style:name="co21" style:family="table-column">
      <style:table-column-properties fo:break-before="auto" style:column-width="28.05mm"/>
    </style:style>
    <style:style style:name="co22" style:family="table-column">
      <style:table-column-properties fo:break-before="auto" style:column-width="24.34mm"/>
    </style:style>
    <style:style style:name="co23" style:family="table-column">
      <style:table-column-properties fo:break-before="auto" style:column-width="20.11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19.58mm"/>
    </style:style>
    <style:style style:name="co26" style:family="table-column">
      <style:table-column-properties fo:break-before="auto" style:column-width="11.38mm"/>
    </style:style>
    <style:style style:name="co28" style:family="table-column">
      <style:table-column-properties fo:break-before="auto" style:column-width="41.93mm"/>
    </style:style>
    <style:style style:name="co29" style:family="table-column">
      <style:table-column-properties fo:break-before="auto" style:column-width="14.15mm"/>
    </style:style>
    <style:style style:name="co30" style:family="table-column">
      <style:table-column-properties fo:break-before="auto" style:column-width="19.97mm"/>
    </style:style>
    <style:style style:name="co31" style:family="table-column">
      <style:table-column-properties fo:break-before="auto" style:column-width="54.1mm"/>
    </style:style>
    <style:style style:name="co32" style:family="table-column">
      <style:table-column-properties fo:break-before="auto" style:column-width="17.06mm"/>
    </style:style>
    <style:style style:name="co33" style:family="table-column">
      <style:table-column-properties fo:break-before="auto" style:column-width="8.85mm"/>
    </style:style>
    <style:style style:name="co34" style:family="table-column">
      <style:table-column-properties fo:break-before="auto" style:column-width="9.65mm"/>
    </style:style>
    <style:style style:name="co35" style:family="table-column">
      <style:table-column-properties fo:break-before="auto" style:column-width="18.12mm"/>
    </style:style>
    <style:style style:name="co36" style:family="table-column">
      <style:table-column-properties fo:break-before="auto" style:column-width="17.85mm"/>
    </style:style>
    <style:style style:name="co37" style:family="table-column">
      <style:table-column-properties fo:break-before="auto" style:column-width="9.91mm"/>
    </style:style>
    <style:style style:name="co48" style:family="table-column">
      <style:table-column-properties fo:break-before="auto" style:column-width="37.92mm"/>
    </style:style>
    <style:style style:name="co49" style:family="table-column">
      <style:table-column-properties fo:break-before="auto" style:column-width="8.89mm"/>
    </style:style>
    <style:style style:name="co45" style:family="table-column">
      <style:table-column-properties fo:break-before="auto" style:column-width="13.04mm"/>
    </style:style>
    <style:style style:name="co41" style:family="table-column">
      <style:table-column-properties fo:break-before="auto" style:column-width="15.52mm"/>
    </style:style>
    <style:style style:name="co27" style:family="table-column">
      <style:table-column-properties fo:break-before="auto" style:column-width="43.73mm"/>
    </style:style>
    <style:style style:name="co50" style:family="table-column">
      <style:table-column-properties fo:break-before="auto" style:column-width="17.74mm"/>
    </style:style>
    <style:style style:name="co51" style:family="table-column">
      <style:table-column-properties fo:break-before="auto" style:column-width="18.86mm"/>
    </style:style>
    <style:style style:name="co52" style:family="table-column">
      <style:table-column-properties fo:break-before="auto" style:column-width="6.97mm"/>
    </style:style>
    <style:style style:name="co47" style:family="table-column">
      <style:table-column-properties fo:break-before="auto" style:column-width="43.11mm"/>
    </style:style>
    <style:style style:name="co53" style:family="table-column">
      <style:table-column-properties fo:break-before="auto" style:column-width="14.52mm"/>
    </style:style>
    <style:style style:name="co54" style:family="table-column">
      <style:table-column-properties fo:break-before="auto" style:column-width="20.5mm"/>
    </style:style>
    <style:style style:name="co55" style:family="table-column">
      <style:table-column-properties fo:break-before="auto" style:column-width="55.63mm"/>
    </style:style>
    <style:style style:name="co56" style:family="table-column">
      <style:table-column-properties fo:break-before="auto" style:column-width="17.52mm"/>
    </style:style>
    <style:style style:name="co57" style:family="table-column">
      <style:table-column-properties fo:break-before="auto" style:column-width="9.07mm"/>
    </style:style>
    <style:style style:name="co58" style:family="table-column">
      <style:table-column-properties fo:break-before="auto" style:column-width="9.88mm"/>
    </style:style>
    <style:style style:name="co59" style:family="table-column">
      <style:table-column-properties fo:break-before="auto" style:column-width="18.59mm"/>
    </style:style>
    <style:style style:name="co60" style:family="table-column">
      <style:table-column-properties fo:break-before="auto" style:column-width="18.33mm"/>
    </style:style>
    <style:style style:name="co61" style:family="table-column">
      <style:table-column-properties fo:break-before="auto" style:column-width="10.71mm"/>
    </style:style>
    <style:style style:name="co62" style:family="table-column">
      <style:table-column-properties fo:break-before="auto" style:column-width="22.58mm"/>
    </style:style>
    <style:style style:name="co63" style:family="table-column">
      <style:table-column-properties fo:break-before="auto" style:column-width="21.33mm"/>
    </style:style>
    <style:style style:name="co64" style:family="table-column">
      <style:table-column-properties fo:break-before="auto" style:column-width="12.88mm"/>
    </style:style>
    <style:style style:name="co65" style:family="table-column">
      <style:table-column-properties fo:break-before="auto" style:column-width="44.59mm"/>
    </style:style>
    <style:style style:name="co66" style:family="table-column">
      <style:table-column-properties fo:break-before="auto" style:column-width="27.8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ext-properties style:font-name="Arial" style:font-name-asian="Andale Sans UI" style:font-name-complex="Tahoma"/>
    </style:style>
    <style:style style:name="ce12" style:family="table-cell" style:parent-style-name="Default" style:data-style-name="N99"/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113"/>
    <style:style style:name="ce15" style:family="table-cell" style:parent-style-name="Default" style:data-style-name="N11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Glob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987" table:default-cell-style-name="Default"/>
        <table:table-row table:style-name="ro1">
          <table:table-cell table:style-name="ce1" office:value-type="string" calcext:value-type="string">
            <text:p>frac</text:p>
          </table:table-cell>
          <table:table-cell table:style-name="ce1" office:value-type="string" calcext:value-type="string">
            <text:p>inteiras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ub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heuristica</text:p>
          </table:table-cell>
          <table:table-cell table:style-name="ce3" office:value-type="string" calcext:value-type="string">
            <text:p>valor</text:p>
          </table:table-cell>
          <table:table-cell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rand0-20-10-10-20-1,dssp</text:p>
          </table:table-cell>
          <table:table-cell table:style-name="ce1" office:value-type="float" office:value="-13.388822" calcext:value-type="float">
            <text:p>-13,3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3.388822" calcext:value-type="float">
            <text:p>-13,39</text:p>
          </table:table-cell>
          <table:table-cell table:style-name="ce1" office:value-type="float" office:value="0.355994" calcext:value-type="float">
            <text:p>0,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rand0-20-10-10-20-2,dssp</text:p>
          </table:table-cell>
          <table:table-cell table:style-name="ce1" office:value-type="float" office:value="-13.262716" calcext:value-type="float">
            <text:p>-13,26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3.262716" calcext:value-type="float">
            <text:p>-13,26</text:p>
          </table:table-cell>
          <table:table-cell table:style-name="ce1" office:value-type="float" office:value="0.204741" calcext:value-type="float">
            <text:p>0,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rand0-20-10-10-20-3,dssp</text:p>
          </table:table-cell>
          <table:table-cell table:style-name="ce1" office:value-type="float" office:value="-13.25448" calcext:value-type="float">
            <text:p>-13,2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3.25448" calcext:value-type="float">
            <text:p>-13,25</text:p>
          </table:table-cell>
          <table:table-cell table:style-name="ce1" office:value-type="float" office:value="0.249573" calcext:value-type="float">
            <text:p>0,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rand0-20-10-10-20-4,dssp</text:p>
          </table:table-cell>
          <table:table-cell table:style-name="ce1" office:value-type="float" office:value="-13.064452" calcext:value-type="float">
            <text:p>-13,06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3.064452" calcext:value-type="float">
            <text:p>-13,06</text:p>
          </table:table-cell>
          <table:table-cell table:style-name="ce1" office:value-type="float" office:value="0.235774" calcext:value-type="float">
            <text:p>0,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rand0-20-10-10-20-5,dssp</text:p>
          </table:table-cell>
          <table:table-cell table:style-name="ce1" office:value-type="float" office:value="-13.100575" calcext:value-type="float">
            <text:p>-13,1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3.100575" calcext:value-type="float">
            <text:p>-13,1</text:p>
          </table:table-cell>
          <table:table-cell table:style-name="ce1" office:value-type="float" office:value="0.224911" calcext:value-type="float">
            <text:p>0,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rand0-20-15-15-30-1,dssp</text:p>
          </table:table-cell>
          <table:table-cell table:style-name="ce1" office:value-type="float" office:value="-21.303315" calcext:value-type="float">
            <text:p>-21,3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1.303315" calcext:value-type="float">
            <text:p>-21,3</text:p>
          </table:table-cell>
          <table:table-cell table:style-name="ce1" office:value-type="float" office:value="0.44664" calcext:value-type="float">
            <text:p>0,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string" calcext:value-type="string">
            <text:p>rand0-20-15-15-30-2,dssp</text:p>
          </table:table-cell>
          <table:table-cell table:style-name="ce1" office:value-type="float" office:value="-21.091483" calcext:value-type="float">
            <text:p>-21,0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1.091483" calcext:value-type="float">
            <text:p>-21,09</text:p>
          </table:table-cell>
          <table:table-cell table:style-name="ce1" office:value-type="float" office:value="0.406187" calcext:value-type="float">
            <text:p>0,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rand0-20-15-15-30-3,dssp</text:p>
          </table:table-cell>
          <table:table-cell table:style-name="ce1" office:value-type="float" office:value="-21.040029" calcext:value-type="float">
            <text:p>-21,0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1.040029" calcext:value-type="float">
            <text:p>-21,04</text:p>
          </table:table-cell>
          <table:table-cell table:style-name="ce1" office:value-type="float" office:value="0.389403" calcext:value-type="float">
            <text:p>0,39</text:p>
          </table:table-cell>
          <table:table-cell table:style-name="ce4" table:number-columns-repeated="4"/>
          <table:table-cell table:number-columns-repeated="8"/>
          <table:table-cell table:style-name="ce2" table:number-columns-repeated="18"/>
          <table:table-cell table:number-columns-repeated="987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rand0-20-15-15-30-4,dssp</text:p>
          </table:table-cell>
          <table:table-cell table:style-name="ce1" office:value-type="float" office:value="-20.961825" calcext:value-type="float">
            <text:p>-20,96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0.961825" calcext:value-type="float">
            <text:p>-20,96</text:p>
          </table:table-cell>
          <table:table-cell table:style-name="ce1" office:value-type="float" office:value="0.318821" calcext:value-type="float">
            <text:p>0,32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rand0-20-15-15-30-5,dssp</text:p>
          </table:table-cell>
          <table:table-cell table:style-name="ce1" office:value-type="float" office:value="-20.993994" calcext:value-type="float">
            <text:p>-20,9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0.993994" calcext:value-type="float">
            <text:p>-20,99</text:p>
          </table:table-cell>
          <table:table-cell table:style-name="ce1" office:value-type="float" office:value="0.882144" calcext:value-type="float">
            <text:p>0,88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rand0-20-20-20-40-1,dssp</text:p>
          </table:table-cell>
          <table:table-cell table:style-name="ce1" office:value-type="float" office:value="-28.933294" calcext:value-type="float">
            <text:p>-28,93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8.933294" calcext:value-type="float">
            <text:p>-28,93</text:p>
          </table:table-cell>
          <table:table-cell table:style-name="ce1" office:value-type="float" office:value="4.703561" calcext:value-type="float">
            <text:p>4,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rand0-20-20-20-40-2,dssp</text:p>
          </table:table-cell>
          <table:table-cell table:style-name="ce1" office:value-type="float" office:value="-28.978496" calcext:value-type="float">
            <text:p>-28,98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8.978496" calcext:value-type="float">
            <text:p>-28,98</text:p>
          </table:table-cell>
          <table:table-cell table:style-name="ce1" office:value-type="float" office:value="2.140871" calcext:value-type="float">
            <text:p>2,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rand0-20-20-20-40-3,dssp</text:p>
          </table:table-cell>
          <table:table-cell table:style-name="ce1" office:value-type="float" office:value="-28.799948" calcext:value-type="float">
            <text:p>-28,8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8.799948" calcext:value-type="float">
            <text:p>-28,8</text:p>
          </table:table-cell>
          <table:table-cell table:style-name="ce1" office:value-type="float" office:value="2.740195" calcext:value-type="float">
            <text:p>2,74</text:p>
          </table:table-cell>
          <table:table-cell table:style-name="ce4" table:number-columns-repeated="4"/>
          <table:table-cell table:number-columns-repeated="2"/>
          <table:table-cell table:style-name="ce2" table:number-columns-repeated="24"/>
          <table:table-cell table:number-columns-repeated="987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string" calcext:value-type="string">
            <text:p>rand0-20-20-20-40-4,dssp</text:p>
          </table:table-cell>
          <table:table-cell table:style-name="ce1" office:value-type="float" office:value="-28.850574" calcext:value-type="float">
            <text:p>-28,8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8.850574" calcext:value-type="float">
            <text:p>-28,85</text:p>
          </table:table-cell>
          <table:table-cell table:style-name="ce1" office:value-type="float" office:value="1.053563" calcext:value-type="float">
            <text:p>1,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rand0-20-20-20-40-5,dssp</text:p>
          </table:table-cell>
          <table:table-cell table:style-name="ce1" office:value-type="float" office:value="-28.778357" calcext:value-type="float">
            <text:p>-28,78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8.778357" calcext:value-type="float">
            <text:p>-28,78</text:p>
          </table:table-cell>
          <table:table-cell table:style-name="ce1" office:value-type="float" office:value="1.126445" calcext:value-type="float">
            <text:p>1,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string" calcext:value-type="string">
            <text:p>rand0-20-25-25-50-1,dssp</text:p>
          </table:table-cell>
          <table:table-cell table:style-name="ce1" office:value-type="float" office:value="-36.909092" calcext:value-type="float">
            <text:p>-36,91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6.909092" calcext:value-type="float">
            <text:p>-36,91</text:p>
          </table:table-cell>
          <table:table-cell table:style-name="ce1" office:value-type="float" office:value="3.465893" calcext:value-type="float">
            <text:p>3,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rand0-20-25-25-50-2,dssp</text:p>
          </table:table-cell>
          <table:table-cell table:style-name="ce1" office:value-type="float" office:value="-36.856462" calcext:value-type="float">
            <text:p>-36,86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6.856462" calcext:value-type="float">
            <text:p>-36,86</text:p>
          </table:table-cell>
          <table:table-cell table:style-name="ce1" office:value-type="float" office:value="2.710798" calcext:value-type="float">
            <text:p>2,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rand0-20-25-25-50-3,dssp</text:p>
          </table:table-cell>
          <table:table-cell table:style-name="ce1" office:value-type="float" office:value="-36.797839" calcext:value-type="float">
            <text:p>-36,8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6.797839" calcext:value-type="float">
            <text:p>-36,8</text:p>
          </table:table-cell>
          <table:table-cell table:style-name="ce1" office:value-type="float" office:value="3.272412" calcext:value-type="float">
            <text:p>3,27</text:p>
          </table:table-cell>
          <table:table-cell table:style-name="ce4" table:number-columns-repeated="4"/>
          <table:table-cell table:number-columns-repeated="8"/>
          <table:table-cell table:style-name="ce2" table:number-columns-repeated="18"/>
          <table:table-cell table:number-columns-repeated="987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string" calcext:value-type="string">
            <text:p>rand0-20-25-25-50-4,dssp</text:p>
          </table:table-cell>
          <table:table-cell table:style-name="ce1" office:value-type="float" office:value="-36.66294" calcext:value-type="float">
            <text:p>-36,66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6.66294" calcext:value-type="float">
            <text:p>-36,66</text:p>
          </table:table-cell>
          <table:table-cell table:style-name="ce1" office:value-type="float" office:value="6.1499" calcext:value-type="float">
            <text:p>6,15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string" calcext:value-type="string">
            <text:p>rand0-20-25-25-50-5,dssp</text:p>
          </table:table-cell>
          <table:table-cell table:style-name="ce1" office:value-type="float" office:value="-36.738367" calcext:value-type="float">
            <text:p>-36,7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6.738367" calcext:value-type="float">
            <text:p>-36,74</text:p>
          </table:table-cell>
          <table:table-cell table:style-name="ce1" office:value-type="float" office:value="2.899844" calcext:value-type="float">
            <text:p>2,9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rand0-20-5-5-10-1,dssp</text:p>
          </table:table-cell>
          <table:table-cell table:style-name="ce1" office:value-type="float" office:value="-5.766667" calcext:value-type="float">
            <text:p>-5,77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5.766667" calcext:value-type="float">
            <text:p>-5,77</text:p>
          </table:table-cell>
          <table:table-cell table:style-name="ce1" office:value-type="float" office:value="0.018122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rand0-20-5-5-10-2,dssp</text:p>
          </table:table-cell>
          <table:table-cell table:style-name="ce1" office:value-type="float" office:value="-5.625" calcext:value-type="float">
            <text:p>-5,63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5.625" calcext:value-type="float">
            <text:p>-5,63</text:p>
          </table:table-cell>
          <table:table-cell table:style-name="ce1" office:value-type="float" office:value="0.022664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rand0-20-5-5-10-3,dssp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0.017032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rand0-20-5-5-10-4,dssp</text:p>
          </table:table-cell>
          <table:table-cell table:style-name="ce1" office:value-type="float" office:value="-4.5" calcext:value-type="float">
            <text:p>-4,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4.5" calcext:value-type="float">
            <text:p>-4,5</text:p>
          </table:table-cell>
          <table:table-cell table:style-name="ce1" office:value-type="float" office:value="0.017099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rand0-20-5-5-10-5,dssp</text:p>
          </table:table-cell>
          <table:table-cell table:style-name="ce1" office:value-type="float" office:value="-5.213115" calcext:value-type="float">
            <text:p>-5,21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5.213115" calcext:value-type="float">
            <text:p>-5,21</text:p>
          </table:table-cell>
          <table:table-cell table:style-name="ce1" office:value-type="float" office:value="0.020955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and0-2-10-10-20-1,dssp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0.040736" calcext:value-type="float">
            <text:p>0,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and0-2-10-10-20-2,dssp</text:p>
          </table:table-cell>
          <table:table-cell table:style-name="ce1" office:value-type="float" office:value="-8.625" calcext:value-type="float">
            <text:p>-8,63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8.625" calcext:value-type="float">
            <text:p>-8,63</text:p>
          </table:table-cell>
          <table:table-cell table:style-name="ce1" office:value-type="float" office:value="0.024682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and0-2-10-10-20-3,dssp</text:p>
          </table:table-cell>
          <table:table-cell table:style-name="ce1" office:value-type="float" office:value="-8.1" calcext:value-type="float">
            <text:p>-8,1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8.1" calcext:value-type="float">
            <text:p>-8,1</text:p>
          </table:table-cell>
          <table:table-cell table:style-name="ce1" office:value-type="float" office:value="0.02195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rand0-2-10-10-20-4,dssp</text:p>
          </table:table-cell>
          <table:table-cell table:style-name="ce1" office:value-type="float" office:value="-8.625" calcext:value-type="float">
            <text:p>-8,63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8.625" calcext:value-type="float">
            <text:p>-8,63</text:p>
          </table:table-cell>
          <table:table-cell table:style-name="ce1" office:value-type="float" office:value="0.019907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rand0-2-10-10-20-5,dssp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0.029481" calcext:value-type="float">
            <text:p>0,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rand0-2-15-15-30-1,dssp</text:p>
          </table:table-cell>
          <table:table-cell table:style-name="ce1" office:value-type="float" office:value="-11.588217" calcext:value-type="float">
            <text:p>-11,5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1.588217" calcext:value-type="float">
            <text:p>-11,59</text:p>
          </table:table-cell>
          <table:table-cell table:style-name="ce1" office:value-type="float" office:value="0.053779" calcext:value-type="float">
            <text:p>0,05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rand0-2-15-15-30-2,dssp</text:p>
          </table:table-cell>
          <table:table-cell table:style-name="ce1" office:value-type="float" office:value="-11.770937" calcext:value-type="float">
            <text:p>-11,77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1.770937" calcext:value-type="float">
            <text:p>-11,77</text:p>
          </table:table-cell>
          <table:table-cell table:style-name="ce1" office:value-type="float" office:value="0.085676" calcext:value-type="float">
            <text:p>0,09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rand0-2-15-15-30-3,dssp</text:p>
          </table:table-cell>
          <table:table-cell table:style-name="ce1" office:value-type="float" office:value="-11.703705" calcext:value-type="float">
            <text:p>-11,7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1.703705" calcext:value-type="float">
            <text:p>-11,7</text:p>
          </table:table-cell>
          <table:table-cell table:style-name="ce1" office:value-type="float" office:value="0.055618" calcext:value-type="float">
            <text:p>0,06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rand0-2-15-15-30-4,dssp</text:p>
          </table:table-cell>
          <table:table-cell table:style-name="ce1" office:value-type="float" office:value="-12.119403" calcext:value-type="float">
            <text:p>-12,12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2.119403" calcext:value-type="float">
            <text:p>-12,12</text:p>
          </table:table-cell>
          <table:table-cell table:style-name="ce1" office:value-type="float" office:value="0.066094" calcext:value-type="float">
            <text:p>0,07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rand0-2-15-15-30-5,dssp</text:p>
          </table:table-cell>
          <table:table-cell table:style-name="ce1" office:value-type="float" office:value="-11.850658" calcext:value-type="float">
            <text:p>-11,8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1.850658" calcext:value-type="float">
            <text:p>-11,85</text:p>
          </table:table-cell>
          <table:table-cell table:style-name="ce1" office:value-type="float" office:value="0.079131" calcext:value-type="float">
            <text:p>0,08</text:p>
          </table:table-cell>
          <table:table-cell table:style-name="ce4" table:number-columns-repeated="4"/>
          <table:table-cell table:number-columns-repeated="14"/>
          <table:table-cell table:style-name="ce2" table:number-columns-repeated="12"/>
          <table:table-cell table:number-columns-repeated="987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rand0-2-20-20-40-1,dssp</text:p>
          </table:table-cell>
          <table:table-cell table:style-name="ce1" office:value-type="float" office:value="-15.5" calcext:value-type="float">
            <text:p>-15,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5.5" calcext:value-type="float">
            <text:p>-15,5</text:p>
          </table:table-cell>
          <table:table-cell table:style-name="ce1" office:value-type="float" office:value="0.169815" calcext:value-type="float">
            <text:p>0,17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rand0-2-20-20-40-2,dssp</text:p>
          </table:table-cell>
          <table:table-cell table:style-name="ce1" office:value-type="float" office:value="-15.631135" calcext:value-type="float">
            <text:p>-15,63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5.631135" calcext:value-type="float">
            <text:p>-15,63</text:p>
          </table:table-cell>
          <table:table-cell table:style-name="ce1" office:value-type="float" office:value="0.155679" calcext:value-type="float">
            <text:p>0,16</text:p>
          </table:table-cell>
          <table:table-cell table:style-name="ce4" table:number-columns-repeated="4"/>
          <table:table-cell table:number-columns-repeated="8"/>
          <table:table-cell table:style-name="ce2" table:number-columns-repeated="18"/>
          <table:table-cell table:number-columns-repeated="987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and0-2-20-20-40-3,dssp</text:p>
          </table:table-cell>
          <table:table-cell table:style-name="ce1" office:value-type="float" office:value="-16.109044" calcext:value-type="float">
            <text:p>-16,11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6.109044" calcext:value-type="float">
            <text:p>-16,11</text:p>
          </table:table-cell>
          <table:table-cell table:style-name="ce1" office:value-type="float" office:value="0.159642" calcext:value-type="float">
            <text:p>0,16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rand0-2-20-20-40-4,dssp</text:p>
          </table:table-cell>
          <table:table-cell table:style-name="ce1" office:value-type="float" office:value="-17.05102" calcext:value-type="float">
            <text:p>-17,0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7.05102" calcext:value-type="float">
            <text:p>-17,05</text:p>
          </table:table-cell>
          <table:table-cell table:style-name="ce1" office:value-type="float" office:value="0.095445" calcext:value-type="float">
            <text:p>0,1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rand0-2-20-20-40-5,dssp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0.395295" calcext:value-type="float">
            <text:p>0,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rand0-2-25-25-50-1,dssp</text:p>
          </table:table-cell>
          <table:table-cell table:style-name="ce1" office:value-type="float" office:value="-19.5" calcext:value-type="float">
            <text:p>-19,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9.5" calcext:value-type="float">
            <text:p>-19,5</text:p>
          </table:table-cell>
          <table:table-cell table:style-name="ce1" office:value-type="float" office:value="0.335982" calcext:value-type="float">
            <text:p>0,34</text:p>
          </table:table-cell>
          <table:table-cell table:style-name="ce4" table:number-columns-repeated="4"/>
          <table:table-cell table:number-columns-repeated="14"/>
          <table:table-cell table:style-name="ce2" table:number-columns-repeated="12"/>
          <table:table-cell table:number-columns-repeated="987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rand0-2-25-25-50-2,dssp</text:p>
          </table:table-cell>
          <table:table-cell table:style-name="ce1" office:value-type="float" office:value="-21.505657" calcext:value-type="float">
            <text:p>-21,51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1.505657" calcext:value-type="float">
            <text:p>-21,51</text:p>
          </table:table-cell>
          <table:table-cell table:style-name="ce1" office:value-type="float" office:value="0.206205" calcext:value-type="float">
            <text:p>0,21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rand0-2-25-25-50-3,dssp</text:p>
          </table:table-cell>
          <table:table-cell table:style-name="ce1" office:value-type="float" office:value="-19.7743" calcext:value-type="float">
            <text:p>-19,77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9.7743" calcext:value-type="float">
            <text:p>-19,77</text:p>
          </table:table-cell>
          <table:table-cell table:style-name="ce1" office:value-type="float" office:value="0.220321" calcext:value-type="float">
            <text:p>0,22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rand0-2-25-25-50-4,dssp</text:p>
          </table:table-cell>
          <table:table-cell table:style-name="ce1" office:value-type="float" office:value="-22.188559" calcext:value-type="float">
            <text:p>-22,1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2.188559" calcext:value-type="float">
            <text:p>-22,19</text:p>
          </table:table-cell>
          <table:table-cell table:style-name="ce1" office:value-type="float" office:value="0.229269" calcext:value-type="float">
            <text:p>0,23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rand0-2-25-25-50-5,dssp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0.774004" calcext:value-type="float">
            <text:p>0,77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and0-2-5-5-10-1,dssp</text:p>
          </table:table-cell>
          <table:table-cell table:style-name="ce1" office:value-type="float" office:value="-3.5" calcext:value-type="float">
            <text:p>-3,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.5" calcext:value-type="float">
            <text:p>-3,5</text:p>
          </table:table-cell>
          <table:table-cell table:style-name="ce1" office:value-type="float" office:value="0.009529" calcext:value-type="float">
            <text:p>0,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and0-2-5-5-10-2,dssp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0.009674" calcext:value-type="float">
            <text:p>0,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and0-2-5-5-10-3,dssp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0.007873" calcext:value-type="float">
            <text:p>0,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and0-2-5-5-10-4,dssp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0.008197" calcext:value-type="float">
            <text:p>0,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nd0-2-5-5-10-5,dssp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0.009175" calcext:value-type="float">
            <text:p>0,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and0-4-10-10-20-1,dssp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0.050761" calcext:value-type="float">
            <text:p>0,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and0-4-10-10-20-2,dssp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0.331015" calcext:value-type="float">
            <text:p>0,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and0-4-10-10-20-3,dssp</text:p>
          </table:table-cell>
          <table:table-cell table:style-name="ce1" office:value-type="float" office:value="-12.891505" calcext:value-type="float">
            <text:p>-12,8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2.891505" calcext:value-type="float">
            <text:p>-12,89</text:p>
          </table:table-cell>
          <table:table-cell table:style-name="ce1" office:value-type="float" office:value="0.054173" calcext:value-type="float">
            <text:p>0,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and0-4-10-10-20-4,dssp</text:p>
          </table:table-cell>
          <table:table-cell table:style-name="ce1" office:value-type="float" office:value="-12.77459" calcext:value-type="float">
            <text:p>-12,77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2.77459" calcext:value-type="float">
            <text:p>-12,77</text:p>
          </table:table-cell>
          <table:table-cell table:style-name="ce1" office:value-type="float" office:value="0.040942" calcext:value-type="float">
            <text:p>0,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nd0-4-10-10-20-5,dssp</text:p>
          </table:table-cell>
          <table:table-cell table:style-name="ce1" office:value-type="float" office:value="-12.192874" calcext:value-type="float">
            <text:p>-12,1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2.192874" calcext:value-type="float">
            <text:p>-12,19</text:p>
          </table:table-cell>
          <table:table-cell table:style-name="ce1" office:value-type="float" office:value="0.275317" calcext:value-type="float">
            <text:p>0,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rand0-4-15-15-30-1,dssp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0.947522" calcext:value-type="float">
            <text:p>0,95</text:p>
          </table:table-cell>
          <table:table-cell table:style-name="ce4" table:number-columns-repeated="4"/>
          <table:table-cell table:number-columns-repeated="14"/>
          <table:table-cell table:style-name="ce2" table:number-columns-repeated="12"/>
          <table:table-cell table:number-columns-repeated="987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rand0-4-15-15-30-2,dssp</text:p>
          </table:table-cell>
          <table:table-cell table:style-name="ce1" office:value-type="float" office:value="-18.832932" calcext:value-type="float">
            <text:p>-18,83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8.832932" calcext:value-type="float">
            <text:p>-18,83</text:p>
          </table:table-cell>
          <table:table-cell table:style-name="ce1" office:value-type="float" office:value="0.315119" calcext:value-type="float">
            <text:p>0,32</text:p>
          </table:table-cell>
          <table:table-cell table:style-name="ce4" table:number-columns-repeated="4"/>
          <table:table-cell table:number-columns-repeated="11"/>
          <table:table-cell table:style-name="ce2" table:number-columns-repeated="15"/>
          <table:table-cell table:number-columns-repeated="987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rand0-4-15-15-30-3,dssp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1.124759" calcext:value-type="float">
            <text:p>1,12</text:p>
          </table:table-cell>
          <table:table-cell table:style-name="ce4" table:number-columns-repeated="4"/>
          <table:table-cell table:number-columns-repeated="8"/>
          <table:table-cell table:style-name="ce2" table:number-columns-repeated="18"/>
          <table:table-cell table:number-columns-repeated="987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and0-4-15-15-30-4,dssp</text:p>
          </table:table-cell>
          <table:table-cell table:style-name="ce1" office:value-type="float" office:value="-19.835091" calcext:value-type="float">
            <text:p>-19,8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19.835091" calcext:value-type="float">
            <text:p>-19,84</text:p>
          </table:table-cell>
          <table:table-cell table:style-name="ce1" office:value-type="float" office:value="0.112385" calcext:value-type="float">
            <text:p>0,11</text:p>
          </table:table-cell>
          <table:table-cell table:style-name="ce4" table:number-columns-repeated="4"/>
          <table:table-cell table:number-columns-repeated="5"/>
          <table:table-cell table:style-name="ce2" table:number-columns-repeated="21"/>
          <table:table-cell table:number-columns-repeated="987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and0-4-15-15-30-5,dssp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0.542888" calcext:value-type="float">
            <text:p>0,54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rand0-4-20-20-40-1,dssp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3.183677" calcext:value-type="float">
            <text:p>3,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and0-4-20-20-40-2,dssp</text:p>
          </table:table-cell>
          <table:table-cell table:style-name="ce1" office:value-type="float" office:value="-24.859753" calcext:value-type="float">
            <text:p>-24,86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4.859753" calcext:value-type="float">
            <text:p>-24,86</text:p>
          </table:table-cell>
          <table:table-cell table:style-name="ce1" office:value-type="float" office:value="0.228087" calcext:value-type="float">
            <text:p>0,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rand0-4-20-20-40-3,dssp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3.043124" calcext:value-type="float">
            <text:p>3,04</text:p>
          </table:table-cell>
          <table:table-cell table:style-name="ce4" table:number-columns-repeated="4"/>
          <table:table-cell table:number-columns-repeated="5"/>
          <table:table-cell table:style-name="ce2" table:number-columns-repeated="21"/>
          <table:table-cell table:number-columns-repeated="987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rand0-4-20-20-40-4,dssp</text:p>
          </table:table-cell>
          <table:table-cell table:style-name="ce1" office:value-type="float" office:value="-26.987794" calcext:value-type="float">
            <text:p>-26,9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6.987794" calcext:value-type="float">
            <text:p>-26,99</text:p>
          </table:table-cell>
          <table:table-cell table:style-name="ce1" office:value-type="float" office:value="0.213069" calcext:value-type="float">
            <text:p>0,21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rand0-4-20-20-40-5,dssp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1.777235" calcext:value-type="float">
            <text:p>1,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rand0-4-25-25-50-1,dssp</text:p>
          </table:table-cell>
          <table:table-cell table:style-name="ce1" office:value-type="float" office:value="-30.733564" calcext:value-type="float">
            <text:p>-30,73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0.733564" calcext:value-type="float">
            <text:p>-30,73</text:p>
          </table:table-cell>
          <table:table-cell table:style-name="ce1" office:value-type="float" office:value="0.757103" calcext:value-type="float">
            <text:p>0,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rand0-4-25-25-50-2,dssp</text:p>
          </table:table-cell>
          <table:table-cell table:style-name="ce1" office:value-type="float" office:value="-30.785013" calcext:value-type="float">
            <text:p>-30,7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0.785013" calcext:value-type="float">
            <text:p>-30,79</text:p>
          </table:table-cell>
          <table:table-cell table:style-name="ce1" office:value-type="float" office:value="0.509869" calcext:value-type="float">
            <text:p>0,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rand0-4-25-25-50-3,dssp</text:p>
          </table:table-cell>
          <table:table-cell table:style-name="ce1" office:value-type="float" office:value="-31.579226" calcext:value-type="float">
            <text:p>-31,58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1.579226" calcext:value-type="float">
            <text:p>-31,58</text:p>
          </table:table-cell>
          <table:table-cell table:style-name="ce1" office:value-type="float" office:value="0.377717" calcext:value-type="float">
            <text:p>0,38</text:p>
          </table:table-cell>
          <table:table-cell table:style-name="ce4" table:number-columns-repeated="4"/>
          <table:table-cell table:number-columns-repeated="5"/>
          <table:table-cell table:style-name="ce2" table:number-columns-repeated="21"/>
          <table:table-cell table:number-columns-repeated="987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rand0-4-25-25-50-4,dssp</text:p>
          </table:table-cell>
          <table:table-cell table:style-name="ce1" office:value-type="float" office:value="-32.937715" calcext:value-type="float">
            <text:p>-32,9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2.937715" calcext:value-type="float">
            <text:p>-32,94</text:p>
          </table:table-cell>
          <table:table-cell table:style-name="ce1" office:value-type="float" office:value="0.382119" calcext:value-type="float">
            <text:p>0,38</text:p>
          </table:table-cell>
          <table:table-cell table:style-name="ce3" table:number-columns-repeated="4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rand0-4-25-25-50-5,dssp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3.971903" calcext:value-type="float">
            <text:p>3,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and0-4-5-5-10-1,dssp</text:p>
          </table:table-cell>
          <table:table-cell table:style-name="ce1" office:value-type="float" office:value="-5.1875" calcext:value-type="float">
            <text:p>-5,1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5.1875" calcext:value-type="float">
            <text:p>-5,19</text:p>
          </table:table-cell>
          <table:table-cell table:style-name="ce1" office:value-type="float" office:value="0.020001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and0-4-5-5-10-2,dssp</text:p>
          </table:table-cell>
          <table:table-cell table:style-name="ce1" office:value-type="float" office:value="-4.888756" calcext:value-type="float">
            <text:p>-4,89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4.888756" calcext:value-type="float">
            <text:p>-4,89</text:p>
          </table:table-cell>
          <table:table-cell table:style-name="ce1" office:value-type="float" office:value="0.022264" calcext:value-type="float">
            <text:p>0,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and0-4-5-5-10-3,dssp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0.014642" calcext:value-type="float">
            <text:p>0,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and0-4-5-5-10-4,dssp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0.014554" calcext:value-type="float">
            <text:p>0,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and0-4-5-5-10-5,dssp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E+020" calcext:value-type="float">
            <text:p>1,00E+20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0.011319" calcext:value-type="float">
            <text:p>0,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INVALID</text:p>
          </table:table-cell>
          <table:table-cell table:style-name="ce3"/>
          <table:table-cell table:style-name="ce2" table:number-columns-repeated="26"/>
          <table:table-cell table:number-columns-repeated="987"/>
        </table:table-row>
        <table:table-row table:style-name="ro1" table:number-rows-repeated="954">
          <table:table-cell table:style-name="ce2" table:number-columns-repeated="37"/>
          <table:table-cell table:number-columns-repeated="987"/>
        </table:table-row>
        <table:table-row table:style-name="ro2" table:number-rows-repeated="1047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14" table:default-cell-style-name="Default"/>
        <table:table-column table:style-name="co15" table:number-columns-repeated="998" table:default-cell-style-name="Default"/>
        <table:table-row table:style-name="ro1">
          <table:table-cell table:style-name="ce5" office:value-type="string" calcext:value-type="string">
            <text:p>frac</text:p>
          </table:table-cell>
          <table:table-cell table:style-name="ce5" office:value-type="string" calcext:value-type="string">
            <text:p>inteiras</text:p>
          </table:table-cell>
          <table:table-cell table:style-name="ce5" office:value-type="string" calcext:value-type="string">
            <text:p>filename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ub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rand0-20-10-10-20-1,dssp</text:p>
          </table:table-cell>
          <table:table-cell table:style-name="ce3" office:value-type="float" office:value="-13.388822" calcext:value-type="float">
            <text:p>-13,3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388822" calcext:value-type="float">
            <text:p>-13,39</text:p>
          </table:table-cell>
          <table:table-cell table:style-name="ce3" office:value-type="float" office:value="0.355994" calcext:value-type="float">
            <text:p>0,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string" calcext:value-type="string">
            <text:p>rand0-20-10-10-20-2,dssp</text:p>
          </table:table-cell>
          <table:table-cell table:style-name="ce3" office:value-type="float" office:value="-13.262716" calcext:value-type="float">
            <text:p>-13,2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262716" calcext:value-type="float">
            <text:p>-13,26</text:p>
          </table:table-cell>
          <table:table-cell table:style-name="ce3" office:value-type="float" office:value="0.204741" calcext:value-type="float">
            <text:p>0,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rand0-20-10-10-20-3,dssp</text:p>
          </table:table-cell>
          <table:table-cell table:style-name="ce3" office:value-type="float" office:value="-13.25448" calcext:value-type="float">
            <text:p>-13,2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25448" calcext:value-type="float">
            <text:p>-13,25</text:p>
          </table:table-cell>
          <table:table-cell table:style-name="ce3" office:value-type="float" office:value="0.249573" calcext:value-type="float">
            <text:p>0,2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rand0-20-10-10-20-4,dssp</text:p>
          </table:table-cell>
          <table:table-cell table:style-name="ce3" office:value-type="float" office:value="-13.064452" calcext:value-type="float">
            <text:p>-13,0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064452" calcext:value-type="float">
            <text:p>-13,06</text:p>
          </table:table-cell>
          <table:table-cell table:style-name="ce3" office:value-type="float" office:value="0.235774" calcext:value-type="float">
            <text:p>0,2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rand0-20-10-10-20-5,dssp</text:p>
          </table:table-cell>
          <table:table-cell table:style-name="ce3" office:value-type="float" office:value="-13.100575" calcext:value-type="float">
            <text:p>-13,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100575" calcext:value-type="float">
            <text:p>-13,1</text:p>
          </table:table-cell>
          <table:table-cell table:style-name="ce3" office:value-type="float" office:value="0.224911" calcext:value-type="float">
            <text:p>0,2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rand0-20-15-15-30-1,dssp</text:p>
          </table:table-cell>
          <table:table-cell table:style-name="ce3" office:value-type="float" office:value="-21.303315" calcext:value-type="float">
            <text:p>-21,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1.303315" calcext:value-type="float">
            <text:p>-21,3</text:p>
          </table:table-cell>
          <table:table-cell table:style-name="ce3" office:value-type="float" office:value="0.44664" calcext:value-type="float">
            <text:p>0,4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rand0-20-15-15-30-2,dssp</text:p>
          </table:table-cell>
          <table:table-cell table:style-name="ce3" office:value-type="float" office:value="-21.091483" calcext:value-type="float">
            <text:p>-21,0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1.091483" calcext:value-type="float">
            <text:p>-21,09</text:p>
          </table:table-cell>
          <table:table-cell table:style-name="ce3" office:value-type="float" office:value="0.406187" calcext:value-type="float">
            <text:p>0,4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rand0-20-15-15-30-3,dssp</text:p>
          </table:table-cell>
          <table:table-cell table:style-name="ce3" office:value-type="float" office:value="-21.040029" calcext:value-type="float">
            <text:p>-21,0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1.040029" calcext:value-type="float">
            <text:p>-21,04</text:p>
          </table:table-cell>
          <table:table-cell table:style-name="ce3" office:value-type="float" office:value="0.389403" calcext:value-type="float">
            <text:p>0,3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string" calcext:value-type="string">
            <text:p>rand0-20-15-15-30-4,dssp</text:p>
          </table:table-cell>
          <table:table-cell table:style-name="ce3" office:value-type="float" office:value="-20.961825" calcext:value-type="float">
            <text:p>-20,9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0.961825" calcext:value-type="float">
            <text:p>-20,96</text:p>
          </table:table-cell>
          <table:table-cell table:style-name="ce3" office:value-type="float" office:value="0.318821" calcext:value-type="float">
            <text:p>0,3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string" calcext:value-type="string">
            <text:p>rand0-20-15-15-30-5,dssp</text:p>
          </table:table-cell>
          <table:table-cell table:style-name="ce3" office:value-type="float" office:value="-20.993994" calcext:value-type="float">
            <text:p>-20,9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0.993994" calcext:value-type="float">
            <text:p>-20,99</text:p>
          </table:table-cell>
          <table:table-cell table:style-name="ce3" office:value-type="float" office:value="0.882144" calcext:value-type="float">
            <text:p>0,8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string" calcext:value-type="string">
            <text:p>rand0-20-20-20-40-1,dssp</text:p>
          </table:table-cell>
          <table:table-cell table:style-name="ce3" office:value-type="float" office:value="-28.933294" calcext:value-type="float">
            <text:p>-28,9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933294" calcext:value-type="float">
            <text:p>-28,93</text:p>
          </table:table-cell>
          <table:table-cell table:style-name="ce3" office:value-type="float" office:value="4.703561" calcext:value-type="float">
            <text:p>4,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string" calcext:value-type="string">
            <text:p>rand0-20-20-20-40-2,dssp</text:p>
          </table:table-cell>
          <table:table-cell table:style-name="ce3" office:value-type="float" office:value="-28.978496" calcext:value-type="float">
            <text:p>-28,9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978496" calcext:value-type="float">
            <text:p>-28,98</text:p>
          </table:table-cell>
          <table:table-cell table:style-name="ce3" office:value-type="float" office:value="2.140871" calcext:value-type="float">
            <text:p>2,1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rand0-20-20-20-40-3,dssp</text:p>
          </table:table-cell>
          <table:table-cell table:style-name="ce3" office:value-type="float" office:value="-28.799948" calcext:value-type="float">
            <text:p>-28,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799948" calcext:value-type="float">
            <text:p>-28,8</text:p>
          </table:table-cell>
          <table:table-cell table:style-name="ce3" office:value-type="float" office:value="2.740195" calcext:value-type="float">
            <text:p>2,7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string" calcext:value-type="string">
            <text:p>rand0-20-20-20-40-4,dssp</text:p>
          </table:table-cell>
          <table:table-cell table:style-name="ce3" office:value-type="float" office:value="-28.850574" calcext:value-type="float">
            <text:p>-28,8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850574" calcext:value-type="float">
            <text:p>-28,85</text:p>
          </table:table-cell>
          <table:table-cell table:style-name="ce3" office:value-type="float" office:value="1.053563" calcext:value-type="float">
            <text:p>1,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string" calcext:value-type="string">
            <text:p>rand0-20-20-20-40-5,dssp</text:p>
          </table:table-cell>
          <table:table-cell table:style-name="ce3" office:value-type="float" office:value="-28.778357" calcext:value-type="float">
            <text:p>-28,7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778357" calcext:value-type="float">
            <text:p>-28,78</text:p>
          </table:table-cell>
          <table:table-cell table:style-name="ce3" office:value-type="float" office:value="1.126445" calcext:value-type="float">
            <text:p>1,1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string" calcext:value-type="string">
            <text:p>rand0-20-25-25-50-1,dssp</text:p>
          </table:table-cell>
          <table:table-cell table:style-name="ce3" office:value-type="float" office:value="-36.909092" calcext:value-type="float">
            <text:p>-36,9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909092" calcext:value-type="float">
            <text:p>-36,91</text:p>
          </table:table-cell>
          <table:table-cell table:style-name="ce3" office:value-type="float" office:value="3.465893" calcext:value-type="float">
            <text:p>3,4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string" calcext:value-type="string">
            <text:p>rand0-20-25-25-50-2,dssp</text:p>
          </table:table-cell>
          <table:table-cell table:style-name="ce3" office:value-type="float" office:value="-36.856462" calcext:value-type="float">
            <text:p>-36,8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856462" calcext:value-type="float">
            <text:p>-36,86</text:p>
          </table:table-cell>
          <table:table-cell table:style-name="ce3" office:value-type="float" office:value="2.710798" calcext:value-type="float">
            <text:p>2,7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string" calcext:value-type="string">
            <text:p>rand0-20-25-25-50-3,dssp</text:p>
          </table:table-cell>
          <table:table-cell table:style-name="ce3" office:value-type="float" office:value="-36.797839" calcext:value-type="float">
            <text:p>-36,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797839" calcext:value-type="float">
            <text:p>-36,8</text:p>
          </table:table-cell>
          <table:table-cell table:style-name="ce3" office:value-type="float" office:value="3.272412" calcext:value-type="float">
            <text:p>3,2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string" calcext:value-type="string">
            <text:p>rand0-20-25-25-50-4,dssp</text:p>
          </table:table-cell>
          <table:table-cell table:style-name="ce3" office:value-type="float" office:value="-36.66294" calcext:value-type="float">
            <text:p>-36,6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66294" calcext:value-type="float">
            <text:p>-36,66</text:p>
          </table:table-cell>
          <table:table-cell table:style-name="ce3" office:value-type="float" office:value="6.1499" calcext:value-type="float">
            <text:p>6,1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string" calcext:value-type="string">
            <text:p>rand0-20-25-25-50-5,dssp</text:p>
          </table:table-cell>
          <table:table-cell table:style-name="ce3" office:value-type="float" office:value="-36.738367" calcext:value-type="float">
            <text:p>-36,7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738367" calcext:value-type="float">
            <text:p>-36,74</text:p>
          </table:table-cell>
          <table:table-cell table:style-name="ce3" office:value-type="float" office:value="2.899844" calcext:value-type="float">
            <text:p>2,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rand0-20-5-5-10-1,dssp</text:p>
          </table:table-cell>
          <table:table-cell table:style-name="ce3" office:value-type="float" office:value="-5.766667" calcext:value-type="float">
            <text:p>-5,7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.766667" calcext:value-type="float">
            <text:p>-5,77</text:p>
          </table:table-cell>
          <table:table-cell table:style-name="ce3" office:value-type="float" office:value="0.018122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rand0-20-5-5-10-2,dssp</text:p>
          </table:table-cell>
          <table:table-cell table:style-name="ce3" office:value-type="float" office:value="-5.625" calcext:value-type="float">
            <text:p>-5,6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.625" calcext:value-type="float">
            <text:p>-5,63</text:p>
          </table:table-cell>
          <table:table-cell table:style-name="ce3" office:value-type="float" office:value="0.022664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rand0-20-5-5-10-3,dssp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0.017032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rand0-20-5-5-10-4,dssp</text:p>
          </table:table-cell>
          <table:table-cell table:style-name="ce3" office:value-type="float" office:value="-4.5" calcext:value-type="float">
            <text:p>-4,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.5" calcext:value-type="float">
            <text:p>-4,5</text:p>
          </table:table-cell>
          <table:table-cell table:style-name="ce3" office:value-type="float" office:value="0.017099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rand0-20-5-5-10-5,dssp</text:p>
          </table:table-cell>
          <table:table-cell table:style-name="ce3" office:value-type="float" office:value="-5.213115" calcext:value-type="float">
            <text:p>-5,2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.213115" calcext:value-type="float">
            <text:p>-5,21</text:p>
          </table:table-cell>
          <table:table-cell table:style-name="ce3" office:value-type="float" office:value="0.020955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rand0-2-10-10-20-1,dssp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0.040736" calcext:value-type="float">
            <text:p>0,0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rand0-2-10-10-20-2,dssp</text:p>
          </table:table-cell>
          <table:table-cell table:style-name="ce3" office:value-type="float" office:value="-8.625" calcext:value-type="float">
            <text:p>-8,6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8.625" calcext:value-type="float">
            <text:p>-8,63</text:p>
          </table:table-cell>
          <table:table-cell table:style-name="ce3" office:value-type="float" office:value="0.024682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rand0-2-10-10-20-3,dssp</text:p>
          </table:table-cell>
          <table:table-cell table:style-name="ce3" office:value-type="float" office:value="-8.1" calcext:value-type="float">
            <text:p>-8,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8.1" calcext:value-type="float">
            <text:p>-8,1</text:p>
          </table:table-cell>
          <table:table-cell table:style-name="ce3" office:value-type="float" office:value="0.02195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rand0-2-10-10-20-4,dssp</text:p>
          </table:table-cell>
          <table:table-cell table:style-name="ce3" office:value-type="float" office:value="-8.625" calcext:value-type="float">
            <text:p>-8,6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8.625" calcext:value-type="float">
            <text:p>-8,63</text:p>
          </table:table-cell>
          <table:table-cell table:style-name="ce3" office:value-type="float" office:value="0.019907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rand0-2-10-10-20-5,dssp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0.029481" calcext:value-type="float">
            <text:p>0,0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rand0-2-15-15-30-1,dssp</text:p>
          </table:table-cell>
          <table:table-cell table:style-name="ce3" office:value-type="float" office:value="-11.588217" calcext:value-type="float">
            <text:p>-11,5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1.588217" calcext:value-type="float">
            <text:p>-11,59</text:p>
          </table:table-cell>
          <table:table-cell table:style-name="ce3" office:value-type="float" office:value="0.053779" calcext:value-type="float">
            <text:p>0,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rand0-2-15-15-30-2,dssp</text:p>
          </table:table-cell>
          <table:table-cell table:style-name="ce3" office:value-type="float" office:value="-11.770937" calcext:value-type="float">
            <text:p>-11,7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1.770937" calcext:value-type="float">
            <text:p>-11,77</text:p>
          </table:table-cell>
          <table:table-cell table:style-name="ce3" office:value-type="float" office:value="0.085676" calcext:value-type="float">
            <text:p>0,0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rand0-2-15-15-30-3,dssp</text:p>
          </table:table-cell>
          <table:table-cell table:style-name="ce3" office:value-type="float" office:value="-11.703705" calcext:value-type="float">
            <text:p>-11,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1.703705" calcext:value-type="float">
            <text:p>-11,7</text:p>
          </table:table-cell>
          <table:table-cell table:style-name="ce3" office:value-type="float" office:value="0.055618" calcext:value-type="float">
            <text:p>0,0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rand0-2-15-15-30-4,dssp</text:p>
          </table:table-cell>
          <table:table-cell table:style-name="ce3" office:value-type="float" office:value="-12.119403" calcext:value-type="float">
            <text:p>-12,12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.119403" calcext:value-type="float">
            <text:p>-12,12</text:p>
          </table:table-cell>
          <table:table-cell table:style-name="ce3" office:value-type="float" office:value="0.066094" calcext:value-type="float">
            <text:p>0,0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rand0-2-15-15-30-5,dssp</text:p>
          </table:table-cell>
          <table:table-cell table:style-name="ce3" office:value-type="float" office:value="-11.850658" calcext:value-type="float">
            <text:p>-11,8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1.850658" calcext:value-type="float">
            <text:p>-11,85</text:p>
          </table:table-cell>
          <table:table-cell table:style-name="ce3" office:value-type="float" office:value="0.079131" calcext:value-type="float">
            <text:p>0,0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rand0-2-20-20-40-1,dssp</text:p>
          </table:table-cell>
          <table:table-cell table:style-name="ce3" office:value-type="float" office:value="-15.5" calcext:value-type="float">
            <text:p>-15,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5.5" calcext:value-type="float">
            <text:p>-15,5</text:p>
          </table:table-cell>
          <table:table-cell table:style-name="ce3" office:value-type="float" office:value="0.169815" calcext:value-type="float">
            <text:p>0,1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rand0-2-20-20-40-2,dssp</text:p>
          </table:table-cell>
          <table:table-cell table:style-name="ce3" office:value-type="float" office:value="-15.631135" calcext:value-type="float">
            <text:p>-15,6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5.631135" calcext:value-type="float">
            <text:p>-15,63</text:p>
          </table:table-cell>
          <table:table-cell table:style-name="ce3" office:value-type="float" office:value="0.155679" calcext:value-type="float">
            <text:p>0,1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rand0-2-20-20-40-3,dssp</text:p>
          </table:table-cell>
          <table:table-cell table:style-name="ce3" office:value-type="float" office:value="-16.109044" calcext:value-type="float">
            <text:p>-16,1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6.109044" calcext:value-type="float">
            <text:p>-16,11</text:p>
          </table:table-cell>
          <table:table-cell table:style-name="ce3" office:value-type="float" office:value="0.159642" calcext:value-type="float">
            <text:p>0,1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rand0-2-20-20-40-4,dssp</text:p>
          </table:table-cell>
          <table:table-cell table:style-name="ce3" office:value-type="float" office:value="-17.05102" calcext:value-type="float">
            <text:p>-17,0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7.05102" calcext:value-type="float">
            <text:p>-17,05</text:p>
          </table:table-cell>
          <table:table-cell table:style-name="ce3" office:value-type="float" office:value="0.095445" calcext:value-type="float">
            <text:p>0,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rand0-2-20-20-40-5,dssp</text:p>
          </table:table-cell>
          <table:table-cell table:style-name="ce3" office:value-type="float" office:value="-17" calcext:value-type="float">
            <text:p>-1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7" calcext:value-type="float">
            <text:p>-17</text:p>
          </table:table-cell>
          <table:table-cell table:style-name="ce3" office:value-type="float" office:value="0.395295" calcext:value-type="float">
            <text:p>0,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rand0-2-25-25-50-1,dssp</text:p>
          </table:table-cell>
          <table:table-cell table:style-name="ce3" office:value-type="float" office:value="-19.5" calcext:value-type="float">
            <text:p>-19,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9.5" calcext:value-type="float">
            <text:p>-19,5</text:p>
          </table:table-cell>
          <table:table-cell table:style-name="ce3" office:value-type="float" office:value="0.335982" calcext:value-type="float">
            <text:p>0,3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rand0-2-25-25-50-2,dssp</text:p>
          </table:table-cell>
          <table:table-cell table:style-name="ce3" office:value-type="float" office:value="-21.505657" calcext:value-type="float">
            <text:p>-21,5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1.505657" calcext:value-type="float">
            <text:p>-21,51</text:p>
          </table:table-cell>
          <table:table-cell table:style-name="ce3" office:value-type="float" office:value="0.206205" calcext:value-type="float">
            <text:p>0,2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rand0-2-25-25-50-3,dssp</text:p>
          </table:table-cell>
          <table:table-cell table:style-name="ce3" office:value-type="float" office:value="-19.7743" calcext:value-type="float">
            <text:p>-19,7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9.7743" calcext:value-type="float">
            <text:p>-19,77</text:p>
          </table:table-cell>
          <table:table-cell table:style-name="ce3" office:value-type="float" office:value="0.220321" calcext:value-type="float">
            <text:p>0,2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rand0-2-25-25-50-4,dssp</text:p>
          </table:table-cell>
          <table:table-cell table:style-name="ce3" office:value-type="float" office:value="-22.188559" calcext:value-type="float">
            <text:p>-22,1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2.188559" calcext:value-type="float">
            <text:p>-22,19</text:p>
          </table:table-cell>
          <table:table-cell table:style-name="ce3" office:value-type="float" office:value="0.229269" calcext:value-type="float">
            <text:p>0,2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rand0-2-25-25-50-5,dssp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0.774004" calcext:value-type="float">
            <text:p>0,7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and0-2-5-5-10-1,dssp</text:p>
          </table:table-cell>
          <table:table-cell table:style-name="ce3" office:value-type="float" office:value="-3.5" calcext:value-type="float">
            <text:p>-3,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.5" calcext:value-type="float">
            <text:p>-3,5</text:p>
          </table:table-cell>
          <table:table-cell table:style-name="ce3" office:value-type="float" office:value="0.009529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and0-2-5-5-10-2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09674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rand0-2-5-5-10-3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07873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and0-2-5-5-10-4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08197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and0-2-5-5-10-5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09175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rand0-4-10-10-20-1,dssp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0.050761" calcext:value-type="float">
            <text:p>0,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rand0-4-10-10-20-2,dssp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0.331015" calcext:value-type="float">
            <text:p>0,3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and0-4-10-10-20-3,dssp</text:p>
          </table:table-cell>
          <table:table-cell table:style-name="ce3" office:value-type="float" office:value="-12.891505" calcext:value-type="float">
            <text:p>-12,8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.891505" calcext:value-type="float">
            <text:p>-12,89</text:p>
          </table:table-cell>
          <table:table-cell table:style-name="ce3" office:value-type="float" office:value="0.054173" calcext:value-type="float">
            <text:p>0,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rand0-4-10-10-20-4,dssp</text:p>
          </table:table-cell>
          <table:table-cell table:style-name="ce3" office:value-type="float" office:value="-12.77459" calcext:value-type="float">
            <text:p>-12,7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.77459" calcext:value-type="float">
            <text:p>-12,77</text:p>
          </table:table-cell>
          <table:table-cell table:style-name="ce3" office:value-type="float" office:value="0.040942" calcext:value-type="float">
            <text:p>0,0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and0-4-10-10-20-5,dssp</text:p>
          </table:table-cell>
          <table:table-cell table:style-name="ce3" office:value-type="float" office:value="-12.192874" calcext:value-type="float">
            <text:p>-12,1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.192874" calcext:value-type="float">
            <text:p>-12,19</text:p>
          </table:table-cell>
          <table:table-cell table:style-name="ce3" office:value-type="float" office:value="0.275317" calcext:value-type="float">
            <text:p>0,2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rand0-4-15-15-30-1,dssp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0.947522" calcext:value-type="float">
            <text:p>0,9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rand0-4-15-15-30-2,dssp</text:p>
          </table:table-cell>
          <table:table-cell table:style-name="ce3" office:value-type="float" office:value="-18.832932" calcext:value-type="float">
            <text:p>-18,8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8.832932" calcext:value-type="float">
            <text:p>-18,83</text:p>
          </table:table-cell>
          <table:table-cell table:style-name="ce3" office:value-type="float" office:value="0.315119" calcext:value-type="float">
            <text:p>0,3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rand0-4-15-15-30-3,dssp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1.124759" calcext:value-type="float">
            <text:p>1,1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rand0-4-15-15-30-4,dssp</text:p>
          </table:table-cell>
          <table:table-cell table:style-name="ce3" office:value-type="float" office:value="-19.835091" calcext:value-type="float">
            <text:p>-19,8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9.835091" calcext:value-type="float">
            <text:p>-19,84</text:p>
          </table:table-cell>
          <table:table-cell table:style-name="ce3" office:value-type="float" office:value="0.112385" calcext:value-type="float">
            <text:p>0,1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rand0-4-15-15-30-5,dssp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0.542888" calcext:value-type="float">
            <text:p>0,5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rand0-4-20-20-40-1,dssp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float" office:value="3.183677" calcext:value-type="float">
            <text:p>3,1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rand0-4-20-20-40-2,dssp</text:p>
          </table:table-cell>
          <table:table-cell table:style-name="ce3" office:value-type="float" office:value="-24.859753" calcext:value-type="float">
            <text:p>-24,8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4.859753" calcext:value-type="float">
            <text:p>-24,86</text:p>
          </table:table-cell>
          <table:table-cell table:style-name="ce3" office:value-type="float" office:value="0.228087" calcext:value-type="float">
            <text:p>0,2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rand0-4-20-20-40-3,dssp</text:p>
          </table:table-cell>
          <table:table-cell table:style-name="ce3" office:value-type="float" office:value="-25" calcext:value-type="float">
            <text:p>-2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5" calcext:value-type="float">
            <text:p>-25</text:p>
          </table:table-cell>
          <table:table-cell table:style-name="ce3" office:value-type="float" office:value="3.043124" calcext:value-type="float">
            <text:p>3,0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rand0-4-20-20-40-4,dssp</text:p>
          </table:table-cell>
          <table:table-cell table:style-name="ce3" office:value-type="float" office:value="-26.987794" calcext:value-type="float">
            <text:p>-26,9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6.987794" calcext:value-type="float">
            <text:p>-26,99</text:p>
          </table:table-cell>
          <table:table-cell table:style-name="ce3" office:value-type="float" office:value="0.213069" calcext:value-type="float">
            <text:p>0,2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rand0-4-20-20-40-5,dssp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1.777235" calcext:value-type="float">
            <text:p>1,7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rand0-4-25-25-50-1,dssp</text:p>
          </table:table-cell>
          <table:table-cell table:style-name="ce3" office:value-type="float" office:value="-30.733564" calcext:value-type="float">
            <text:p>-30,7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0.733564" calcext:value-type="float">
            <text:p>-30,73</text:p>
          </table:table-cell>
          <table:table-cell table:style-name="ce3" office:value-type="float" office:value="0.757103" calcext:value-type="float">
            <text:p>0,7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rand0-4-25-25-50-2,dssp</text:p>
          </table:table-cell>
          <table:table-cell table:style-name="ce3" office:value-type="float" office:value="-30.785013" calcext:value-type="float">
            <text:p>-30,7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0.785013" calcext:value-type="float">
            <text:p>-30,79</text:p>
          </table:table-cell>
          <table:table-cell table:style-name="ce3" office:value-type="float" office:value="0.509869" calcext:value-type="float">
            <text:p>0,5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rand0-4-25-25-50-3,dssp</text:p>
          </table:table-cell>
          <table:table-cell table:style-name="ce3" office:value-type="float" office:value="-31.579226" calcext:value-type="float">
            <text:p>-31,5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1.579226" calcext:value-type="float">
            <text:p>-31,58</text:p>
          </table:table-cell>
          <table:table-cell table:style-name="ce3" office:value-type="float" office:value="0.377717" calcext:value-type="float">
            <text:p>0,3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rand0-4-25-25-50-4,dssp</text:p>
          </table:table-cell>
          <table:table-cell table:style-name="ce3" office:value-type="float" office:value="-32.937715" calcext:value-type="float">
            <text:p>-32,9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2.937715" calcext:value-type="float">
            <text:p>-32,94</text:p>
          </table:table-cell>
          <table:table-cell table:style-name="ce3" office:value-type="float" office:value="0.382119" calcext:value-type="float">
            <text:p>0,3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rand0-4-25-25-50-5,dssp</text:p>
          </table:table-cell>
          <table:table-cell table:style-name="ce3" office:value-type="float" office:value="-31" calcext:value-type="float">
            <text:p>-3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1" calcext:value-type="float">
            <text:p>-31</text:p>
          </table:table-cell>
          <table:table-cell table:style-name="ce3" office:value-type="float" office:value="3.971903" calcext:value-type="float">
            <text:p>3,9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rand0-4-5-5-10-1,dssp</text:p>
          </table:table-cell>
          <table:table-cell table:style-name="ce3" office:value-type="float" office:value="-5.1875" calcext:value-type="float">
            <text:p>-5,1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.1875" calcext:value-type="float">
            <text:p>-5,19</text:p>
          </table:table-cell>
          <table:table-cell table:style-name="ce3" office:value-type="float" office:value="0.020001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and0-4-5-5-10-2,dssp</text:p>
          </table:table-cell>
          <table:table-cell table:style-name="ce3" office:value-type="float" office:value="-4.888756" calcext:value-type="float">
            <text:p>-4,8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.888756" calcext:value-type="float">
            <text:p>-4,89</text:p>
          </table:table-cell>
          <table:table-cell table:style-name="ce3" office:value-type="float" office:value="0.022264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rand0-4-5-5-10-3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14642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rand0-4-5-5-10-4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14554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rand0-4-5-5-10-5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11319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 table:number-rows-repeated="848">
          <table:table-cell table:style-name="ce2" table:number-columns-repeated="26"/>
          <table:table-cell table:number-columns-repeated="998"/>
        </table:table-row>
        <table:table-row table:style-name="ro2" table:number-rows-repeated="10476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" table:style-name="ta1" table:print="false">
        <table:table-column table:style-name="co4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number-columns-repeated="5" table:default-cell-style-name="Default"/>
        <table:table-row table:style-name="ro3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4"/>
          <table:table-cell>
            <draw:frame table:end-cell-address="RA.Z23" table:end-x="0.2mm" table:end-y="1.06mm" draw:z-index="0" draw:name="Chart 2" draw:style-name="gr1" draw:text-style-name="P1" svg:width="188.69mm" svg:height="98.16mm" svg:x="137.27mm" svg:y="1.8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string" calcext:value-type="string">
            <text:p>rand0-20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5404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540458</text:p>
          </table:table-cell>
          <table:table-cell office:value-type="string" calcext:value-type="string">
            <text:p>0.000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8119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381193</text:p>
          </table:table-cell>
          <table:table-cell office:value-type="string" calcext:value-type="string">
            <text:p>0.000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8847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388473</text:p>
          </table:table-cell>
          <table:table-cell office:value-type="string" calcext:value-type="string">
            <text:p>0.000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0149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301492</text:p>
          </table:table-cell>
          <table:table-cell office:value-type="string" calcext:value-type="string">
            <text:p>0.000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26857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268571</text:p>
          </table:table-cell>
          <table:table-cell office:value-type="string" calcext:value-type="string">
            <text:p>0.000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4189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418942</text:p>
          </table:table-cell>
          <table:table-cell office:value-type="string" calcext:value-type="string">
            <text:p>0.000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11713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117137</text:p>
          </table:table-cell>
          <table:table-cell office:value-type="string" calcext:value-type="string">
            <text:p>0.00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06414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064146</text:p>
          </table:table-cell>
          <table:table-cell office:value-type="string" calcext:value-type="string">
            <text:p>0.00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9715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971548</text:p>
          </table:table-cell>
          <table:table-cell office:value-type="string" calcext:value-type="string">
            <text:p>0.000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04536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045366</text:p>
          </table:table-cell>
          <table:table-cell office:value-type="string" calcext:value-type="string">
            <text:p>0.000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97199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971994</text:p>
          </table:table-cell>
          <table:table-cell office:value-type="string" calcext:value-type="string">
            <text:p>0.000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98932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989327</text:p>
          </table:table-cell>
          <table:table-cell office:value-type="string" calcext:value-type="string">
            <text:p>0.000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80927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809278</text:p>
          </table:table-cell>
          <table:table-cell office:value-type="string" calcext:value-type="string">
            <text:p>0.000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8686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868668</text:p>
          </table:table-cell>
          <table:table-cell office:value-type="string" calcext:value-type="string">
            <text:p>0.000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7933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793357</text:p>
          </table:table-cell>
          <table:table-cell office:value-type="string" calcext:value-type="string">
            <text:p>0.000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9205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920534</text:p>
          </table:table-cell>
          <table:table-cell office:value-type="string" calcext:value-type="string">
            <text:p>0.00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8674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867408</text:p>
          </table:table-cell>
          <table:table-cell office:value-type="string" calcext:value-type="string">
            <text:p>0.000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80728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807286</text:p>
          </table:table-cell>
          <table:table-cell office:value-type="string" calcext:value-type="string">
            <text:p>0.00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66916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669164</text:p>
          </table:table-cell>
          <table:table-cell office:value-type="string" calcext:value-type="string">
            <text:p>0.00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74698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746987</text:p>
          </table:table-cell>
          <table:table-cell office:value-type="string" calcext:value-type="string">
            <text:p>0.00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.22222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.222222</text:p>
          </table:table-cell>
          <table:table-cell office:value-type="string" calcext:value-type="string">
            <text:p>0.000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.19904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.199041</text:p>
          </table:table-cell>
          <table:table-cell office:value-type="string" calcext:value-type="string">
            <text:p>0.000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7638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763889</text:p>
          </table:table-cell>
          <table:table-cell office:value-type="string" calcext:value-type="string">
            <text:p>0.000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8148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881481</text:p>
          </table:table-cell>
          <table:table-cell office:value-type="string" calcext:value-type="string">
            <text:p>0.000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0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9172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891720</text:p>
          </table:table-cell>
          <table:table-cell office:value-type="string" calcext:value-type="string">
            <text:p>0.000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0.000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800000</text:p>
          </table:table-cell>
          <table:table-cell office:value-type="string" calcext:value-type="string">
            <text:p>0.000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0.000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75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750000</text:p>
          </table:table-cell>
          <table:table-cell office:value-type="string" calcext:value-type="string">
            <text:p>0.000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23221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232218</text:p>
          </table:table-cell>
          <table:table-cell office:value-type="string" calcext:value-type="string">
            <text:p>0.00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1401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14011</text:p>
          </table:table-cell>
          <table:table-cell office:value-type="string" calcext:value-type="string">
            <text:p>0.000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0.00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0.000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18853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188538</text:p>
          </table:table-cell>
          <table:table-cell office:value-type="string" calcext:value-type="string">
            <text:p>0.00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1245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7.124568</text:p>
          </table:table-cell>
          <table:table-cell office:value-type="string" calcext:value-type="string">
            <text:p>0.000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15077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7.150778</text:p>
          </table:table-cell>
          <table:table-cell office:value-type="string" calcext:value-type="string">
            <text:p>0.000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0.000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7220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722048</text:p>
          </table:table-cell>
          <table:table-cell office:value-type="string" calcext:value-type="string">
            <text:p>0.000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0.000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2.2529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2.252908</text:p>
          </table:table-cell>
          <table:table-cell office:value-type="string" calcext:value-type="string">
            <text:p>0.000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0.00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0.000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0.000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0.000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0.000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2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0.000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4980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498080</text:p>
          </table:table-cell>
          <table:table-cell office:value-type="string" calcext:value-type="string">
            <text:p>0.000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9828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982857</text:p>
          </table:table-cell>
          <table:table-cell office:value-type="string" calcext:value-type="string">
            <text:p>0.000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378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37800</text:p>
          </table:table-cell>
          <table:table-cell office:value-type="string" calcext:value-type="string">
            <text:p>0.000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6431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643157</text:p>
          </table:table-cell>
          <table:table-cell office:value-type="string" calcext:value-type="string">
            <text:p>0.000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8.000000</text:p>
          </table:table-cell>
          <table:table-cell office:value-type="string" calcext:value-type="string">
            <text:p>0.000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89894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8.898940</text:p>
          </table:table-cell>
          <table:table-cell office:value-type="string" calcext:value-type="string">
            <text:p>0.000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.000000</text:p>
          </table:table-cell>
          <table:table-cell office:value-type="string" calcext:value-type="string">
            <text:p>0.000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88320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.883209</text:p>
          </table:table-cell>
          <table:table-cell office:value-type="string" calcext:value-type="string">
            <text:p>0.000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27283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272835</text:p>
          </table:table-cell>
          <table:table-cell office:value-type="string" calcext:value-type="string">
            <text:p>0.000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4.000000</text:p>
          </table:table-cell>
          <table:table-cell office:value-type="string" calcext:value-type="string">
            <text:p>0.000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4.89789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4.897893</text:p>
          </table:table-cell>
          <table:table-cell office:value-type="string" calcext:value-type="string">
            <text:p>0.00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5.000000</text:p>
          </table:table-cell>
          <table:table-cell office:value-type="string" calcext:value-type="string">
            <text:p>0.000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7.06424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7.064244</text:p>
          </table:table-cell>
          <table:table-cell office:value-type="string" calcext:value-type="string">
            <text:p>0.00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6.000000</text:p>
          </table:table-cell>
          <table:table-cell office:value-type="string" calcext:value-type="string">
            <text:p>0.000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.7890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.789005</text:p>
          </table:table-cell>
          <table:table-cell office:value-type="string" calcext:value-type="string">
            <text:p>0.000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.83803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.838039</text:p>
          </table:table-cell>
          <table:table-cell office:value-type="string" calcext:value-type="string">
            <text:p>0.000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.63317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1.633179</text:p>
          </table:table-cell>
          <table:table-cell office:value-type="string" calcext:value-type="string">
            <text:p>0.000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2.98244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2.982449</text:p>
          </table:table-cell>
          <table:table-cell office:value-type="string" calcext:value-type="string">
            <text:p>0.000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1.000000</text:p>
          </table:table-cell>
          <table:table-cell office:value-type="string" calcext:value-type="string">
            <text:p>0.000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4430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844303</text:p>
          </table:table-cell>
          <table:table-cell office:value-type="string" calcext:value-type="string">
            <text:p>0.000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5308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530823</text:p>
          </table:table-cell>
          <table:table-cell office:value-type="string" calcext:value-type="string">
            <text:p>0.000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rand0-4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</table:table>
      <table:table table:name="g2-onlyroot-sub-ra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3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rand0-20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3.540458" calcext:value-type="float">
            <text:p>-13,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540458" calcext:value-type="float">
            <text:p>-13,54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3.381193" calcext:value-type="float">
            <text:p>-13,3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381193" calcext:value-type="float">
            <text:p>-13,38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13.388473" calcext:value-type="float">
            <text:p>-13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388473" calcext:value-type="float">
            <text:p>-13,39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4.dssp</text:p>
          </table:table-cell>
          <table:table-cell office:value-type="float" office:value="1" calcext:value-type="float">
            <text:p>1</text:p>
          </table:table-cell>
          <table:table-cell office:value-type="float" office:value="-13.301492" calcext:value-type="float">
            <text:p>-1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301492" calcext:value-type="float">
            <text:p>-13,3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13.268571" calcext:value-type="float">
            <text:p>-13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268571" calcext:value-type="float">
            <text:p>-13,27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21.418942" calcext:value-type="float">
            <text:p>-2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418942" calcext:value-type="float">
            <text:p>-21,42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21.117137" calcext:value-type="float">
            <text:p>-21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117137" calcext:value-type="float">
            <text:p>-21,12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21.064146" calcext:value-type="float">
            <text:p>-21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064146" calcext:value-type="float">
            <text:p>-21,06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20.971548" calcext:value-type="float">
            <text:p>-20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.971548" calcext:value-type="float">
            <text:p>-20,97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21.045366" calcext:value-type="float">
            <text:p>-21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045366" calcext:value-type="float">
            <text:p>-21,05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28.971994" calcext:value-type="float">
            <text:p>-28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971994" calcext:value-type="float">
            <text:p>-28,97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28.989327" calcext:value-type="float">
            <text:p>-28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989327" calcext:value-type="float">
            <text:p>-28,99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28.809278" calcext:value-type="float">
            <text:p>-28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809278" calcext:value-type="float">
            <text:p>-28,81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28.868668" calcext:value-type="float">
            <text:p>-28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868668" calcext:value-type="float">
            <text:p>-28,87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28.793357" calcext:value-type="float">
            <text:p>-28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793357" calcext:value-type="float">
            <text:p>-28,79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36.920534" calcext:value-type="float">
            <text:p>-36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920534" calcext:value-type="float">
            <text:p>-36,92</text:p>
          </table:table-cell>
          <table:table-cell office:value-type="float" office:value="0.00005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36.867408" calcext:value-type="float">
            <text:p>-36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867408" calcext:value-type="float">
            <text:p>-36,87</text:p>
          </table:table-cell>
          <table:table-cell office:value-type="float" office:value="0.00005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36.807286" calcext:value-type="float">
            <text:p>-36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807286" calcext:value-type="float">
            <text:p>-36,81</text:p>
          </table:table-cell>
          <table:table-cell office:value-type="float" office:value="0.00005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36.669164" calcext:value-type="float">
            <text:p>-3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669164" calcext:value-type="float">
            <text:p>-36,67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36.746987" calcext:value-type="float">
            <text:p>-36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746987" calcext:value-type="float">
            <text:p>-36,75</text:p>
          </table:table-cell>
          <table:table-cell office:value-type="float" office:value="0.00005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1.dssp</text:p>
          </table:table-cell>
          <table:table-cell office:value-type="float" office:value="1" calcext:value-type="float">
            <text:p>1</text:p>
          </table:table-cell>
          <table:table-cell office:value-type="float" office:value="-6.222222" calcext:value-type="float">
            <text:p>-6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.222222" calcext:value-type="float">
            <text:p>-6,22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6.199041" calcext:value-type="float">
            <text:p>-6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.199041" calcext:value-type="float">
            <text:p>-6,2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3.dssp</text:p>
          </table:table-cell>
          <table:table-cell office:value-type="float" office:value="1" calcext:value-type="float">
            <text:p>1</text:p>
          </table:table-cell>
          <table:table-cell office:value-type="float" office:value="-5.763889" calcext:value-type="float">
            <text:p>-5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763889" calcext:value-type="float">
            <text:p>-5,76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4.dssp</text:p>
          </table:table-cell>
          <table:table-cell office:value-type="float" office:value="1" calcext:value-type="float">
            <text:p>1</text:p>
          </table:table-cell>
          <table:table-cell office:value-type="float" office:value="-5.881481" calcext:value-type="float">
            <text:p>-5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881481" calcext:value-type="float">
            <text:p>-5,88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-5.89172" calcext:value-type="float">
            <text:p>-5,8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89172" calcext:value-type="float">
            <text:p>-5,89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" calcext:value-type="float">
            <text:p>-8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8.8" calcext:value-type="float">
            <text:p>-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8" calcext:value-type="float">
            <text:p>-8,8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" calcext:value-type="float">
            <text:p>-8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4.dssp</text:p>
          </table:table-cell>
          <table:table-cell office:value-type="float" office:value="1" calcext:value-type="float">
            <text:p>1</text:p>
          </table:table-cell>
          <table:table-cell office:value-type="float" office:value="-8.75" calcext:value-type="float">
            <text:p>-8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75" calcext:value-type="float">
            <text:p>-8,75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12.232218" calcext:value-type="float">
            <text:p>-12,2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232218" calcext:value-type="float">
            <text:p>-12,23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12.014011" calcext:value-type="float">
            <text:p>-12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014011" calcext:value-type="float">
            <text:p>-12,0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" calcext:value-type="float">
            <text:p>-16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" calcext:value-type="float">
            <text:p>-16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16.188538" calcext:value-type="float">
            <text:p>-16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188538" calcext:value-type="float">
            <text:p>-16,19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17.124568" calcext:value-type="float">
            <text:p>-17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.124568" calcext:value-type="float">
            <text:p>-17,12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17.150778" calcext:value-type="float">
            <text:p>-17,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.150778" calcext:value-type="float">
            <text:p>-17,15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" calcext:value-type="float">
            <text:p>-20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21.722048" calcext:value-type="float">
            <text:p>-21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722048" calcext:value-type="float">
            <text:p>-21,72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" calcext:value-type="float">
            <text:p>-20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22.252908" calcext:value-type="float">
            <text:p>-22,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2.252908" calcext:value-type="float">
            <text:p>-22,25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" calcext:value-type="float">
            <text:p>-20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1.dssp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3.dssp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4.dssp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" calcext:value-type="float">
            <text:p>-5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.49808" calcext:value-type="float">
            <text:p>-12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49808" calcext:value-type="float">
            <text:p>-12,5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12.982857" calcext:value-type="float">
            <text:p>-12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982857" calcext:value-type="float">
            <text:p>-12,98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4.dssp</text:p>
          </table:table-cell>
          <table:table-cell office:value-type="float" office:value="1" calcext:value-type="float">
            <text:p>1</text:p>
          </table:table-cell>
          <table:table-cell office:value-type="float" office:value="-12.8378" calcext:value-type="float">
            <text:p>-1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378" calcext:value-type="float">
            <text:p>-12,84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12.643157" calcext:value-type="float">
            <text:p>-1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643157" calcext:value-type="float">
            <text:p>-12,64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" calcext:value-type="float">
            <text:p>-18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18.89894" calcext:value-type="float">
            <text:p>-18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.89894" calcext:value-type="float">
            <text:p>-18,9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" calcext:value-type="float">
            <text:p>-19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19.883209" calcext:value-type="float">
            <text:p>-19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.883209" calcext:value-type="float">
            <text:p>-19,88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20.272835" calcext:value-type="float">
            <text:p>-20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.272835" calcext:value-type="float">
            <text:p>-20,27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" calcext:value-type="float">
            <text:p>-24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24.897893" calcext:value-type="float">
            <text:p>-24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897893" calcext:value-type="float">
            <text:p>-24,9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" calcext:value-type="float">
            <text:p>-25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27.064244" calcext:value-type="float">
            <text:p>-27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7.064244" calcext:value-type="float">
            <text:p>-27,06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" calcext:value-type="float">
            <text:p>-26</text:p>
          </table:table-cell>
          <table:table-cell office:value-type="float" office:value="0.00002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30.789005" calcext:value-type="float">
            <text:p>-30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789005" calcext:value-type="float">
            <text:p>-30,79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30.838039" calcext:value-type="float">
            <text:p>-30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838039" calcext:value-type="float">
            <text:p>-30,84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31.633179" calcext:value-type="float">
            <text:p>-31,6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.633179" calcext:value-type="float">
            <text:p>-31,63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32.982449" calcext:value-type="float">
            <text:p>-32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2.982449" calcext:value-type="float">
            <text:p>-32,98</text:p>
          </table:table-cell>
          <table:table-cell office:value-type="float" office:value="0.00004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" calcext:value-type="float">
            <text:p>-31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1.dssp</text:p>
          </table:table-cell>
          <table:table-cell office:value-type="float" office:value="1" calcext:value-type="float">
            <text:p>1</text:p>
          </table:table-cell>
          <table:table-cell office:value-type="float" office:value="-5.844303" calcext:value-type="float">
            <text:p>-5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844303" calcext:value-type="float">
            <text:p>-5,84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530823" calcext:value-type="float">
            <text:p>-5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530823" calcext:value-type="float">
            <text:p>-5,5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3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4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</table:table>
      <table:table table:name="VNS" table:style-name="ta1">
        <table:table-column table:style-name="co4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63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0" table:default-cell-style-name="Default"/>
        <table:table-column table:style-name="co61" table:default-cell-style-name="Default"/>
        <table:table-row table:style-name="ro3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rand0-20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5404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540458</text:p>
          </table:table-cell>
          <table:table-cell office:value-type="string" calcext:value-type="string">
            <text:p>300.0000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8119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381193</text:p>
          </table:table-cell>
          <table:table-cell office:value-type="string" calcext:value-type="string">
            <text:p>300.000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8847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388473</text:p>
          </table:table-cell>
          <table:table-cell office:value-type="string" calcext:value-type="string">
            <text:p>300.000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0149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301492</text:p>
          </table:table-cell>
          <table:table-cell office:value-type="string" calcext:value-type="string">
            <text:p>300.0000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26857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268571</text:p>
          </table:table-cell>
          <table:table-cell office:value-type="string" calcext:value-type="string">
            <text:p>300.0001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4189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418942</text:p>
          </table:table-cell>
          <table:table-cell office:value-type="string" calcext:value-type="string">
            <text:p>300.0001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11713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117137</text:p>
          </table:table-cell>
          <table:table-cell office:value-type="string" calcext:value-type="string">
            <text:p>300.000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06414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064146</text:p>
          </table:table-cell>
          <table:table-cell office:value-type="string" calcext:value-type="string">
            <text:p>300.000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9715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971548</text:p>
          </table:table-cell>
          <table:table-cell office:value-type="string" calcext:value-type="string">
            <text:p>300.000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04536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045366</text:p>
          </table:table-cell>
          <table:table-cell office:value-type="string" calcext:value-type="string">
            <text:p>300.000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97199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971994</text:p>
          </table:table-cell>
          <table:table-cell office:value-type="string" calcext:value-type="string">
            <text:p>300.0002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98932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989327</text:p>
          </table:table-cell>
          <table:table-cell office:value-type="string" calcext:value-type="string">
            <text:p>300.0001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80927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809278</text:p>
          </table:table-cell>
          <table:table-cell office:value-type="string" calcext:value-type="string">
            <text:p>300.0002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8686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868668</text:p>
          </table:table-cell>
          <table:table-cell office:value-type="string" calcext:value-type="string">
            <text:p>300.000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7933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793357</text:p>
          </table:table-cell>
          <table:table-cell office:value-type="string" calcext:value-type="string">
            <text:p>300.0001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9205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920534</text:p>
          </table:table-cell>
          <table:table-cell office:value-type="string" calcext:value-type="string">
            <text:p>300.0004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8674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867408</text:p>
          </table:table-cell>
          <table:table-cell office:value-type="string" calcext:value-type="string">
            <text:p>300.0003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80728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807286</text:p>
          </table:table-cell>
          <table:table-cell office:value-type="string" calcext:value-type="string">
            <text:p>300.000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66916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669164</text:p>
          </table:table-cell>
          <table:table-cell office:value-type="string" calcext:value-type="string">
            <text:p>300.0003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74698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746987</text:p>
          </table:table-cell>
          <table:table-cell office:value-type="string" calcext:value-type="string">
            <text:p>300.0002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.22222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.222222</text:p>
          </table:table-cell>
          <table:table-cell office:value-type="string" calcext:value-type="string">
            <text:p>300.00008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.19904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.199041</text:p>
          </table:table-cell>
          <table:table-cell office:value-type="string" calcext:value-type="string">
            <text:p>300.00008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7638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763889</text:p>
          </table:table-cell>
          <table:table-cell office:value-type="string" calcext:value-type="string">
            <text:p>300.0000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8148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881481</text:p>
          </table:table-cell>
          <table:table-cell office:value-type="string" calcext:value-type="string">
            <text:p>300.00009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9172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891720</text:p>
          </table:table-cell>
          <table:table-cell office:value-type="string" calcext:value-type="string">
            <text:p>300.00006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300.0000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800000</text:p>
          </table:table-cell>
          <table:table-cell office:value-type="string" calcext:value-type="string">
            <text:p>300.0001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300.000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75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750000</text:p>
          </table:table-cell>
          <table:table-cell office:value-type="string" calcext:value-type="string">
            <text:p>300.0000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1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1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1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23221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232218</text:p>
          </table:table-cell>
          <table:table-cell office:value-type="string" calcext:value-type="string">
            <text:p>300.0001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1401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14011</text:p>
          </table:table-cell>
          <table:table-cell office:value-type="string" calcext:value-type="string">
            <text:p>300.0002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300.0004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300.0001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18853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188538</text:p>
          </table:table-cell>
          <table:table-cell office:value-type="string" calcext:value-type="string">
            <text:p>300.0004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1245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7.124568</text:p>
          </table:table-cell>
          <table:table-cell office:value-type="string" calcext:value-type="string">
            <text:p>300.0003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15077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7.150778</text:p>
          </table:table-cell>
          <table:table-cell office:value-type="string" calcext:value-type="string">
            <text:p>300.0001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300.0005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7220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722048</text:p>
          </table:table-cell>
          <table:table-cell office:value-type="string" calcext:value-type="string">
            <text:p>300.0005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300.00049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2.2529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2.252908</text:p>
          </table:table-cell>
          <table:table-cell office:value-type="string" calcext:value-type="string">
            <text:p>300.0005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300.0005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300.0000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300.0000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300.000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300.0000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300.0000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4980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498080</text:p>
          </table:table-cell>
          <table:table-cell office:value-type="string" calcext:value-type="string">
            <text:p>300.0001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9828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982857</text:p>
          </table:table-cell>
          <table:table-cell office:value-type="string" calcext:value-type="string">
            <text:p>300.0000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378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37800</text:p>
          </table:table-cell>
          <table:table-cell office:value-type="string" calcext:value-type="string">
            <text:p>300.0000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6431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643157</text:p>
          </table:table-cell>
          <table:table-cell office:value-type="string" calcext:value-type="string">
            <text:p>300.0000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8.000000</text:p>
          </table:table-cell>
          <table:table-cell office:value-type="string" calcext:value-type="string">
            <text:p>300.000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89894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8.898940</text:p>
          </table:table-cell>
          <table:table-cell office:value-type="string" calcext:value-type="string">
            <text:p>300.0002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.000000</text:p>
          </table:table-cell>
          <table:table-cell office:value-type="string" calcext:value-type="string">
            <text:p>300.000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88320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.883209</text:p>
          </table:table-cell>
          <table:table-cell office:value-type="string" calcext:value-type="string">
            <text:p>300.0001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27283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272835</text:p>
          </table:table-cell>
          <table:table-cell office:value-type="string" calcext:value-type="string">
            <text:p>300.000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4.000000</text:p>
          </table:table-cell>
          <table:table-cell office:value-type="string" calcext:value-type="string">
            <text:p>300.0002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4.89789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4.897893</text:p>
          </table:table-cell>
          <table:table-cell office:value-type="string" calcext:value-type="string">
            <text:p>300.0003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5.000000</text:p>
          </table:table-cell>
          <table:table-cell office:value-type="string" calcext:value-type="string">
            <text:p>300.0002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7.06424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7.064244</text:p>
          </table:table-cell>
          <table:table-cell office:value-type="string" calcext:value-type="string">
            <text:p>300.0003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6.000000</text:p>
          </table:table-cell>
          <table:table-cell office:value-type="string" calcext:value-type="string">
            <text:p>300.0002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.7890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.789005</text:p>
          </table:table-cell>
          <table:table-cell office:value-type="string" calcext:value-type="string">
            <text:p>300.0001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.83803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.838039</text:p>
          </table:table-cell>
          <table:table-cell office:value-type="string" calcext:value-type="string">
            <text:p>300.0004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.63317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1.633179</text:p>
          </table:table-cell>
          <table:table-cell office:value-type="string" calcext:value-type="string">
            <text:p>300.0004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2.98244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2.982449</text:p>
          </table:table-cell>
          <table:table-cell office:value-type="string" calcext:value-type="string">
            <text:p>300.0004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1.000000</text:p>
          </table:table-cell>
          <table:table-cell office:value-type="string" calcext:value-type="string">
            <text:p>300.0006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4430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844303</text:p>
          </table:table-cell>
          <table:table-cell office:value-type="string" calcext:value-type="string">
            <text:p>300.00007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5308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530823</text:p>
          </table:table-cell>
          <table:table-cell office:value-type="string" calcext:value-type="string">
            <text:p>300.000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0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0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0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BCPA" table:style-name="ta1">
        <table:table-column table:style-name="co48" table:default-cell-style-name="Default"/>
        <table:table-column table:style-name="co49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1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45" table:default-cell-style-name="Default"/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0.02480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0.02729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0.02357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7198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10-10-20-5,dssp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" calcext:value-type="float">
            <text:p>-1,9</text:p>
          </table:table-cell>
          <table:table-cell office:value-type="float" office:value="0.024469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0.06275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0.05470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2.92906" calcext:value-type="float">
            <text:p>-2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2906" calcext:value-type="float">
            <text:p>-2,93</text:p>
          </table:table-cell>
          <table:table-cell office:value-type="float" office:value="0.051046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0.03734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0.04528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and0-20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0.0832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3.77232" calcext:value-type="float">
            <text:p>-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7232" calcext:value-type="float">
            <text:p>-3,77</text:p>
          </table:table-cell>
          <table:table-cell office:value-type="float" office:value="0.0842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0.05588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0.076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0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0.05163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and0-20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0.132667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0.155522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0.166168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0.133476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3.20552" calcext:value-type="float">
            <text:p>-3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0552" calcext:value-type="float">
            <text:p>-3,21</text:p>
          </table:table-cell>
          <table:table-cell office:value-type="float" office:value="0.087784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C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0-20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31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0-20-5-5-1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299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366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0-20-5-5-10-4,dssp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" calcext:value-type="float">
            <text:p>-1,5</text:p>
          </table:table-cell>
          <table:table-cell office:value-type="float" office:value="0.01286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0-5-5-10-5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320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178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14445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0.01871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4,dssp</text:p>
          </table:table-cell>
          <table:table-cell office:value-type="float" office:value="1" calcext:value-type="float">
            <text:p>1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0.01568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C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0-2-10-10-20-5,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13126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0.056017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0.02817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0.04920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28238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0.030741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1.69735" calcext:value-type="float">
            <text:p>-1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9735" calcext:value-type="float">
            <text:p>-1,7</text:p>
          </table:table-cell>
          <table:table-cell office:value-type="float" office:value="0.099825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1.795057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795057" calcext:value-type="float">
            <text:p>-1,8</text:p>
          </table:table-cell>
          <table:table-cell office:value-type="float" office:value="0.07899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1.13269" calcext:value-type="float">
            <text:p>-1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269" calcext:value-type="float">
            <text:p>-1,13</text:p>
          </table:table-cell>
          <table:table-cell office:value-type="float" office:value="0.105296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0.07555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0.05254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0.249001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1.801292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01292" calcext:value-type="float">
            <text:p>-1,8</text:p>
          </table:table-cell>
          <table:table-cell office:value-type="float" office:value="0.189874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0.198021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1.404154" calcext:value-type="float">
            <text:p>-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04154" calcext:value-type="float">
            <text:p>-1,4</text:p>
          </table:table-cell>
          <table:table-cell office:value-type="float" office:value="0.12096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0.170709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0139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-5-5-10-2,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1058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5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5,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10515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0.022776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0.02293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0.02070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293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5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1746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2.71901" calcext:value-type="float">
            <text:p>-2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901" calcext:value-type="float">
            <text:p>-2,72</text:p>
          </table:table-cell>
          <table:table-cell office:value-type="float" office:value="0.061642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0.057719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0.03224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0.03628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0.02526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4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0.071869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3.499769" calcext:value-type="float">
            <text:p>-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99769" calcext:value-type="float">
            <text:p>-3,5</text:p>
          </table:table-cell>
          <table:table-cell office:value-type="float" office:value="0.11508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0.101029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0.06936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2.104613" calcext:value-type="float">
            <text:p>-2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04613" calcext:value-type="float">
            <text:p>-2,1</text:p>
          </table:table-cell>
          <table:table-cell office:value-type="float" office:value="0.04530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4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0.235267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0.202118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0.158191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0.097365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0.08459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string" calcext:value-type="string">
            <text:p>rand0-4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336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5-5-10-2,dssp</text:p>
          </table:table-cell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" calcext:value-type="float">
            <text:p>-1,6</text:p>
          </table:table-cell>
          <table:table-cell office:value-type="float" office:value="0.010968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string" calcext:value-type="string">
            <text:p>rand0-4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4-5-5-1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37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4-5-5-10-5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100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</table:table>
      <table:table table:name="Resumo" table:style-name="ta1">
        <table:table-column table:style-name="co65" table:default-cell-style-name="Default"/>
        <table:table-column table:style-name="co62" table:number-columns-repeated="6" table:default-cell-style-name="Default"/>
        <table:table-column table:style-name="co62" table:default-cell-style-name="ce11"/>
        <table:table-column table:style-name="co62" table:default-cell-style-name="Default"/>
        <table:table-column table:style-name="co62" table:default-cell-style-name="ce11"/>
        <table:table-column table:style-name="co62" table:default-cell-style-name="Default"/>
        <table:table-column table:style-name="co62" table:default-cell-style-name="ce12"/>
        <table:table-column table:style-name="co62" table:number-columns-repeated="2" table:default-cell-style-name="Default"/>
        <table:table-column table:style-name="co66" table:default-cell-style-name="Default"/>
        <table:table-column table:style-name="co62" table:number-columns-repeated="5" table:default-cell-style-name="Default"/>
        <table:table-row table:style-name="ro3">
          <table:table-cell table:formula="of:=[Global.C1]" office:value-type="string" office:string-value="filename" calcext:value-type="string">
            <text:p>filename</text:p>
          </table:table-cell>
          <table:table-cell table:formula="of:=[Global.D1]" office:value-type="string" office:string-value="lb" calcext:value-type="string">
            <text:p>lb</text:p>
          </table:table-cell>
          <table:table-cell table:formula="of:=[Global.E1]" office:value-type="string" office:string-value="ub" calcext:value-type="string">
            <text:p>ub</text:p>
          </table:table-cell>
          <table:table-cell table:formula="of:=[Global.F1]" office:value-type="string" office:string-value="root" calcext:value-type="string">
            <text:p>root</text:p>
          </table:table-cell>
          <table:table-cell table:formula="of:=[Global.G1]" office:value-type="string" office:string-value="time" calcext:value-type="string">
            <text:p>ti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 table:style-name="Default" office:value-type="string" calcext:value-type="string">
            <text:p>DIST Root</text:p>
          </table:table-cell>
          <table:table-cell office:value-type="string" calcext:value-type="string">
            <text:p>DIST RA</text:p>
          </table:table-cell>
          <table:table-cell table:style-name="Default" office:value-type="string" calcext:value-type="string">
            <text:p>DIST VNS</text:p>
          </table:table-cell>
          <table:table-cell/>
          <table:table-cell table:style-name="Default" office:value-type="string" calcext:value-type="string">
            <text:p>Melh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Venceu # vezes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</table:table-row>
        <table:table-row table:style-name="ro3">
          <table:table-cell table:formula="of:=[Global.C2]" office:value-type="string" office:string-value="rand0-20-10-10-20-1,dssp" calcext:value-type="string">
            <text:p>rand0-20-10-10-20-1,dssp</text:p>
          </table:table-cell>
          <table:table-cell table:formula="of:=[Global.D2]" office:value-type="float" office:value="-13.388822" calcext:value-type="float">
            <text:p>-13,39</text:p>
          </table:table-cell>
          <table:table-cell table:formula="of:=[Global.E2]" office:value-type="float" office:value="1E+020" calcext:value-type="float">
            <text:p>1,00E+20</text:p>
          </table:table-cell>
          <table:table-cell table:formula="of:=[Global.F2]" office:value-type="float" office:value="-13.388822" calcext:value-type="float">
            <text:p>-13,39</text:p>
          </table:table-cell>
          <table:table-cell table:formula="of:=[Global.G2]" office:value-type="float" office:value="0.355994" calcext:value-type="float">
            <text:p>0,36</text:p>
          </table:table-cell>
          <table:table-cell table:formula="of:=[RA.I2]" office:value-type="float" office:value="0" calcext:value-type="float">
            <text:p>0</text:p>
          </table:table-cell>
          <table:table-cell table:formula="of:=[VNS.H2]" office:value-type="float" office:value="0" calcext:value-type="float">
            <text:p>0</text:p>
          </table:table-cell>
          <table:table-cell table:formula="of:=IF([.D2]&lt;0; IF([.D2]&lt;0; [.F2]-[.D2]; [.F2]+[.D2]); IF([.D2]&lt;0; [.F2]-[.D2]; [.F2]+[.D2]))" office:value-type="float" office:value="13.388822" calcext:value-type="float">
            <text:p>13,39</text:p>
          </table:table-cell>
          <table:table-cell table:formula="of:=IF([.F2]&lt;0; IF([.B2]&lt;0; [.F2]-[.B2]; [.F2]+[.B2]); IF([.B2]&lt;0; [.F2]-[.B2]; [.F2]+[.B2]))" office:value-type="float" office:value="13.388822" calcext:value-type="float">
            <text:p>13,39</text:p>
          </table:table-cell>
          <table:table-cell table:formula="of:=IF([.G2]&lt;0; IF([.B2]&lt;0; [.G2]-[.B2]; [.G2]+[.B2]); IF([.B2]&lt;0; [.G2]-[.B2]; [.G2]+[.B2]))" office:value-type="float" office:value="13.388822" calcext:value-type="float">
            <text:p>13,39</text:p>
          </table:table-cell>
          <table:table-cell/>
          <table:table-cell table:formula="of:=IF([.I2]=[.J2]; &quot;IGUAL&quot;; IF([.I2]&lt;[.J2]; &quot;RA&quot;; &quot;VNS&quot;))" office:value-type="string" office:string-value="IGUAL" calcext:value-type="string">
            <text:p>IG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l</text:p>
          </table:table-cell>
          <table:table-cell table:formula="of:=COUNTIFS([.L2:.L76];&quot;=IGUAL&quot;)" office:value-type="float" office:value="23" calcext:value-type="float">
            <text:p>23</text:p>
          </table:table-cell>
          <table:table-cell table:style-name="ce15" table:formula="of:=[.O2]/75" office:value-type="percentage" office:value="0.306666666666667" calcext:value-type="percentage">
            <text:p>30,67%</text:p>
          </table:table-cell>
          <table:table-cell table:formula="of:=SUM([.I2:.I76])/75" office:value-type="float" office:value="18.4333438666667" calcext:value-type="float">
            <text:p>18,43</text:p>
          </table:table-cell>
          <table:table-cell table:formula="of:=([.I2]-[.Q2])*([.I2]-[.Q2])" office:value-type="float" office:value="25.4472008632782" calcext:value-type="float">
            <text:p>25,45</text:p>
          </table:table-cell>
          <table:table-cell table:formula="of:=SUM([.J2:.J76])/75" office:value-type="float" office:value="19.2333438666667" calcext:value-type="float">
            <text:p>19,23</text:p>
          </table:table-cell>
          <table:table-cell table:formula="of:=([.J2]-[.S2])*([.J2]-[.S2])" office:value-type="float" office:value="34.1584358499448" calcext:value-type="float">
            <text:p>34,16</text:p>
          </table:table-cell>
        </table:table-row>
        <table:table-row table:style-name="ro3">
          <table:table-cell table:formula="of:=[Global.C3]" office:value-type="string" office:string-value="rand0-20-10-10-20-2,dssp" calcext:value-type="string">
            <text:p>rand0-20-10-10-20-2,dssp</text:p>
          </table:table-cell>
          <table:table-cell table:formula="of:=[Global.D3]" office:value-type="float" office:value="-13.262716" calcext:value-type="float">
            <text:p>-13,26</text:p>
          </table:table-cell>
          <table:table-cell table:formula="of:=[Global.E3]" office:value-type="float" office:value="1E+020" calcext:value-type="float">
            <text:p>1,00E+20</text:p>
          </table:table-cell>
          <table:table-cell table:formula="of:=[Global.F3]" office:value-type="float" office:value="-13.262716" calcext:value-type="float">
            <text:p>-13,26</text:p>
          </table:table-cell>
          <table:table-cell table:formula="of:=[Global.G3]" office:value-type="float" office:value="0.204741" calcext:value-type="float">
            <text:p>0,2</text:p>
          </table:table-cell>
          <table:table-cell table:formula="of:=[RA.I3]" office:value-type="float" office:value="1" calcext:value-type="float">
            <text:p>1</text:p>
          </table:table-cell>
          <table:table-cell table:formula="of:=[VNS.H3]" office:value-type="float" office:value="1" calcext:value-type="float">
            <text:p>1</text:p>
          </table:table-cell>
          <table:table-cell table:formula="of:=IF([.D3]&lt;0; IF([.D3]&lt;0; [.F3]-[.D3]; [.F3]+[.D3]); IF([.D3]&lt;0; [.F3]-[.D3]; [.F3]+[.D3]))" office:value-type="float" office:value="14.262716" calcext:value-type="float">
            <text:p>14,26</text:p>
          </table:table-cell>
          <table:table-cell table:formula="of:=IF([.F3]&lt;0; IF([.B3]&lt;0; [.F3]-[.B3]; [.F3]+[.B3]); IF([.B3]&lt;0; [.F3]-[.B3]; [.F3]+[.B3]))" office:value-type="float" office:value="14.262716" calcext:value-type="float">
            <text:p>14,26</text:p>
          </table:table-cell>
          <table:table-cell table:formula="of:=IF([.G3]&lt;0; IF([.B3]&lt;0; [.G3]-[.B3]; [.G3]+[.B3]); IF([.B3]&lt;0; [.G3]-[.B3]; [.G3]+[.B3]))" office:value-type="float" office:value="14.262716" calcext:value-type="float">
            <text:p>14,26</text:p>
          </table:table-cell>
          <table:table-cell/>
          <table:table-cell table:formula="of:=IF([.I3]=[.J3]; &quot;IGUAL&quot;; IF([.I3]&lt;[.J3]; &quot;RA&quot;; &quot;VNS&quot;))" office:value-type="string" office:string-value="IGUAL" calcext:value-type="string">
            <text:p>IG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formula="of:=COUNTIFS([.L2:.L76];&quot;=VNS&quot;)" office:value-type="float" office:value="12" calcext:value-type="float">
            <text:p>12</text:p>
          </table:table-cell>
          <table:table-cell table:style-name="ce15" table:formula="of:=[.O3]/75" office:value-type="percentage" office:value="0.16" calcext:value-type="percentage">
            <text:p>16,00%</text:p>
          </table:table-cell>
          <table:table-cell table:formula="of:=[.Q2]" office:value-type="float" office:value="18.4333438666667" calcext:value-type="float">
            <text:p>18,43</text:p>
          </table:table-cell>
          <table:table-cell table:formula="of:=([.I3]-[.Q3])*([.I3]-[.Q3])" office:value-type="float" office:value="17.3941368022166" calcext:value-type="float">
            <text:p>17,39</text:p>
          </table:table-cell>
          <table:table-cell table:formula="of:=[.S2]" office:value-type="float" office:value="19.2333438666667" calcext:value-type="float">
            <text:p>19,23</text:p>
          </table:table-cell>
          <table:table-cell table:formula="of:=([.J3]-[.S3])*([.J3]-[.S3])" office:value-type="float" office:value="24.7071413888832" calcext:value-type="float">
            <text:p>24,71</text:p>
          </table:table-cell>
        </table:table-row>
        <table:table-row table:style-name="ro3">
          <table:table-cell table:formula="of:=[Global.C4]" office:value-type="string" office:string-value="rand0-20-10-10-20-3,dssp" calcext:value-type="string">
            <text:p>rand0-20-10-10-20-3,dssp</text:p>
          </table:table-cell>
          <table:table-cell table:formula="of:=[Global.D4]" office:value-type="float" office:value="-13.25448" calcext:value-type="float">
            <text:p>-13,25</text:p>
          </table:table-cell>
          <table:table-cell table:formula="of:=[Global.E4]" office:value-type="float" office:value="1E+020" calcext:value-type="float">
            <text:p>1,00E+20</text:p>
          </table:table-cell>
          <table:table-cell table:formula="of:=[Global.F4]" office:value-type="float" office:value="-13.25448" calcext:value-type="float">
            <text:p>-13,25</text:p>
          </table:table-cell>
          <table:table-cell table:formula="of:=[Global.G4]" office:value-type="float" office:value="0.249573" calcext:value-type="float">
            <text:p>0,25</text:p>
          </table:table-cell>
          <table:table-cell table:formula="of:=[RA.I4]" office:value-type="float" office:value="0" calcext:value-type="float">
            <text:p>0</text:p>
          </table:table-cell>
          <table:table-cell table:formula="of:=[VNS.H4]" office:value-type="float" office:value="0" calcext:value-type="float">
            <text:p>0</text:p>
          </table:table-cell>
          <table:table-cell table:formula="of:=IF([.D4]&lt;0; IF([.D4]&lt;0; [.F4]-[.D4]; [.F4]+[.D4]); IF([.D4]&lt;0; [.F4]-[.D4]; [.F4]+[.D4]))" office:value-type="float" office:value="13.25448" calcext:value-type="float">
            <text:p>13,25</text:p>
          </table:table-cell>
          <table:table-cell table:formula="of:=IF([.F4]&lt;0; IF([.B4]&lt;0; [.F4]-[.B4]; [.F4]+[.B4]); IF([.B4]&lt;0; [.F4]-[.B4]; [.F4]+[.B4]))" office:value-type="float" office:value="13.25448" calcext:value-type="float">
            <text:p>13,25</text:p>
          </table:table-cell>
          <table:table-cell table:formula="of:=IF([.G4]&lt;0; IF([.B4]&lt;0; [.G4]-[.B4]; [.G4]+[.B4]); IF([.B4]&lt;0; [.G4]-[.B4]; [.G4]+[.B4]))" office:value-type="float" office:value="13.25448" calcext:value-type="float">
            <text:p>13,25</text:p>
          </table:table-cell>
          <table:table-cell/>
          <table:table-cell table:formula="of:=IF([.I4]=[.J4]; &quot;IGUAL&quot;; IF([.I4]&lt;[.J4]; &quot;RA&quot;; &quot;VNS&quot;))" office:value-type="string" office:string-value="IGUAL" calcext:value-type="string">
            <text:p>IG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table:formula="of:=COUNTIFS([.L2:.L76];&quot;=RA&quot;)" office:value-type="float" office:value="40" calcext:value-type="float">
            <text:p>40</text:p>
          </table:table-cell>
          <table:table-cell/>
          <table:table-cell table:formula="of:=[.Q3]" office:value-type="float" office:value="18.4333438666667" calcext:value-type="float">
            <text:p>18,43</text:p>
          </table:table-cell>
          <table:table-cell table:formula="of:=([.I4]-[.Q4])*([.I4]-[.Q4])" office:value-type="float" office:value="26.8206309494657" calcext:value-type="float">
            <text:p>26,82</text:p>
          </table:table-cell>
          <table:table-cell table:formula="of:=[.S3]" office:value-type="float" office:value="19.2333438666667" calcext:value-type="float">
            <text:p>19,23</text:p>
          </table:table-cell>
          <table:table-cell table:formula="of:=([.J4]-[.S4])*([.J4]-[.S4])" office:value-type="float" office:value="35.7468131361323" calcext:value-type="float">
            <text:p>35,75</text:p>
          </table:table-cell>
        </table:table-row>
        <table:table-row table:style-name="ro3">
          <table:table-cell table:formula="of:=[Global.C5]" office:value-type="string" office:string-value="rand0-20-10-10-20-4,dssp" calcext:value-type="string">
            <text:p>rand0-20-10-10-20-4,dssp</text:p>
          </table:table-cell>
          <table:table-cell table:formula="of:=[Global.D5]" office:value-type="float" office:value="-13.064452" calcext:value-type="float">
            <text:p>-13,06</text:p>
          </table:table-cell>
          <table:table-cell table:formula="of:=[Global.E5]" office:value-type="float" office:value="1E+020" calcext:value-type="float">
            <text:p>1,00E+20</text:p>
          </table:table-cell>
          <table:table-cell table:formula="of:=[Global.F5]" office:value-type="float" office:value="-13.064452" calcext:value-type="float">
            <text:p>-13,06</text:p>
          </table:table-cell>
          <table:table-cell table:formula="of:=[Global.G5]" office:value-type="float" office:value="0.235774" calcext:value-type="float">
            <text:p>0,24</text:p>
          </table:table-cell>
          <table:table-cell table:formula="of:=[RA.I5]" office:value-type="float" office:value="-1" calcext:value-type="float">
            <text:p>-1</text:p>
          </table:table-cell>
          <table:table-cell table:formula="of:=[VNS.H5]" office:value-type="float" office:value="0" calcext:value-type="float">
            <text:p>0</text:p>
          </table:table-cell>
          <table:table-cell table:formula="of:=IF([.D5]&lt;0; IF([.D5]&lt;0; [.F5]-[.D5]; [.F5]+[.D5]); IF([.D5]&lt;0; [.F5]-[.D5]; [.F5]+[.D5]))" office:value-type="float" office:value="12.064452" calcext:value-type="float">
            <text:p>12,06</text:p>
          </table:table-cell>
          <table:table-cell table:formula="of:=IF([.F5]&lt;0; IF([.B5]&lt;0; [.F5]-[.B5]; [.F5]+[.B5]); IF([.B5]&lt;0; [.F5]-[.B5]; [.F5]+[.B5]))" office:value-type="float" office:value="12.064452" calcext:value-type="float">
            <text:p>12,06</text:p>
          </table:table-cell>
          <table:table-cell table:formula="of:=IF([.G5]&lt;0; IF([.B5]&lt;0; [.G5]-[.B5]; [.G5]+[.B5]); IF([.B5]&lt;0; [.G5]-[.B5]; [.G5]+[.B5]))" office:value-type="float" office:value="13.064452" calcext:value-type="float">
            <text:p>13,06</text:p>
          </table:table-cell>
          <table:table-cell/>
          <table:table-cell table:formula="of:=IF([.I5]=[.J5]; &quot;IGUAL&quot;; IF([.I5]&lt;[.J5]; &quot;RA&quot;; &quot;VNS&quot;))" office:value-type="string" office:string-value="RA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Q4]" office:value-type="float" office:value="18.4333438666667" calcext:value-type="float">
            <text:p>18,43</text:p>
          </table:table-cell>
          <table:table-cell table:formula="of:=([.I5]-[.Q5])*([.I5]-[.Q5])" office:value-type="float" office:value="40.5627836092929" calcext:value-type="float">
            <text:p>40,56</text:p>
          </table:table-cell>
          <table:table-cell table:formula="of:=[.S4]" office:value-type="float" office:value="19.2333438666667" calcext:value-type="float">
            <text:p>19,23</text:p>
          </table:table-cell>
          <table:table-cell table:formula="of:=([.J5]-[.S5])*([.J5]-[.S5])" office:value-type="float" office:value="38.0552268626261" calcext:value-type="float">
            <text:p>38,06</text:p>
          </table:table-cell>
        </table:table-row>
        <table:table-row table:style-name="ro3">
          <table:table-cell table:formula="of:=[Global.C6]" office:value-type="string" office:string-value="rand0-20-10-10-20-5,dssp" calcext:value-type="string">
            <text:p>rand0-20-10-10-20-5,dssp</text:p>
          </table:table-cell>
          <table:table-cell table:formula="of:=[Global.D6]" office:value-type="float" office:value="-13.100575" calcext:value-type="float">
            <text:p>-13,1</text:p>
          </table:table-cell>
          <table:table-cell table:formula="of:=[Global.E6]" office:value-type="float" office:value="1E+020" calcext:value-type="float">
            <text:p>1,00E+20</text:p>
          </table:table-cell>
          <table:table-cell table:formula="of:=[Global.F6]" office:value-type="float" office:value="-13.100575" calcext:value-type="float">
            <text:p>-13,1</text:p>
          </table:table-cell>
          <table:table-cell table:formula="of:=[Global.G6]" office:value-type="float" office:value="0.224911" calcext:value-type="float">
            <text:p>0,22</text:p>
          </table:table-cell>
          <table:table-cell table:formula="of:=[RA.I6]" office:value-type="float" office:value="-1" calcext:value-type="float">
            <text:p>-1</text:p>
          </table:table-cell>
          <table:table-cell table:formula="of:=[VNS.H6]" office:value-type="float" office:value="-1" calcext:value-type="float">
            <text:p>-1</text:p>
          </table:table-cell>
          <table:table-cell table:formula="of:=IF([.D6]&lt;0; IF([.D6]&lt;0; [.F6]-[.D6]; [.F6]+[.D6]); IF([.D6]&lt;0; [.F6]-[.D6]; [.F6]+[.D6]))" office:value-type="float" office:value="12.100575" calcext:value-type="float">
            <text:p>12,1</text:p>
          </table:table-cell>
          <table:table-cell table:formula="of:=IF([.F6]&lt;0; IF([.B6]&lt;0; [.F6]-[.B6]; [.F6]+[.B6]); IF([.B6]&lt;0; [.F6]-[.B6]; [.F6]+[.B6]))" office:value-type="float" office:value="12.100575" calcext:value-type="float">
            <text:p>12,1</text:p>
          </table:table-cell>
          <table:table-cell table:formula="of:=IF([.G6]&lt;0; IF([.B6]&lt;0; [.G6]-[.B6]; [.G6]+[.B6]); IF([.B6]&lt;0; [.G6]-[.B6]; [.G6]+[.B6]))" office:value-type="float" office:value="12.100575" calcext:value-type="float">
            <text:p>12,1</text:p>
          </table:table-cell>
          <table:table-cell/>
          <table:table-cell table:formula="of:=IF([.I6]=[.J6]; &quot;IGUAL&quot;; IF([.I6]&lt;[.J6]; &quot;RA&quot;; &quot;VNS&quot;))" office:value-type="string" office:string-value="IGUAL" calcext:value-type="string">
            <text:p>IGUAL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Q5]" office:value-type="float" office:value="18.4333438666667" calcext:value-type="float">
            <text:p>18,43</text:p>
          </table:table-cell>
          <table:table-cell table:formula="of:=([.I6]-[.Q6])*([.I6]-[.Q6])" office:value-type="float" office:value="40.1039615186227" calcext:value-type="float">
            <text:p>40,1</text:p>
          </table:table-cell>
          <table:table-cell table:formula="of:=[.S5]" office:value-type="float" office:value="19.2333438666667" calcext:value-type="float">
            <text:p>19,23</text:p>
          </table:table-cell>
          <table:table-cell table:formula="of:=([.J6]-[.S6])*([.J6]-[.S6])" office:value-type="float" office:value="50.8763917052893" calcext:value-type="float">
            <text:p>50,88</text:p>
          </table:table-cell>
        </table:table-row>
        <table:table-row table:style-name="ro3">
          <table:table-cell table:formula="of:=[Global.C7]" office:value-type="string" office:string-value="rand0-20-15-15-30-1,dssp" calcext:value-type="string">
            <text:p>rand0-20-15-15-30-1,dssp</text:p>
          </table:table-cell>
          <table:table-cell table:formula="of:=[Global.D7]" office:value-type="float" office:value="-21.303315" calcext:value-type="float">
            <text:p>-21,3</text:p>
          </table:table-cell>
          <table:table-cell table:formula="of:=[Global.E7]" office:value-type="float" office:value="1E+020" calcext:value-type="float">
            <text:p>1,00E+20</text:p>
          </table:table-cell>
          <table:table-cell table:formula="of:=[Global.F7]" office:value-type="float" office:value="-21.303315" calcext:value-type="float">
            <text:p>-21,3</text:p>
          </table:table-cell>
          <table:table-cell table:formula="of:=[Global.G7]" office:value-type="float" office:value="0.44664" calcext:value-type="float">
            <text:p>0,45</text:p>
          </table:table-cell>
          <table:table-cell table:formula="of:=[RA.I7]" office:value-type="float" office:value="-2" calcext:value-type="float">
            <text:p>-2</text:p>
          </table:table-cell>
          <table:table-cell table:formula="of:=[VNS.H7]" office:value-type="float" office:value="2" calcext:value-type="float">
            <text:p>2</text:p>
          </table:table-cell>
          <table:table-cell table:formula="of:=IF([.D7]&lt;0; IF([.D7]&lt;0; [.F7]-[.D7]; [.F7]+[.D7]); IF([.D7]&lt;0; [.F7]-[.D7]; [.F7]+[.D7]))" office:value-type="float" office:value="19.303315" calcext:value-type="float">
            <text:p>19,3</text:p>
          </table:table-cell>
          <table:table-cell table:formula="of:=IF([.F7]&lt;0; IF([.B7]&lt;0; [.F7]-[.B7]; [.F7]+[.B7]); IF([.B7]&lt;0; [.F7]-[.B7]; [.F7]+[.B7]))" office:value-type="float" office:value="19.303315" calcext:value-type="float">
            <text:p>19,3</text:p>
          </table:table-cell>
          <table:table-cell table:formula="of:=IF([.G7]&lt;0; IF([.B7]&lt;0; [.G7]-[.B7]; [.G7]+[.B7]); IF([.B7]&lt;0; [.G7]-[.B7]; [.G7]+[.B7]))" office:value-type="float" office:value="23.303315" calcext:value-type="float">
            <text:p>23,3</text:p>
          </table:table-cell>
          <table:table-cell/>
          <table:table-cell table:formula="of:=IF([.I7]=[.J7]; &quot;IGUAL&quot;; IF([.I7]&lt;[.J7]; &quot;RA&quot;; &quot;VNS&quot;))" office:value-type="string" office:string-value="RA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_BARRA</text:p>
          </table:table-cell>
          <table:table-cell table:formula="of:=AVERAGE([.H2:.H76])" office:value-type="float" office:value="18.4333438666667" calcext:value-type="float">
            <text:p>18,43</text:p>
          </table:table-cell>
          <table:table-cell/>
          <table:table-cell table:formula="of:=[.Q6]" office:value-type="float" office:value="18.4333438666667" calcext:value-type="float">
            <text:p>18,43</text:p>
          </table:table-cell>
          <table:table-cell table:formula="of:=([.I7]-[.Q7])*([.I7]-[.Q7])" office:value-type="float" office:value="0.756849772833278" calcext:value-type="float">
            <text:p>0,76</text:p>
          </table:table-cell>
          <table:table-cell table:formula="of:=[.S6]" office:value-type="float" office:value="19.2333438666667" calcext:value-type="float">
            <text:p>19,23</text:p>
          </table:table-cell>
          <table:table-cell table:formula="of:=([.J7]-[.S7])*([.J7]-[.S7])" office:value-type="float" office:value="16.5646650261666" calcext:value-type="float">
            <text:p>16,56</text:p>
          </table:table-cell>
        </table:table-row>
        <table:table-row table:style-name="ro3">
          <table:table-cell table:formula="of:=[Global.C8]" office:value-type="string" office:string-value="rand0-20-15-15-30-2,dssp" calcext:value-type="string">
            <text:p>rand0-20-15-15-30-2,dssp</text:p>
          </table:table-cell>
          <table:table-cell table:formula="of:=[Global.D8]" office:value-type="float" office:value="-21.091483" calcext:value-type="float">
            <text:p>-21,09</text:p>
          </table:table-cell>
          <table:table-cell table:formula="of:=[Global.E8]" office:value-type="float" office:value="1E+020" calcext:value-type="float">
            <text:p>1,00E+20</text:p>
          </table:table-cell>
          <table:table-cell table:formula="of:=[Global.F8]" office:value-type="float" office:value="-21.091483" calcext:value-type="float">
            <text:p>-21,09</text:p>
          </table:table-cell>
          <table:table-cell table:formula="of:=[Global.G8]" office:value-type="float" office:value="0.406187" calcext:value-type="float">
            <text:p>0,41</text:p>
          </table:table-cell>
          <table:table-cell table:formula="of:=[RA.I8]" office:value-type="float" office:value="0" calcext:value-type="float">
            <text:p>0</text:p>
          </table:table-cell>
          <table:table-cell table:formula="of:=[VNS.H8]" office:value-type="float" office:value="0" calcext:value-type="float">
            <text:p>0</text:p>
          </table:table-cell>
          <table:table-cell table:formula="of:=IF([.D8]&lt;0; IF([.D8]&lt;0; [.F8]-[.D8]; [.F8]+[.D8]); IF([.D8]&lt;0; [.F8]-[.D8]; [.F8]+[.D8]))" office:value-type="float" office:value="21.091483" calcext:value-type="float">
            <text:p>21,09</text:p>
          </table:table-cell>
          <table:table-cell table:formula="of:=IF([.F8]&lt;0; IF([.B8]&lt;0; [.F8]-[.B8]; [.F8]+[.B8]); IF([.B8]&lt;0; [.F8]-[.B8]; [.F8]+[.B8]))" office:value-type="float" office:value="21.091483" calcext:value-type="float">
            <text:p>21,09</text:p>
          </table:table-cell>
          <table:table-cell table:formula="of:=IF([.G8]&lt;0; IF([.B8]&lt;0; [.G8]-[.B8]; [.G8]+[.B8]); IF([.B8]&lt;0; [.G8]-[.B8]; [.G8]+[.B8]))" office:value-type="float" office:value="21.091483" calcext:value-type="float">
            <text:p>21,09</text:p>
          </table:table-cell>
          <table:table-cell/>
          <table:table-cell table:formula="of:=IF([.I8]=[.J8]; &quot;IGUAL&quot;; IF([.I8]&lt;[.J8]; &quot;RA&quot;; &quot;VNS&quot;))" office:value-type="string" office:string-value="IGUAL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_BARRA</text:p>
          </table:table-cell>
          <table:table-cell table:style-name="ce13" table:formula="of:=AVERAGE([.I2:.I76])" office:value-type="float" office:value="18.4333438666667" calcext:value-type="float">
            <text:p>18,43</text:p>
          </table:table-cell>
          <table:table-cell/>
          <table:table-cell table:formula="of:=[.Q7]" office:value-type="float" office:value="18.4333438666667" calcext:value-type="float">
            <text:p>18,43</text:p>
          </table:table-cell>
          <table:table-cell table:formula="of:=([.I8]-[.Q8])*([.I8]-[.Q8])" office:value-type="float" office:value="7.06570365215806" calcext:value-type="float">
            <text:p>7,07</text:p>
          </table:table-cell>
          <table:table-cell table:formula="of:=[.S7]" office:value-type="float" office:value="19.2333438666667" calcext:value-type="float">
            <text:p>19,23</text:p>
          </table:table-cell>
          <table:table-cell table:formula="of:=([.J8]-[.S8])*([.J8]-[.S8])" office:value-type="float" office:value="3.45268103882476" calcext:value-type="float">
            <text:p>3,45</text:p>
          </table:table-cell>
        </table:table-row>
        <table:table-row table:style-name="ro3">
          <table:table-cell table:formula="of:=[Global.C9]" office:value-type="string" office:string-value="rand0-20-15-15-30-3,dssp" calcext:value-type="string">
            <text:p>rand0-20-15-15-30-3,dssp</text:p>
          </table:table-cell>
          <table:table-cell table:formula="of:=[Global.D9]" office:value-type="float" office:value="-21.040029" calcext:value-type="float">
            <text:p>-21,04</text:p>
          </table:table-cell>
          <table:table-cell table:formula="of:=[Global.E9]" office:value-type="float" office:value="1E+020" calcext:value-type="float">
            <text:p>1,00E+20</text:p>
          </table:table-cell>
          <table:table-cell table:formula="of:=[Global.F9]" office:value-type="float" office:value="-21.040029" calcext:value-type="float">
            <text:p>-21,04</text:p>
          </table:table-cell>
          <table:table-cell table:formula="of:=[Global.G9]" office:value-type="float" office:value="0.389403" calcext:value-type="float">
            <text:p>0,39</text:p>
          </table:table-cell>
          <table:table-cell table:formula="of:=[RA.I9]" office:value-type="float" office:value="0" calcext:value-type="float">
            <text:p>0</text:p>
          </table:table-cell>
          <table:table-cell table:formula="of:=[VNS.H9]" office:value-type="float" office:value="1" calcext:value-type="float">
            <text:p>1</text:p>
          </table:table-cell>
          <table:table-cell table:formula="of:=IF([.D9]&lt;0; IF([.D9]&lt;0; [.F9]-[.D9]; [.F9]+[.D9]); IF([.D9]&lt;0; [.F9]-[.D9]; [.F9]+[.D9]))" office:value-type="float" office:value="21.040029" calcext:value-type="float">
            <text:p>21,04</text:p>
          </table:table-cell>
          <table:table-cell table:formula="of:=IF([.F9]&lt;0; IF([.B9]&lt;0; [.F9]-[.B9]; [.F9]+[.B9]); IF([.B9]&lt;0; [.F9]-[.B9]; [.F9]+[.B9]))" office:value-type="float" office:value="21.040029" calcext:value-type="float">
            <text:p>21,04</text:p>
          </table:table-cell>
          <table:table-cell table:formula="of:=IF([.G9]&lt;0; IF([.B9]&lt;0; [.G9]-[.B9]; [.G9]+[.B9]); IF([.B9]&lt;0; [.G9]-[.B9]; [.G9]+[.B9]))" office:value-type="float" office:value="22.040029" calcext:value-type="float">
            <text:p>22,04</text:p>
          </table:table-cell>
          <table:table-cell/>
          <table:table-cell table:formula="of:=IF([.I9]=[.J9]; &quot;IGUAL&quot;; IF([.I9]&lt;[.J9]; &quot;RA&quot;; &quot;VNS&quot;))" office:value-type="string" office:string-value="RA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_BARRA</text:p>
          </table:table-cell>
          <table:table-cell table:style-name="ce13" table:formula="of:=AVERAGE([.J2:.J76])" office:value-type="float" office:value="19.2333438666667" calcext:value-type="float">
            <text:p>19,23</text:p>
          </table:table-cell>
          <table:table-cell/>
          <table:table-cell table:formula="of:=[.Q8]" office:value-type="float" office:value="18.4333438666667" calcext:value-type="float">
            <text:p>18,43</text:p>
          </table:table-cell>
          <table:table-cell table:formula="of:=([.I9]-[.Q9])*([.I9]-[.Q9])" office:value-type="float" office:value="6.794807384341" calcext:value-type="float">
            <text:p>6,79</text:p>
          </table:table-cell>
          <table:table-cell table:formula="of:=[.S8]" office:value-type="float" office:value="19.2333438666667" calcext:value-type="float">
            <text:p>19,23</text:p>
          </table:table-cell>
          <table:table-cell table:formula="of:=([.J9]-[.S9])*([.J9]-[.S9])" office:value-type="float" office:value="7.87748143767436" calcext:value-type="float">
            <text:p>7,88</text:p>
          </table:table-cell>
        </table:table-row>
        <table:table-row table:style-name="ro3">
          <table:table-cell table:formula="of:=[Global.C10]" office:value-type="string" office:string-value="rand0-20-15-15-30-4,dssp" calcext:value-type="string">
            <text:p>rand0-20-15-15-30-4,dssp</text:p>
          </table:table-cell>
          <table:table-cell table:formula="of:=[Global.D10]" office:value-type="float" office:value="-20.961825" calcext:value-type="float">
            <text:p>-20,96</text:p>
          </table:table-cell>
          <table:table-cell table:formula="of:=[Global.E10]" office:value-type="float" office:value="1E+020" calcext:value-type="float">
            <text:p>1,00E+20</text:p>
          </table:table-cell>
          <table:table-cell table:formula="of:=[Global.F10]" office:value-type="float" office:value="-20.961825" calcext:value-type="float">
            <text:p>-20,96</text:p>
          </table:table-cell>
          <table:table-cell table:formula="of:=[Global.G10]" office:value-type="float" office:value="0.318821" calcext:value-type="float">
            <text:p>0,32</text:p>
          </table:table-cell>
          <table:table-cell table:formula="of:=[RA.I10]" office:value-type="float" office:value="-1" calcext:value-type="float">
            <text:p>-1</text:p>
          </table:table-cell>
          <table:table-cell table:formula="of:=[VNS.H10]" office:value-type="float" office:value="1" calcext:value-type="float">
            <text:p>1</text:p>
          </table:table-cell>
          <table:table-cell table:formula="of:=IF([.D10]&lt;0; IF([.D10]&lt;0; [.F10]-[.D10]; [.F10]+[.D10]); IF([.D10]&lt;0; [.F10]-[.D10]; [.F10]+[.D10]))" office:value-type="float" office:value="19.961825" calcext:value-type="float">
            <text:p>19,96</text:p>
          </table:table-cell>
          <table:table-cell table:formula="of:=IF([.F10]&lt;0; IF([.B10]&lt;0; [.F10]-[.B10]; [.F10]+[.B10]); IF([.B10]&lt;0; [.F10]-[.B10]; [.F10]+[.B10]))" office:value-type="float" office:value="19.961825" calcext:value-type="float">
            <text:p>19,96</text:p>
          </table:table-cell>
          <table:table-cell table:formula="of:=IF([.G10]&lt;0; IF([.B10]&lt;0; [.G10]-[.B10]; [.G10]+[.B10]); IF([.B10]&lt;0; [.G10]-[.B10]; [.G10]+[.B10]))" office:value-type="float" office:value="21.961825" calcext:value-type="float">
            <text:p>21,96</text:p>
          </table:table-cell>
          <table:table-cell/>
          <table:table-cell table:formula="of:=IF([.I10]=[.J10]; &quot;IGUAL&quot;; IF([.I10]&lt;[.J10]; &quot;RA&quot;; &quot;VNS&quot;))" office:value-type="string" office:string-value="RA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vpad RA</text:p>
          </table:table-cell>
          <table:table-cell table:formula="of:=STDEV([.I2:.I76])" office:value-type="float" office:value="10.3062707850001" calcext:value-type="float">
            <text:p>10,31</text:p>
          </table:table-cell>
          <table:table-cell table:style-name="ce13" table:formula="of:=SQRT(DEVSQ([.I2:.I76])/75)" office:value-type="float" office:value="10.2373317451618" calcext:value-type="float">
            <text:p>10,24</text:p>
          </table:table-cell>
          <table:table-cell table:formula="of:=[.Q9]" office:value-type="float" office:value="18.4333438666667" calcext:value-type="float">
            <text:p>18,43</text:p>
          </table:table-cell>
          <table:table-cell table:formula="of:=([.I10]-[.Q10])*([.I10]-[.Q10])" office:value-type="float" office:value="2.33625457495594" calcext:value-type="float">
            <text:p>2,34</text:p>
          </table:table-cell>
          <table:table-cell table:formula="of:=[.S9]" office:value-type="float" office:value="19.2333438666667" calcext:value-type="float">
            <text:p>19,23</text:p>
          </table:table-cell>
          <table:table-cell table:formula="of:=([.J10]-[.S10])*([.J10]-[.S10])" office:value-type="float" office:value="7.44460929495597" calcext:value-type="float">
            <text:p>7,44</text:p>
          </table:table-cell>
        </table:table-row>
        <table:table-row table:style-name="ro3">
          <table:table-cell table:formula="of:=[Global.C11]" office:value-type="string" office:string-value="rand0-20-15-15-30-5,dssp" calcext:value-type="string">
            <text:p>rand0-20-15-15-30-5,dssp</text:p>
          </table:table-cell>
          <table:table-cell table:formula="of:=[Global.D11]" office:value-type="float" office:value="-20.993994" calcext:value-type="float">
            <text:p>-20,99</text:p>
          </table:table-cell>
          <table:table-cell table:formula="of:=[Global.E11]" office:value-type="float" office:value="1E+020" calcext:value-type="float">
            <text:p>1,00E+20</text:p>
          </table:table-cell>
          <table:table-cell table:formula="of:=[Global.F11]" office:value-type="float" office:value="-20.993994" calcext:value-type="float">
            <text:p>-20,99</text:p>
          </table:table-cell>
          <table:table-cell table:formula="of:=[Global.G11]" office:value-type="float" office:value="0.882144" calcext:value-type="float">
            <text:p>0,88</text:p>
          </table:table-cell>
          <table:table-cell table:formula="of:=[RA.I11]" office:value-type="float" office:value="-1" calcext:value-type="float">
            <text:p>-1</text:p>
          </table:table-cell>
          <table:table-cell table:formula="of:=[VNS.H11]" office:value-type="float" office:value="0" calcext:value-type="float">
            <text:p>0</text:p>
          </table:table-cell>
          <table:table-cell table:formula="of:=IF([.D11]&lt;0; IF([.D11]&lt;0; [.F11]-[.D11]; [.F11]+[.D11]); IF([.D11]&lt;0; [.F11]-[.D11]; [.F11]+[.D11]))" office:value-type="float" office:value="19.993994" calcext:value-type="float">
            <text:p>19,99</text:p>
          </table:table-cell>
          <table:table-cell table:formula="of:=IF([.F11]&lt;0; IF([.B11]&lt;0; [.F11]-[.B11]; [.F11]+[.B11]); IF([.B11]&lt;0; [.F11]-[.B11]; [.F11]+[.B11]))" office:value-type="float" office:value="19.993994" calcext:value-type="float">
            <text:p>19,99</text:p>
          </table:table-cell>
          <table:table-cell table:formula="of:=IF([.G11]&lt;0; IF([.B11]&lt;0; [.G11]-[.B11]; [.G11]+[.B11]); IF([.B11]&lt;0; [.G11]-[.B11]; [.G11]+[.B11]))" office:value-type="float" office:value="20.993994" calcext:value-type="float">
            <text:p>20,99</text:p>
          </table:table-cell>
          <table:table-cell/>
          <table:table-cell table:formula="of:=IF([.I11]=[.J11]; &quot;IGUAL&quot;; IF([.I11]&lt;[.J11]; &quot;RA&quot;; &quot;VNS&quot;))" office:value-type="string" office:string-value="RA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vpad VNS</text:p>
          </table:table-cell>
          <table:table-cell table:formula="of:=STDEV([.J2:.J76])" office:value-type="float" office:value="10.8073339966603" calcext:value-type="float">
            <text:p>10,81</text:p>
          </table:table-cell>
          <table:table-cell table:style-name="ce13" table:formula="of:=SQRT(DEVSQ([.J2:.J76])/75)" office:value-type="float" office:value="10.7350433258168" calcext:value-type="float">
            <text:p>10,74</text:p>
          </table:table-cell>
          <table:table-cell table:formula="of:=[.Q10]" office:value-type="float" office:value="18.4333438666667" calcext:value-type="float">
            <text:p>18,43</text:p>
          </table:table-cell>
          <table:table-cell table:formula="of:=([.I11]-[.Q11])*([.I11]-[.Q11])" office:value-type="float" office:value="2.43562883867334" calcext:value-type="float">
            <text:p>2,44</text:p>
          </table:table-cell>
          <table:table-cell table:formula="of:=[.S10]" office:value-type="float" office:value="19.2333438666667" calcext:value-type="float">
            <text:p>19,23</text:p>
          </table:table-cell>
          <table:table-cell table:formula="of:=([.J11]-[.S11])*([.J11]-[.S11])" office:value-type="float" office:value="3.09988889200669" calcext:value-type="float">
            <text:p>3,1</text:p>
          </table:table-cell>
        </table:table-row>
        <table:table-row table:style-name="ro3">
          <table:table-cell table:formula="of:=[Global.C12]" office:value-type="string" office:string-value="rand0-20-20-20-40-1,dssp" calcext:value-type="string">
            <text:p>rand0-20-20-20-40-1,dssp</text:p>
          </table:table-cell>
          <table:table-cell table:formula="of:=[Global.D12]" office:value-type="float" office:value="-28.933294" calcext:value-type="float">
            <text:p>-28,93</text:p>
          </table:table-cell>
          <table:table-cell table:formula="of:=[Global.E12]" office:value-type="float" office:value="1E+020" calcext:value-type="float">
            <text:p>1,00E+20</text:p>
          </table:table-cell>
          <table:table-cell table:formula="of:=[Global.F12]" office:value-type="float" office:value="-28.933294" calcext:value-type="float">
            <text:p>-28,93</text:p>
          </table:table-cell>
          <table:table-cell table:formula="of:=[Global.G12]" office:value-type="float" office:value="4.703561" calcext:value-type="float">
            <text:p>4,7</text:p>
          </table:table-cell>
          <table:table-cell table:formula="of:=[RA.I12]" office:value-type="float" office:value="-1" calcext:value-type="float">
            <text:p>-1</text:p>
          </table:table-cell>
          <table:table-cell table:formula="of:=[VNS.H12]" office:value-type="float" office:value="2" calcext:value-type="float">
            <text:p>2</text:p>
          </table:table-cell>
          <table:table-cell table:formula="of:=IF([.D12]&lt;0; IF([.D12]&lt;0; [.F12]-[.D12]; [.F12]+[.D12]); IF([.D12]&lt;0; [.F12]-[.D12]; [.F12]+[.D12]))" office:value-type="float" office:value="27.933294" calcext:value-type="float">
            <text:p>27,93</text:p>
          </table:table-cell>
          <table:table-cell table:formula="of:=IF([.F12]&lt;0; IF([.B12]&lt;0; [.F12]-[.B12]; [.F12]+[.B12]); IF([.B12]&lt;0; [.F12]-[.B12]; [.F12]+[.B12]))" office:value-type="float" office:value="27.933294" calcext:value-type="float">
            <text:p>27,93</text:p>
          </table:table-cell>
          <table:table-cell table:formula="of:=IF([.G12]&lt;0; IF([.B12]&lt;0; [.G12]-[.B12]; [.G12]+[.B12]); IF([.B12]&lt;0; [.G12]-[.B12]; [.G12]+[.B12]))" office:value-type="float" office:value="30.933294" calcext:value-type="float">
            <text:p>30,93</text:p>
          </table:table-cell>
          <table:table-cell/>
          <table:table-cell table:formula="of:=IF([.I12]=[.J12]; &quot;IGUAL&quot;; IF([.I12]&lt;[.J12]; &quot;RA&quot;; &quot;VNS&quot;))" office:value-type="string" office:string-value="RA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Q11]" office:value-type="float" office:value="18.4333438666667" calcext:value-type="float">
            <text:p>18,43</text:p>
          </table:table-cell>
          <table:table-cell table:formula="of:=([.I12]-[.Q12])*([.I12]-[.Q12])" office:value-type="float" office:value="90.2490525358199" calcext:value-type="float">
            <text:p>90,25</text:p>
          </table:table-cell>
          <table:table-cell table:formula="of:=[.S11]" office:value-type="float" office:value="19.2333438666667" calcext:value-type="float">
            <text:p>19,23</text:p>
          </table:table-cell>
          <table:table-cell table:formula="of:=([.J12]-[.S12])*([.J12]-[.S12])" office:value-type="float" office:value="136.888833122487" calcext:value-type="float">
            <text:p>136,89</text:p>
          </table:table-cell>
        </table:table-row>
        <table:table-row table:style-name="ro3">
          <table:table-cell table:formula="of:=[Global.C13]" office:value-type="string" office:string-value="rand0-20-20-20-40-2,dssp" calcext:value-type="string">
            <text:p>rand0-20-20-20-40-2,dssp</text:p>
          </table:table-cell>
          <table:table-cell table:formula="of:=[Global.D13]" office:value-type="float" office:value="-28.978496" calcext:value-type="float">
            <text:p>-28,98</text:p>
          </table:table-cell>
          <table:table-cell table:formula="of:=[Global.E13]" office:value-type="float" office:value="1E+020" calcext:value-type="float">
            <text:p>1,00E+20</text:p>
          </table:table-cell>
          <table:table-cell table:formula="of:=[Global.F13]" office:value-type="float" office:value="-28.978496" calcext:value-type="float">
            <text:p>-28,98</text:p>
          </table:table-cell>
          <table:table-cell table:formula="of:=[Global.G13]" office:value-type="float" office:value="2.140871" calcext:value-type="float">
            <text:p>2,14</text:p>
          </table:table-cell>
          <table:table-cell table:formula="of:=[RA.I13]" office:value-type="float" office:value="1" calcext:value-type="float">
            <text:p>1</text:p>
          </table:table-cell>
          <table:table-cell table:formula="of:=[VNS.H13]" office:value-type="float" office:value="2" calcext:value-type="float">
            <text:p>2</text:p>
          </table:table-cell>
          <table:table-cell table:formula="of:=IF([.D13]&lt;0; IF([.D13]&lt;0; [.F13]-[.D13]; [.F13]+[.D13]); IF([.D13]&lt;0; [.F13]-[.D13]; [.F13]+[.D13]))" office:value-type="float" office:value="29.978496" calcext:value-type="float">
            <text:p>29,98</text:p>
          </table:table-cell>
          <table:table-cell table:formula="of:=IF([.F13]&lt;0; IF([.B13]&lt;0; [.F13]-[.B13]; [.F13]+[.B13]); IF([.B13]&lt;0; [.F13]-[.B13]; [.F13]+[.B13]))" office:value-type="float" office:value="29.978496" calcext:value-type="float">
            <text:p>29,98</text:p>
          </table:table-cell>
          <table:table-cell table:formula="of:=IF([.G13]&lt;0; IF([.B13]&lt;0; [.G13]-[.B13]; [.G13]+[.B13]); IF([.B13]&lt;0; [.G13]-[.B13]; [.G13]+[.B13]))" office:value-type="float" office:value="30.978496" calcext:value-type="float">
            <text:p>30,98</text:p>
          </table:table-cell>
          <table:table-cell/>
          <table:table-cell table:formula="of:=IF([.I13]=[.J13]; &quot;IGUAL&quot;; IF([.I13]&lt;[.J13]; &quot;RA&quot;; &quot;VNS&quot;))" office:value-type="string" office:string-value="RA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table:formula="of:=[.O2]+[.O3]" office:value-type="float" office:value="35" calcext:value-type="float">
            <text:p>35</text:p>
          </table:table-cell>
          <table:table-cell table:formula="of:=[.O3]/[.N13]" office:value-type="float" office:value="0.342857142857143" calcext:value-type="float">
            <text:p>0,34</text:p>
          </table:table-cell>
          <table:table-cell/>
          <table:table-cell table:formula="of:=[.Q12]" office:value-type="float" office:value="18.4333438666667" calcext:value-type="float">
            <text:p>18,43</text:p>
          </table:table-cell>
          <table:table-cell table:formula="of:=([.I13]-[.Q13])*([.I13]-[.Q13])" office:value-type="float" office:value="133.290537781811" calcext:value-type="float">
            <text:p>133,29</text:p>
          </table:table-cell>
          <table:table-cell table:formula="of:=[.S12]" office:value-type="float" office:value="19.2333438666667" calcext:value-type="float">
            <text:p>19,23</text:p>
          </table:table-cell>
          <table:table-cell table:formula="of:=([.J13]-[.S13])*([.J13]-[.S13])" office:value-type="float" office:value="137.948598635145" calcext:value-type="float">
            <text:p>137,95</text:p>
          </table:table-cell>
        </table:table-row>
        <table:table-row table:style-name="ro3">
          <table:table-cell table:formula="of:=[Global.C14]" office:value-type="string" office:string-value="rand0-20-20-20-40-3,dssp" calcext:value-type="string">
            <text:p>rand0-20-20-20-40-3,dssp</text:p>
          </table:table-cell>
          <table:table-cell table:formula="of:=[Global.D14]" office:value-type="float" office:value="-28.799948" calcext:value-type="float">
            <text:p>-28,8</text:p>
          </table:table-cell>
          <table:table-cell table:formula="of:=[Global.E14]" office:value-type="float" office:value="1E+020" calcext:value-type="float">
            <text:p>1,00E+20</text:p>
          </table:table-cell>
          <table:table-cell table:formula="of:=[Global.F14]" office:value-type="float" office:value="-28.799948" calcext:value-type="float">
            <text:p>-28,8</text:p>
          </table:table-cell>
          <table:table-cell table:formula="of:=[Global.G14]" office:value-type="float" office:value="2.740195" calcext:value-type="float">
            <text:p>2,74</text:p>
          </table:table-cell>
          <table:table-cell table:formula="of:=[RA.I14]" office:value-type="float" office:value="0" calcext:value-type="float">
            <text:p>0</text:p>
          </table:table-cell>
          <table:table-cell table:formula="of:=[VNS.H14]" office:value-type="float" office:value="2" calcext:value-type="float">
            <text:p>2</text:p>
          </table:table-cell>
          <table:table-cell table:formula="of:=IF([.D14]&lt;0; IF([.D14]&lt;0; [.F14]-[.D14]; [.F14]+[.D14]); IF([.D14]&lt;0; [.F14]-[.D14]; [.F14]+[.D14]))" office:value-type="float" office:value="28.799948" calcext:value-type="float">
            <text:p>28,8</text:p>
          </table:table-cell>
          <table:table-cell table:formula="of:=IF([.F14]&lt;0; IF([.B14]&lt;0; [.F14]-[.B14]; [.F14]+[.B14]); IF([.B14]&lt;0; [.F14]-[.B14]; [.F14]+[.B14]))" office:value-type="float" office:value="28.799948" calcext:value-type="float">
            <text:p>28,8</text:p>
          </table:table-cell>
          <table:table-cell table:formula="of:=IF([.G14]&lt;0; IF([.B14]&lt;0; [.G14]-[.B14]; [.G14]+[.B14]); IF([.B14]&lt;0; [.G14]-[.B14]; [.G14]+[.B14]))" office:value-type="float" office:value="30.799948" calcext:value-type="float">
            <text:p>30,8</text:p>
          </table:table-cell>
          <table:table-cell/>
          <table:table-cell table:formula="of:=IF([.I14]=[.J14]; &quot;IGUAL&quot;; IF([.I14]&lt;[.J14]; &quot;RA&quot;; &quot;VNS&quot;))" office:value-type="string" office:string-value="RA" calcext:value-type="string">
            <text:p>RA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O2]/[.N13]" office:value-type="float" office:value="0.657142857142857" calcext:value-type="float">
            <text:p>0,66</text:p>
          </table:table-cell>
          <table:table-cell/>
          <table:table-cell table:formula="of:=[.Q13]" office:value-type="float" office:value="18.4333438666667" calcext:value-type="float">
            <text:p>18,43</text:p>
          </table:table-cell>
          <table:table-cell table:formula="of:=([.I14]-[.Q14])*([.I14]-[.Q14])" office:value-type="float" office:value="107.466481257244" calcext:value-type="float">
            <text:p>107,47</text:p>
          </table:table-cell>
          <table:table-cell table:formula="of:=[.S13]" office:value-type="float" office:value="19.2333438666667" calcext:value-type="float">
            <text:p>19,23</text:p>
          </table:table-cell>
          <table:table-cell table:formula="of:=([.J14]-[.S14])*([.J14]-[.S14])" office:value-type="float" office:value="133.786331177244" calcext:value-type="float">
            <text:p>133,79</text:p>
          </table:table-cell>
        </table:table-row>
        <table:table-row table:style-name="ro3">
          <table:table-cell table:formula="of:=[Global.C15]" office:value-type="string" office:string-value="rand0-20-20-20-40-4,dssp" calcext:value-type="string">
            <text:p>rand0-20-20-20-40-4,dssp</text:p>
          </table:table-cell>
          <table:table-cell table:formula="of:=[Global.D15]" office:value-type="float" office:value="-28.850574" calcext:value-type="float">
            <text:p>-28,85</text:p>
          </table:table-cell>
          <table:table-cell table:formula="of:=[Global.E15]" office:value-type="float" office:value="1E+020" calcext:value-type="float">
            <text:p>1,00E+20</text:p>
          </table:table-cell>
          <table:table-cell table:formula="of:=[Global.F15]" office:value-type="float" office:value="-28.850574" calcext:value-type="float">
            <text:p>-28,85</text:p>
          </table:table-cell>
          <table:table-cell table:formula="of:=[Global.G15]" office:value-type="float" office:value="1.053563" calcext:value-type="float">
            <text:p>1,05</text:p>
          </table:table-cell>
          <table:table-cell table:formula="of:=[RA.I15]" office:value-type="float" office:value="-1" calcext:value-type="float">
            <text:p>-1</text:p>
          </table:table-cell>
          <table:table-cell table:formula="of:=[VNS.H15]" office:value-type="float" office:value="0" calcext:value-type="float">
            <text:p>0</text:p>
          </table:table-cell>
          <table:table-cell table:formula="of:=IF([.D15]&lt;0; IF([.D15]&lt;0; [.F15]-[.D15]; [.F15]+[.D15]); IF([.D15]&lt;0; [.F15]-[.D15]; [.F15]+[.D15]))" office:value-type="float" office:value="27.850574" calcext:value-type="float">
            <text:p>27,85</text:p>
          </table:table-cell>
          <table:table-cell table:formula="of:=IF([.F15]&lt;0; IF([.B15]&lt;0; [.F15]-[.B15]; [.F15]+[.B15]); IF([.B15]&lt;0; [.F15]-[.B15]; [.F15]+[.B15]))" office:value-type="float" office:value="27.850574" calcext:value-type="float">
            <text:p>27,85</text:p>
          </table:table-cell>
          <table:table-cell table:formula="of:=IF([.G15]&lt;0; IF([.B15]&lt;0; [.G15]-[.B15]; [.G15]+[.B15]); IF([.B15]&lt;0; [.G15]-[.B15]; [.G15]+[.B15]))" office:value-type="float" office:value="28.850574" calcext:value-type="float">
            <text:p>28,85</text:p>
          </table:table-cell>
          <table:table-cell/>
          <table:table-cell table:formula="of:=IF([.I15]=[.J15]; &quot;IGUAL&quot;; IF([.I15]&lt;[.J15]; &quot;RA&quot;; &quot;VNS&quot;))" office:value-type="string" office:string-value="RA" calcext:value-type="string">
            <text:p>RA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Q14]" office:value-type="float" office:value="18.4333438666667" calcext:value-type="float">
            <text:p>18,43</text:p>
          </table:table-cell>
          <table:table-cell table:formula="of:=([.I15]-[.Q15])*([.I15]-[.Q15])" office:value-type="float" office:value="88.6842233841613" calcext:value-type="float">
            <text:p>88,68</text:p>
          </table:table-cell>
          <table:table-cell table:formula="of:=[.S14]" office:value-type="float" office:value="19.2333438666667" calcext:value-type="float">
            <text:p>19,23</text:p>
          </table:table-cell>
          <table:table-cell table:formula="of:=([.J15]-[.S15])*([.J15]-[.S15])" office:value-type="float" office:value="92.4911154374948" calcext:value-type="float">
            <text:p>92,49</text:p>
          </table:table-cell>
        </table:table-row>
        <table:table-row table:style-name="ro3">
          <table:table-cell table:formula="of:=[Global.C16]" office:value-type="string" office:string-value="rand0-20-20-20-40-5,dssp" calcext:value-type="string">
            <text:p>rand0-20-20-20-40-5,dssp</text:p>
          </table:table-cell>
          <table:table-cell table:formula="of:=[Global.D16]" office:value-type="float" office:value="-28.778357" calcext:value-type="float">
            <text:p>-28,78</text:p>
          </table:table-cell>
          <table:table-cell table:formula="of:=[Global.E16]" office:value-type="float" office:value="1E+020" calcext:value-type="float">
            <text:p>1,00E+20</text:p>
          </table:table-cell>
          <table:table-cell table:formula="of:=[Global.F16]" office:value-type="float" office:value="-28.778357" calcext:value-type="float">
            <text:p>-28,78</text:p>
          </table:table-cell>
          <table:table-cell table:formula="of:=[Global.G16]" office:value-type="float" office:value="1.126445" calcext:value-type="float">
            <text:p>1,13</text:p>
          </table:table-cell>
          <table:table-cell table:formula="of:=[RA.I16]" office:value-type="float" office:value="0" calcext:value-type="float">
            <text:p>0</text:p>
          </table:table-cell>
          <table:table-cell table:formula="of:=[VNS.H16]" office:value-type="float" office:value="1" calcext:value-type="float">
            <text:p>1</text:p>
          </table:table-cell>
          <table:table-cell table:formula="of:=IF([.D16]&lt;0; IF([.D16]&lt;0; [.F16]-[.D16]; [.F16]+[.D16]); IF([.D16]&lt;0; [.F16]-[.D16]; [.F16]+[.D16]))" office:value-type="float" office:value="28.778357" calcext:value-type="float">
            <text:p>28,78</text:p>
          </table:table-cell>
          <table:table-cell table:formula="of:=IF([.F16]&lt;0; IF([.B16]&lt;0; [.F16]-[.B16]; [.F16]+[.B16]); IF([.B16]&lt;0; [.F16]-[.B16]; [.F16]+[.B16]))" office:value-type="float" office:value="28.778357" calcext:value-type="float">
            <text:p>28,78</text:p>
          </table:table-cell>
          <table:table-cell table:formula="of:=IF([.G16]&lt;0; IF([.B16]&lt;0; [.G16]-[.B16]; [.G16]+[.B16]); IF([.B16]&lt;0; [.G16]-[.B16]; [.G16]+[.B16]))" office:value-type="float" office:value="29.778357" calcext:value-type="float">
            <text:p>29,78</text:p>
          </table:table-cell>
          <table:table-cell/>
          <table:table-cell table:formula="of:=IF([.I16]=[.J16]; &quot;IGUAL&quot;; IF([.I16]&lt;[.J16]; &quot;RA&quot;; &quot;VNS&quot;))" office:value-type="string" office:string-value="RA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Q15]" office:value-type="float" office:value="18.4333438666667" calcext:value-type="float">
            <text:p>18,43</text:p>
          </table:table-cell>
          <table:table-cell table:formula="of:=([.I16]-[.Q16])*([.I16]-[.Q16])" office:value-type="float" office:value="107.019296728839" calcext:value-type="float">
            <text:p>107,02</text:p>
          </table:table-cell>
          <table:table-cell table:formula="of:=[.S15]" office:value-type="float" office:value="19.2333438666667" calcext:value-type="float">
            <text:p>19,23</text:p>
          </table:table-cell>
          <table:table-cell table:formula="of:=([.J16]-[.S16])*([.J16]-[.S16])" office:value-type="float" office:value="111.197301982173" calcext:value-type="float">
            <text:p>111,2</text:p>
          </table:table-cell>
        </table:table-row>
        <table:table-row table:style-name="ro3">
          <table:table-cell table:formula="of:=[Global.C17]" office:value-type="string" office:string-value="rand0-20-25-25-50-1,dssp" calcext:value-type="string">
            <text:p>rand0-20-25-25-50-1,dssp</text:p>
          </table:table-cell>
          <table:table-cell table:formula="of:=[Global.D17]" office:value-type="float" office:value="-36.909092" calcext:value-type="float">
            <text:p>-36,91</text:p>
          </table:table-cell>
          <table:table-cell table:formula="of:=[Global.E17]" office:value-type="float" office:value="1E+020" calcext:value-type="float">
            <text:p>1,00E+20</text:p>
          </table:table-cell>
          <table:table-cell table:formula="of:=[Global.F17]" office:value-type="float" office:value="-36.909092" calcext:value-type="float">
            <text:p>-36,91</text:p>
          </table:table-cell>
          <table:table-cell table:formula="of:=[Global.G17]" office:value-type="float" office:value="3.465893" calcext:value-type="float">
            <text:p>3,47</text:p>
          </table:table-cell>
          <table:table-cell table:formula="of:=[RA.I17]" office:value-type="float" office:value="0" calcext:value-type="float">
            <text:p>0</text:p>
          </table:table-cell>
          <table:table-cell table:formula="of:=[VNS.H17]" office:value-type="float" office:value="3" calcext:value-type="float">
            <text:p>3</text:p>
          </table:table-cell>
          <table:table-cell table:formula="of:=IF([.D17]&lt;0; IF([.D17]&lt;0; [.F17]-[.D17]; [.F17]+[.D17]); IF([.D17]&lt;0; [.F17]-[.D17]; [.F17]+[.D17]))" office:value-type="float" office:value="36.909092" calcext:value-type="float">
            <text:p>36,91</text:p>
          </table:table-cell>
          <table:table-cell table:formula="of:=IF([.F17]&lt;0; IF([.B17]&lt;0; [.F17]-[.B17]; [.F17]+[.B17]); IF([.B17]&lt;0; [.F17]-[.B17]; [.F17]+[.B17]))" office:value-type="float" office:value="36.909092" calcext:value-type="float">
            <text:p>36,91</text:p>
          </table:table-cell>
          <table:table-cell table:formula="of:=IF([.G17]&lt;0; IF([.B17]&lt;0; [.G17]-[.B17]; [.G17]+[.B17]); IF([.B17]&lt;0; [.G17]-[.B17]; [.G17]+[.B17]))" office:value-type="float" office:value="39.909092" calcext:value-type="float">
            <text:p>39,91</text:p>
          </table:table-cell>
          <table:table-cell/>
          <table:table-cell table:formula="of:=IF([.I17]=[.J17]; &quot;IGUAL&quot;; IF([.I17]&lt;[.J17]; &quot;RA&quot;; &quot;VNS&quot;))" office:value-type="string" office:string-value="RA" calcext:value-type="string">
            <text:p>RA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Q16]" office:value-type="float" office:value="18.4333438666667" calcext:value-type="float">
            <text:p>18,43</text:p>
          </table:table-cell>
          <table:table-cell table:formula="of:=([.I17]-[.Q17])*([.I17]-[.Q17])" office:value-type="float" office:value="341.35326908637" calcext:value-type="float">
            <text:p>341,35</text:p>
          </table:table-cell>
          <table:table-cell table:formula="of:=[.S16]" office:value-type="float" office:value="19.2333438666667" calcext:value-type="float">
            <text:p>19,23</text:p>
          </table:table-cell>
          <table:table-cell table:formula="of:=([.J17]-[.S17])*([.J17]-[.S17])" office:value-type="float" office:value="427.486560873037" calcext:value-type="float">
            <text:p>427,49</text:p>
          </table:table-cell>
        </table:table-row>
        <table:table-row table:style-name="ro3">
          <table:table-cell table:formula="of:=[Global.C18]" office:value-type="string" office:string-value="rand0-20-25-25-50-2,dssp" calcext:value-type="string">
            <text:p>rand0-20-25-25-50-2,dssp</text:p>
          </table:table-cell>
          <table:table-cell table:formula="of:=[Global.D18]" office:value-type="float" office:value="-36.856462" calcext:value-type="float">
            <text:p>-36,86</text:p>
          </table:table-cell>
          <table:table-cell table:formula="of:=[Global.E18]" office:value-type="float" office:value="1E+020" calcext:value-type="float">
            <text:p>1,00E+20</text:p>
          </table:table-cell>
          <table:table-cell table:formula="of:=[Global.F18]" office:value-type="float" office:value="-36.856462" calcext:value-type="float">
            <text:p>-36,86</text:p>
          </table:table-cell>
          <table:table-cell table:formula="of:=[Global.G18]" office:value-type="float" office:value="2.710798" calcext:value-type="float">
            <text:p>2,71</text:p>
          </table:table-cell>
          <table:table-cell table:formula="of:=[RA.I18]" office:value-type="float" office:value="0" calcext:value-type="float">
            <text:p>0</text:p>
          </table:table-cell>
          <table:table-cell table:formula="of:=[VNS.H18]" office:value-type="float" office:value="2" calcext:value-type="float">
            <text:p>2</text:p>
          </table:table-cell>
          <table:table-cell table:formula="of:=IF([.D18]&lt;0; IF([.D18]&lt;0; [.F18]-[.D18]; [.F18]+[.D18]); IF([.D18]&lt;0; [.F18]-[.D18]; [.F18]+[.D18]))" office:value-type="float" office:value="36.856462" calcext:value-type="float">
            <text:p>36,86</text:p>
          </table:table-cell>
          <table:table-cell table:formula="of:=IF([.F18]&lt;0; IF([.B18]&lt;0; [.F18]-[.B18]; [.F18]+[.B18]); IF([.B18]&lt;0; [.F18]-[.B18]; [.F18]+[.B18]))" office:value-type="float" office:value="36.856462" calcext:value-type="float">
            <text:p>36,86</text:p>
          </table:table-cell>
          <table:table-cell table:formula="of:=IF([.G18]&lt;0; IF([.B18]&lt;0; [.G18]-[.B18]; [.G18]+[.B18]); IF([.B18]&lt;0; [.G18]-[.B18]; [.G18]+[.B18]))" office:value-type="float" office:value="38.856462" calcext:value-type="float">
            <text:p>38,86</text:p>
          </table:table-cell>
          <table:table-cell/>
          <table:table-cell table:formula="of:=IF([.I18]=[.J18]; &quot;IGUAL&quot;; IF([.I18]&lt;[.J18]; &quot;RA&quot;; &quot;VNS&quot;))" office:value-type="string" office:string-value="RA" calcext:value-type="string">
            <text:p>RA</text:p>
          </table:table-cell>
          <table:table-cell office:value-type="float" office:value="17" calcext:value-type="float">
            <text:p>17</text:p>
          </table:table-cell>
          <table:table-cell table:formula="of:=SUM([.T2:.T76])" office:value-type="float" office:value="8643.08664053728" calcext:value-type="float">
            <text:p>8643,09</text:p>
          </table:table-cell>
          <table:table-cell table:formula="of:=SUM([.R2:.R76])" office:value-type="float" office:value="7860.22209453728" calcext:value-type="float">
            <text:p>7860,22</text:p>
          </table:table-cell>
          <table:table-cell/>
          <table:table-cell table:formula="of:=[.Q17]" office:value-type="float" office:value="18.4333438666667" calcext:value-type="float">
            <text:p>18,43</text:p>
          </table:table-cell>
          <table:table-cell table:formula="of:=([.I18]-[.Q18])*([.I18]-[.Q18])" office:value-type="float" office:value="339.411281754755" calcext:value-type="float">
            <text:p>339,41</text:p>
          </table:table-cell>
          <table:table-cell table:formula="of:=[.S17]" office:value-type="float" office:value="19.2333438666667" calcext:value-type="float">
            <text:p>19,23</text:p>
          </table:table-cell>
          <table:table-cell table:formula="of:=([.J18]-[.S18])*([.J18]-[.S18])" office:value-type="float" office:value="385.066765274756" calcext:value-type="float">
            <text:p>385,07</text:p>
          </table:table-cell>
        </table:table-row>
        <table:table-row table:style-name="ro3">
          <table:table-cell table:formula="of:=[Global.C19]" office:value-type="string" office:string-value="rand0-20-25-25-50-3,dssp" calcext:value-type="string">
            <text:p>rand0-20-25-25-50-3,dssp</text:p>
          </table:table-cell>
          <table:table-cell table:formula="of:=[Global.D19]" office:value-type="float" office:value="-36.797839" calcext:value-type="float">
            <text:p>-36,8</text:p>
          </table:table-cell>
          <table:table-cell table:formula="of:=[Global.E19]" office:value-type="float" office:value="1E+020" calcext:value-type="float">
            <text:p>1,00E+20</text:p>
          </table:table-cell>
          <table:table-cell table:formula="of:=[Global.F19]" office:value-type="float" office:value="-36.797839" calcext:value-type="float">
            <text:p>-36,8</text:p>
          </table:table-cell>
          <table:table-cell table:formula="of:=[Global.G19]" office:value-type="float" office:value="3.272412" calcext:value-type="float">
            <text:p>3,27</text:p>
          </table:table-cell>
          <table:table-cell table:formula="of:=[RA.I19]" office:value-type="float" office:value="1" calcext:value-type="float">
            <text:p>1</text:p>
          </table:table-cell>
          <table:table-cell table:formula="of:=[VNS.H19]" office:value-type="float" office:value="1" calcext:value-type="float">
            <text:p>1</text:p>
          </table:table-cell>
          <table:table-cell table:formula="of:=IF([.D19]&lt;0; IF([.D19]&lt;0; [.F19]-[.D19]; [.F19]+[.D19]); IF([.D19]&lt;0; [.F19]-[.D19]; [.F19]+[.D19]))" office:value-type="float" office:value="37.797839" calcext:value-type="float">
            <text:p>37,8</text:p>
          </table:table-cell>
          <table:table-cell table:formula="of:=IF([.F19]&lt;0; IF([.B19]&lt;0; [.F19]-[.B19]; [.F19]+[.B19]); IF([.B19]&lt;0; [.F19]-[.B19]; [.F19]+[.B19]))" office:value-type="float" office:value="37.797839" calcext:value-type="float">
            <text:p>37,8</text:p>
          </table:table-cell>
          <table:table-cell table:formula="of:=IF([.G19]&lt;0; IF([.B19]&lt;0; [.G19]-[.B19]; [.G19]+[.B19]); IF([.B19]&lt;0; [.G19]-[.B19]; [.G19]+[.B19]))" office:value-type="float" office:value="37.797839" calcext:value-type="float">
            <text:p>37,8</text:p>
          </table:table-cell>
          <table:table-cell/>
          <table:table-cell table:formula="of:=IF([.I19]=[.J19]; &quot;IGUAL&quot;; IF([.I19]&lt;[.J19]; &quot;RA&quot;; &quot;VNS&quot;))" office:value-type="string" office:string-value="IGUAL" calcext:value-type="string">
            <text:p>IGUAL</text:p>
          </table:table-cell>
          <table:table-cell office:value-type="float" office:value="18" calcext:value-type="float">
            <text:p>18</text:p>
          </table:table-cell>
          <table:table-cell table:formula="of:=[.N18]/75" office:value-type="float" office:value="115.241155207164" calcext:value-type="float">
            <text:p>115,24</text:p>
          </table:table-cell>
          <table:table-cell table:formula="of:=[.O18]/75" office:value-type="float" office:value="104.802961260497" calcext:value-type="float">
            <text:p>104,8</text:p>
          </table:table-cell>
          <table:table-cell/>
          <table:table-cell table:formula="of:=[.Q18]" office:value-type="float" office:value="18.4333438666667" calcext:value-type="float">
            <text:p>18,43</text:p>
          </table:table-cell>
          <table:table-cell table:formula="of:=([.I19]-[.Q19])*([.I19]-[.Q19])" office:value-type="float" office:value="374.98367176889" calcext:value-type="float">
            <text:p>374,98</text:p>
          </table:table-cell>
          <table:table-cell table:formula="of:=[.S18]" office:value-type="float" office:value="19.2333438666667" calcext:value-type="float">
            <text:p>19,23</text:p>
          </table:table-cell>
          <table:table-cell table:formula="of:=([.J19]-[.S19])*([.J19]-[.S19])" office:value-type="float" office:value="344.640479555557" calcext:value-type="float">
            <text:p>344,64</text:p>
          </table:table-cell>
        </table:table-row>
        <table:table-row table:style-name="ro3">
          <table:table-cell table:formula="of:=[Global.C20]" office:value-type="string" office:string-value="rand0-20-25-25-50-4,dssp" calcext:value-type="string">
            <text:p>rand0-20-25-25-50-4,dssp</text:p>
          </table:table-cell>
          <table:table-cell table:formula="of:=[Global.D20]" office:value-type="float" office:value="-36.66294" calcext:value-type="float">
            <text:p>-36,66</text:p>
          </table:table-cell>
          <table:table-cell table:formula="of:=[Global.E20]" office:value-type="float" office:value="1E+020" calcext:value-type="float">
            <text:p>1,00E+20</text:p>
          </table:table-cell>
          <table:table-cell table:formula="of:=[Global.F20]" office:value-type="float" office:value="-36.66294" calcext:value-type="float">
            <text:p>-36,66</text:p>
          </table:table-cell>
          <table:table-cell table:formula="of:=[Global.G20]" office:value-type="float" office:value="6.1499" calcext:value-type="float">
            <text:p>6,15</text:p>
          </table:table-cell>
          <table:table-cell table:formula="of:=[RA.I20]" office:value-type="float" office:value="-1" calcext:value-type="float">
            <text:p>-1</text:p>
          </table:table-cell>
          <table:table-cell table:formula="of:=[VNS.H20]" office:value-type="float" office:value="1" calcext:value-type="float">
            <text:p>1</text:p>
          </table:table-cell>
          <table:table-cell table:formula="of:=IF([.D20]&lt;0; IF([.D20]&lt;0; [.F20]-[.D20]; [.F20]+[.D20]); IF([.D20]&lt;0; [.F20]-[.D20]; [.F20]+[.D20]))" office:value-type="float" office:value="35.66294" calcext:value-type="float">
            <text:p>35,66</text:p>
          </table:table-cell>
          <table:table-cell table:formula="of:=IF([.F20]&lt;0; IF([.B20]&lt;0; [.F20]-[.B20]; [.F20]+[.B20]); IF([.B20]&lt;0; [.F20]-[.B20]; [.F20]+[.B20]))" office:value-type="float" office:value="35.66294" calcext:value-type="float">
            <text:p>35,66</text:p>
          </table:table-cell>
          <table:table-cell table:formula="of:=IF([.G20]&lt;0; IF([.B20]&lt;0; [.G20]-[.B20]; [.G20]+[.B20]); IF([.B20]&lt;0; [.G20]-[.B20]; [.G20]+[.B20]))" office:value-type="float" office:value="37.66294" calcext:value-type="float">
            <text:p>37,66</text:p>
          </table:table-cell>
          <table:table-cell/>
          <table:table-cell table:formula="of:=IF([.I20]=[.J20]; &quot;IGUAL&quot;; IF([.I20]&lt;[.J20]; &quot;RA&quot;; &quot;VNS&quot;))" office:value-type="string" office:string-value="RA" calcext:value-type="string">
            <text:p>RA</text:p>
          </table:table-cell>
          <table:table-cell office:value-type="float" office:value="19" calcext:value-type="float">
            <text:p>19</text:p>
          </table:table-cell>
          <table:table-cell table:formula="of:=SQRT([.N19])" office:value-type="float" office:value="10.7350433258168" calcext:value-type="float">
            <text:p>10,74</text:p>
          </table:table-cell>
          <table:table-cell table:style-name="ce14" table:formula="of:=SQRT([.O19])" office:value-type="float" office:value="10.2373317451618" calcext:value-type="float">
            <text:p>10,237</text:p>
          </table:table-cell>
          <table:table-cell table:style-name="ce14"/>
          <table:table-cell table:formula="of:=[.Q19]" office:value-type="float" office:value="18.4333438666667" calcext:value-type="float">
            <text:p>18,43</text:p>
          </table:table-cell>
          <table:table-cell table:formula="of:=([.I20]-[.Q20])*([.I20]-[.Q20])" office:value-type="float" office:value="296.858982917775" calcext:value-type="float">
            <text:p>296,86</text:p>
          </table:table-cell>
          <table:table-cell table:formula="of:=[.S19]" office:value-type="float" office:value="19.2333438666667" calcext:value-type="float">
            <text:p>19,23</text:p>
          </table:table-cell>
          <table:table-cell table:formula="of:=([.J20]-[.S20])*([.J20]-[.S20])" office:value-type="float" office:value="339.650013637775" calcext:value-type="float">
            <text:p>339,65</text:p>
          </table:table-cell>
        </table:table-row>
        <table:table-row table:style-name="ro3">
          <table:table-cell table:formula="of:=[Global.C21]" office:value-type="string" office:string-value="rand0-20-25-25-50-5,dssp" calcext:value-type="string">
            <text:p>rand0-20-25-25-50-5,dssp</text:p>
          </table:table-cell>
          <table:table-cell table:formula="of:=[Global.D21]" office:value-type="float" office:value="-36.738367" calcext:value-type="float">
            <text:p>-36,74</text:p>
          </table:table-cell>
          <table:table-cell table:formula="of:=[Global.E21]" office:value-type="float" office:value="1E+020" calcext:value-type="float">
            <text:p>1,00E+20</text:p>
          </table:table-cell>
          <table:table-cell table:formula="of:=[Global.F21]" office:value-type="float" office:value="-36.738367" calcext:value-type="float">
            <text:p>-36,74</text:p>
          </table:table-cell>
          <table:table-cell table:formula="of:=[Global.G21]" office:value-type="float" office:value="2.899844" calcext:value-type="float">
            <text:p>2,9</text:p>
          </table:table-cell>
          <table:table-cell table:formula="of:=[RA.I21]" office:value-type="float" office:value="1" calcext:value-type="float">
            <text:p>1</text:p>
          </table:table-cell>
          <table:table-cell table:formula="of:=[VNS.H21]" office:value-type="float" office:value="3" calcext:value-type="float">
            <text:p>3</text:p>
          </table:table-cell>
          <table:table-cell table:formula="of:=IF([.D21]&lt;0; IF([.D21]&lt;0; [.F21]-[.D21]; [.F21]+[.D21]); IF([.D21]&lt;0; [.F21]-[.D21]; [.F21]+[.D21]))" office:value-type="float" office:value="37.738367" calcext:value-type="float">
            <text:p>37,74</text:p>
          </table:table-cell>
          <table:table-cell table:formula="of:=IF([.F21]&lt;0; IF([.B21]&lt;0; [.F21]-[.B21]; [.F21]+[.B21]); IF([.B21]&lt;0; [.F21]-[.B21]; [.F21]+[.B21]))" office:value-type="float" office:value="37.738367" calcext:value-type="float">
            <text:p>37,74</text:p>
          </table:table-cell>
          <table:table-cell table:formula="of:=IF([.G21]&lt;0; IF([.B21]&lt;0; [.G21]-[.B21]; [.G21]+[.B21]); IF([.B21]&lt;0; [.G21]-[.B21]; [.G21]+[.B21]))" office:value-type="float" office:value="39.738367" calcext:value-type="float">
            <text:p>39,74</text:p>
          </table:table-cell>
          <table:table-cell/>
          <table:table-cell table:formula="of:=IF([.I21]=[.J21]; &quot;IGUAL&quot;; IF([.I21]&lt;[.J21]; &quot;RA&quot;; &quot;VNS&quot;))" office:value-type="string" office:string-value="RA" calcext:value-type="string">
            <text:p>R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Q20]" office:value-type="float" office:value="18.4333438666667" calcext:value-type="float">
            <text:p>18,43</text:p>
          </table:table-cell>
          <table:table-cell table:formula="of:=([.I21]-[.Q21])*([.I21]-[.Q21])" office:value-type="float" office:value="372.683918178535" calcext:value-type="float">
            <text:p>372,68</text:p>
          </table:table-cell>
          <table:table-cell table:formula="of:=[.S20]" office:value-type="float" office:value="19.2333438666667" calcext:value-type="float">
            <text:p>19,23</text:p>
          </table:table-cell>
          <table:table-cell table:formula="of:=([.J21]-[.S21])*([.J21]-[.S21])" office:value-type="float" office:value="420.455973698535" calcext:value-type="float">
            <text:p>420,46</text:p>
          </table:table-cell>
        </table:table-row>
        <table:table-row table:style-name="ro3">
          <table:table-cell table:formula="of:=[Global.C22]" office:value-type="string" office:string-value="rand0-20-5-5-10-1,dssp" calcext:value-type="string">
            <text:p>rand0-20-5-5-10-1,dssp</text:p>
          </table:table-cell>
          <table:table-cell table:formula="of:=[Global.D22]" office:value-type="float" office:value="-5.766667" calcext:value-type="float">
            <text:p>-5,77</text:p>
          </table:table-cell>
          <table:table-cell table:formula="of:=[Global.E22]" office:value-type="float" office:value="1E+020" calcext:value-type="float">
            <text:p>1,00E+20</text:p>
          </table:table-cell>
          <table:table-cell table:formula="of:=[Global.F22]" office:value-type="float" office:value="-5.766667" calcext:value-type="float">
            <text:p>-5,77</text:p>
          </table:table-cell>
          <table:table-cell table:formula="of:=[Global.G22]" office:value-type="float" office:value="0.018122" calcext:value-type="float">
            <text:p>0,02</text:p>
          </table:table-cell>
          <table:table-cell table:formula="of:=[RA.I22]" office:value-type="float" office:value="-1" calcext:value-type="float">
            <text:p>-1</text:p>
          </table:table-cell>
          <table:table-cell table:formula="of:=[VNS.H22]" office:value-type="float" office:value="-1" calcext:value-type="float">
            <text:p>-1</text:p>
          </table:table-cell>
          <table:table-cell table:formula="of:=IF([.D22]&lt;0; IF([.D22]&lt;0; [.F22]-[.D22]; [.F22]+[.D22]); IF([.D22]&lt;0; [.F22]-[.D22]; [.F22]+[.D22]))" office:value-type="float" office:value="4.766667" calcext:value-type="float">
            <text:p>4,77</text:p>
          </table:table-cell>
          <table:table-cell table:formula="of:=IF([.F22]&lt;0; IF([.B22]&lt;0; [.F22]-[.B22]; [.F22]+[.B22]); IF([.B22]&lt;0; [.F22]-[.B22]; [.F22]+[.B22]))" office:value-type="float" office:value="4.766667" calcext:value-type="float">
            <text:p>4,77</text:p>
          </table:table-cell>
          <table:table-cell table:formula="of:=IF([.G22]&lt;0; IF([.B22]&lt;0; [.G22]-[.B22]; [.G22]+[.B22]); IF([.B22]&lt;0; [.G22]-[.B22]; [.G22]+[.B22]))" office:value-type="float" office:value="4.766667" calcext:value-type="float">
            <text:p>4,77</text:p>
          </table:table-cell>
          <table:table-cell/>
          <table:table-cell table:formula="of:=IF([.I22]=[.J22]; &quot;IGUAL&quot;; IF([.I22]&lt;[.J22]; &quot;RA&quot;; &quot;VNS&quot;))" office:value-type="string" office:string-value="IGUAL" calcext:value-type="string">
            <text:p>IGUAL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Q21]" office:value-type="float" office:value="18.4333438666667" calcext:value-type="float">
            <text:p>18,43</text:p>
          </table:table-cell>
          <table:table-cell table:formula="of:=([.I22]-[.Q22])*([.I22]-[.Q22])" office:value-type="float" office:value="186.778056577882" calcext:value-type="float">
            <text:p>186,78</text:p>
          </table:table-cell>
          <table:table-cell table:formula="of:=[.S21]" office:value-type="float" office:value="19.2333438666667" calcext:value-type="float">
            <text:p>19,23</text:p>
          </table:table-cell>
          <table:table-cell table:formula="of:=([.J22]-[.S22])*([.J22]-[.S22])" office:value-type="float" office:value="209.284739564548" calcext:value-type="float">
            <text:p>209,28</text:p>
          </table:table-cell>
        </table:table-row>
        <table:table-row table:style-name="ro3">
          <table:table-cell table:formula="of:=[Global.C23]" office:value-type="string" office:string-value="rand0-20-5-5-10-2,dssp" calcext:value-type="string">
            <text:p>rand0-20-5-5-10-2,dssp</text:p>
          </table:table-cell>
          <table:table-cell table:formula="of:=[Global.D23]" office:value-type="float" office:value="-5.625" calcext:value-type="float">
            <text:p>-5,63</text:p>
          </table:table-cell>
          <table:table-cell table:formula="of:=[Global.E23]" office:value-type="float" office:value="1E+020" calcext:value-type="float">
            <text:p>1,00E+20</text:p>
          </table:table-cell>
          <table:table-cell table:formula="of:=[Global.F23]" office:value-type="float" office:value="-5.625" calcext:value-type="float">
            <text:p>-5,63</text:p>
          </table:table-cell>
          <table:table-cell table:formula="of:=[Global.G23]" office:value-type="float" office:value="0.022664" calcext:value-type="float">
            <text:p>0,02</text:p>
          </table:table-cell>
          <table:table-cell table:formula="of:=[RA.I23]" office:value-type="float" office:value="-1" calcext:value-type="float">
            <text:p>-1</text:p>
          </table:table-cell>
          <table:table-cell table:formula="of:=[VNS.H23]" office:value-type="float" office:value="-1" calcext:value-type="float">
            <text:p>-1</text:p>
          </table:table-cell>
          <table:table-cell table:formula="of:=IF([.D23]&lt;0; IF([.D23]&lt;0; [.F23]-[.D23]; [.F23]+[.D23]); IF([.D23]&lt;0; [.F23]-[.D23]; [.F23]+[.D23]))" office:value-type="float" office:value="4.625" calcext:value-type="float">
            <text:p>4,63</text:p>
          </table:table-cell>
          <table:table-cell table:formula="of:=IF([.F23]&lt;0; IF([.B23]&lt;0; [.F23]-[.B23]; [.F23]+[.B23]); IF([.B23]&lt;0; [.F23]-[.B23]; [.F23]+[.B23]))" office:value-type="float" office:value="4.625" calcext:value-type="float">
            <text:p>4,63</text:p>
          </table:table-cell>
          <table:table-cell table:formula="of:=IF([.G23]&lt;0; IF([.B23]&lt;0; [.G23]-[.B23]; [.G23]+[.B23]); IF([.B23]&lt;0; [.G23]-[.B23]; [.G23]+[.B23]))" office:value-type="float" office:value="4.625" calcext:value-type="float">
            <text:p>4,63</text:p>
          </table:table-cell>
          <table:table-cell/>
          <table:table-cell table:formula="of:=IF([.I23]=[.J23]; &quot;IGUAL&quot;; IF([.I23]&lt;[.J23]; &quot;RA&quot;; &quot;VNS&quot;))" office:value-type="string" office:string-value="IGUAL" calcext:value-type="string">
            <text:p>IGUAL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Q22]" office:value-type="float" office:value="18.4333438666667" calcext:value-type="float">
            <text:p>18,43</text:p>
          </table:table-cell>
          <table:table-cell table:formula="of:=([.I23]-[.Q23])*([.I23]-[.Q23])" office:value-type="float" office:value="190.670360340111" calcext:value-type="float">
            <text:p>190,67</text:p>
          </table:table-cell>
          <table:table-cell table:formula="of:=[.S22]" office:value-type="float" office:value="19.2333438666667" calcext:value-type="float">
            <text:p>19,23</text:p>
          </table:table-cell>
          <table:table-cell table:formula="of:=([.J23]-[.S23])*([.J23]-[.S23])" office:value-type="float" office:value="213.403710526778" calcext:value-type="float">
            <text:p>213,4</text:p>
          </table:table-cell>
        </table:table-row>
        <table:table-row table:style-name="ro3">
          <table:table-cell table:formula="of:=[Global.C24]" office:value-type="string" office:string-value="rand0-20-5-5-10-3,dssp" calcext:value-type="string">
            <text:p>rand0-20-5-5-10-3,dssp</text:p>
          </table:table-cell>
          <table:table-cell table:formula="of:=[Global.D24]" office:value-type="float" office:value="-5" calcext:value-type="float">
            <text:p>-5</text:p>
          </table:table-cell>
          <table:table-cell table:formula="of:=[Global.E24]" office:value-type="float" office:value="1E+020" calcext:value-type="float">
            <text:p>1,00E+20</text:p>
          </table:table-cell>
          <table:table-cell table:formula="of:=[Global.F24]" office:value-type="float" office:value="-5" calcext:value-type="float">
            <text:p>-5</text:p>
          </table:table-cell>
          <table:table-cell table:formula="of:=[Global.G24]" office:value-type="float" office:value="0.017032" calcext:value-type="float">
            <text:p>0,02</text:p>
          </table:table-cell>
          <table:table-cell table:formula="of:=[RA.I24]" office:value-type="float" office:value="-1" calcext:value-type="float">
            <text:p>-1</text:p>
          </table:table-cell>
          <table:table-cell table:formula="of:=[VNS.H24]" office:value-type="float" office:value="0" calcext:value-type="float">
            <text:p>0</text:p>
          </table:table-cell>
          <table:table-cell table:formula="of:=IF([.D24]&lt;0; IF([.D24]&lt;0; [.F24]-[.D24]; [.F24]+[.D24]); IF([.D24]&lt;0; [.F24]-[.D24]; [.F24]+[.D24]))" office:value-type="float" office:value="4" calcext:value-type="float">
            <text:p>4</text:p>
          </table:table-cell>
          <table:table-cell table:formula="of:=IF([.F24]&lt;0; IF([.B24]&lt;0; [.F24]-[.B24]; [.F24]+[.B24]); IF([.B24]&lt;0; [.F24]-[.B24]; [.F24]+[.B24]))" office:value-type="float" office:value="4" calcext:value-type="float">
            <text:p>4</text:p>
          </table:table-cell>
          <table:table-cell table:formula="of:=IF([.G24]&lt;0; IF([.B24]&lt;0; [.G24]-[.B24]; [.G24]+[.B24]); IF([.B24]&lt;0; [.G24]-[.B24]; [.G24]+[.B24]))" office:value-type="float" office:value="5" calcext:value-type="float">
            <text:p>5</text:p>
          </table:table-cell>
          <table:table-cell/>
          <table:table-cell table:formula="of:=IF([.I24]=[.J24]; &quot;IGUAL&quot;; IF([.I24]&lt;[.J24]; &quot;RA&quot;; &quot;VNS&quot;))" office:value-type="string" office:string-value="RA" calcext:value-type="string">
            <text:p>RA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Q23]" office:value-type="float" office:value="18.4333438666667" calcext:value-type="float">
            <text:p>18,43</text:p>
          </table:table-cell>
          <table:table-cell table:formula="of:=([.I24]-[.Q24])*([.I24]-[.Q24])" office:value-type="float" office:value="208.321415173444" calcext:value-type="float">
            <text:p>208,32</text:p>
          </table:table-cell>
          <table:table-cell table:formula="of:=[.S23]" office:value-type="float" office:value="19.2333438666667" calcext:value-type="float">
            <text:p>19,23</text:p>
          </table:table-cell>
          <table:table-cell table:formula="of:=([.J24]-[.S24])*([.J24]-[.S24])" office:value-type="float" office:value="202.588077626778" calcext:value-type="float">
            <text:p>202,59</text:p>
          </table:table-cell>
        </table:table-row>
        <table:table-row table:style-name="ro3">
          <table:table-cell table:formula="of:=[Global.C25]" office:value-type="string" office:string-value="rand0-20-5-5-10-4,dssp" calcext:value-type="string">
            <text:p>rand0-20-5-5-10-4,dssp</text:p>
          </table:table-cell>
          <table:table-cell table:formula="of:=[Global.D25]" office:value-type="float" office:value="-4.5" calcext:value-type="float">
            <text:p>-4,5</text:p>
          </table:table-cell>
          <table:table-cell table:formula="of:=[Global.E25]" office:value-type="float" office:value="1E+020" calcext:value-type="float">
            <text:p>1,00E+20</text:p>
          </table:table-cell>
          <table:table-cell table:formula="of:=[Global.F25]" office:value-type="float" office:value="-4.5" calcext:value-type="float">
            <text:p>-4,5</text:p>
          </table:table-cell>
          <table:table-cell table:formula="of:=[Global.G25]" office:value-type="float" office:value="0.017099" calcext:value-type="float">
            <text:p>0,02</text:p>
          </table:table-cell>
          <table:table-cell table:formula="of:=[RA.I25]" office:value-type="float" office:value="-1" calcext:value-type="float">
            <text:p>-1</text:p>
          </table:table-cell>
          <table:table-cell table:formula="of:=[VNS.H25]" office:value-type="float" office:value="-1" calcext:value-type="float">
            <text:p>-1</text:p>
          </table:table-cell>
          <table:table-cell table:formula="of:=IF([.D25]&lt;0; IF([.D25]&lt;0; [.F25]-[.D25]; [.F25]+[.D25]); IF([.D25]&lt;0; [.F25]-[.D25]; [.F25]+[.D25]))" office:value-type="float" office:value="3.5" calcext:value-type="float">
            <text:p>3,5</text:p>
          </table:table-cell>
          <table:table-cell table:formula="of:=IF([.F25]&lt;0; IF([.B25]&lt;0; [.F25]-[.B25]; [.F25]+[.B25]); IF([.B25]&lt;0; [.F25]-[.B25]; [.F25]+[.B25]))" office:value-type="float" office:value="3.5" calcext:value-type="float">
            <text:p>3,5</text:p>
          </table:table-cell>
          <table:table-cell table:formula="of:=IF([.G25]&lt;0; IF([.B25]&lt;0; [.G25]-[.B25]; [.G25]+[.B25]); IF([.B25]&lt;0; [.G25]-[.B25]; [.G25]+[.B25]))" office:value-type="float" office:value="3.5" calcext:value-type="float">
            <text:p>3,5</text:p>
          </table:table-cell>
          <table:table-cell/>
          <table:table-cell table:formula="of:=IF([.I25]=[.J25]; &quot;IGUAL&quot;; IF([.I25]&lt;[.J25]; &quot;RA&quot;; &quot;VNS&quot;))" office:value-type="string" office:string-value="IGUAL" calcext:value-type="string">
            <text:p>IGUAL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Q24]" office:value-type="float" office:value="18.4333438666667" calcext:value-type="float">
            <text:p>18,43</text:p>
          </table:table-cell>
          <table:table-cell table:formula="of:=([.I25]-[.Q25])*([.I25]-[.Q25])" office:value-type="float" office:value="223.004759040111" calcext:value-type="float">
            <text:p>223</text:p>
          </table:table-cell>
          <table:table-cell table:formula="of:=[.S24]" office:value-type="float" office:value="19.2333438666667" calcext:value-type="float">
            <text:p>19,23</text:p>
          </table:table-cell>
          <table:table-cell table:formula="of:=([.J25]-[.S25])*([.J25]-[.S25])" office:value-type="float" office:value="247.538109226778" calcext:value-type="float">
            <text:p>247,54</text:p>
          </table:table-cell>
        </table:table-row>
        <table:table-row table:style-name="ro3">
          <table:table-cell table:formula="of:=[Global.C26]" office:value-type="string" office:string-value="rand0-20-5-5-10-5,dssp" calcext:value-type="string">
            <text:p>rand0-20-5-5-10-5,dssp</text:p>
          </table:table-cell>
          <table:table-cell table:formula="of:=[Global.D26]" office:value-type="float" office:value="-5.213115" calcext:value-type="float">
            <text:p>-5,21</text:p>
          </table:table-cell>
          <table:table-cell table:formula="of:=[Global.E26]" office:value-type="float" office:value="1E+020" calcext:value-type="float">
            <text:p>1,00E+20</text:p>
          </table:table-cell>
          <table:table-cell table:formula="of:=[Global.F26]" office:value-type="float" office:value="-5.213115" calcext:value-type="float">
            <text:p>-5,21</text:p>
          </table:table-cell>
          <table:table-cell table:formula="of:=[Global.G26]" office:value-type="float" office:value="0.020955" calcext:value-type="float">
            <text:p>0,02</text:p>
          </table:table-cell>
          <table:table-cell table:formula="of:=[RA.I26]" office:value-type="float" office:value="-1" calcext:value-type="float">
            <text:p>-1</text:p>
          </table:table-cell>
          <table:table-cell table:formula="of:=[VNS.H26]" office:value-type="float" office:value="-1" calcext:value-type="float">
            <text:p>-1</text:p>
          </table:table-cell>
          <table:table-cell table:formula="of:=IF([.D26]&lt;0; IF([.D26]&lt;0; [.F26]-[.D26]; [.F26]+[.D26]); IF([.D26]&lt;0; [.F26]-[.D26]; [.F26]+[.D26]))" office:value-type="float" office:value="4.213115" calcext:value-type="float">
            <text:p>4,21</text:p>
          </table:table-cell>
          <table:table-cell table:formula="of:=IF([.F26]&lt;0; IF([.B26]&lt;0; [.F26]-[.B26]; [.F26]+[.B26]); IF([.B26]&lt;0; [.F26]-[.B26]; [.F26]+[.B26]))" office:value-type="float" office:value="4.213115" calcext:value-type="float">
            <text:p>4,21</text:p>
          </table:table-cell>
          <table:table-cell table:formula="of:=IF([.G26]&lt;0; IF([.B26]&lt;0; [.G26]-[.B26]; [.G26]+[.B26]); IF([.B26]&lt;0; [.G26]-[.B26]; [.G26]+[.B26]))" office:value-type="float" office:value="4.213115" calcext:value-type="float">
            <text:p>4,21</text:p>
          </table:table-cell>
          <table:table-cell/>
          <table:table-cell table:formula="of:=IF([.I26]=[.J26]; &quot;IGUAL&quot;; IF([.I26]&lt;[.J26]; &quot;RA&quot;; &quot;VNS&quot;))" office:value-type="string" office:string-value="IGUAL" calcext:value-type="string">
            <text:p>IGUAL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Q25]" office:value-type="float" office:value="18.4333438666667" calcext:value-type="float">
            <text:p>18,43</text:p>
          </table:table-cell>
          <table:table-cell table:formula="of:=([.I26]-[.Q26])*([.I26]-[.Q26])" office:value-type="float" office:value="202.21490902038" calcext:value-type="float">
            <text:p>202,21</text:p>
          </table:table-cell>
          <table:table-cell table:formula="of:=[.S25]" office:value-type="float" office:value="19.2333438666667" calcext:value-type="float">
            <text:p>19,23</text:p>
          </table:table-cell>
          <table:table-cell table:formula="of:=([.J26]-[.S26])*([.J26]-[.S26])" office:value-type="float" office:value="225.607275207047" calcext:value-type="float">
            <text:p>225,61</text:p>
          </table:table-cell>
        </table:table-row>
        <table:table-row table:style-name="ro3">
          <table:table-cell table:formula="of:=[Global.C27]" office:value-type="string" office:string-value="rand0-2-10-10-20-1,dssp" calcext:value-type="string">
            <text:p>rand0-2-10-10-20-1,dssp</text:p>
          </table:table-cell>
          <table:table-cell table:formula="of:=[Global.D27]" office:value-type="float" office:value="-8" calcext:value-type="float">
            <text:p>-8</text:p>
          </table:table-cell>
          <table:table-cell table:formula="of:=[Global.E27]" office:value-type="float" office:value="1E+020" calcext:value-type="float">
            <text:p>1,00E+20</text:p>
          </table:table-cell>
          <table:table-cell table:formula="of:=[Global.F27]" office:value-type="float" office:value="-8" calcext:value-type="float">
            <text:p>-8</text:p>
          </table:table-cell>
          <table:table-cell table:formula="of:=[Global.G27]" office:value-type="float" office:value="0.040736" calcext:value-type="float">
            <text:p>0,04</text:p>
          </table:table-cell>
          <table:table-cell table:formula="of:=[RA.I27]" office:value-type="float" office:value="1" calcext:value-type="float">
            <text:p>1</text:p>
          </table:table-cell>
          <table:table-cell table:formula="of:=[VNS.H27]" office:value-type="float" office:value="2" calcext:value-type="float">
            <text:p>2</text:p>
          </table:table-cell>
          <table:table-cell table:formula="of:=IF([.D27]&lt;0; IF([.D27]&lt;0; [.F27]-[.D27]; [.F27]+[.D27]); IF([.D27]&lt;0; [.F27]-[.D27]; [.F27]+[.D27]))" office:value-type="float" office:value="9" calcext:value-type="float">
            <text:p>9</text:p>
          </table:table-cell>
          <table:table-cell table:formula="of:=IF([.F27]&lt;0; IF([.B27]&lt;0; [.F27]-[.B27]; [.F27]+[.B27]); IF([.B27]&lt;0; [.F27]-[.B27]; [.F27]+[.B27]))" office:value-type="float" office:value="9" calcext:value-type="float">
            <text:p>9</text:p>
          </table:table-cell>
          <table:table-cell table:formula="of:=IF([.G27]&lt;0; IF([.B27]&lt;0; [.G27]-[.B27]; [.G27]+[.B27]); IF([.B27]&lt;0; [.G27]-[.B27]; [.G27]+[.B27]))" office:value-type="float" office:value="10" calcext:value-type="float">
            <text:p>10</text:p>
          </table:table-cell>
          <table:table-cell/>
          <table:table-cell table:formula="of:=IF([.I27]=[.J27]; &quot;IGUAL&quot;; IF([.I27]&lt;[.J27]; &quot;RA&quot;; &quot;VNS&quot;))" office:value-type="string" office:string-value="RA" calcext:value-type="string">
            <text:p>RA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Q26]" office:value-type="float" office:value="18.4333438666667" calcext:value-type="float">
            <text:p>18,43</text:p>
          </table:table-cell>
          <table:table-cell table:formula="of:=([.I27]-[.Q27])*([.I27]-[.Q27])" office:value-type="float" office:value="88.9879765067777" calcext:value-type="float">
            <text:p>88,99</text:p>
          </table:table-cell>
          <table:table-cell table:formula="of:=[.S26]" office:value-type="float" office:value="19.2333438666667" calcext:value-type="float">
            <text:p>19,23</text:p>
          </table:table-cell>
          <table:table-cell table:formula="of:=([.J27]-[.S27])*([.J27]-[.S27])" office:value-type="float" office:value="85.2546389601109" calcext:value-type="float">
            <text:p>85,25</text:p>
          </table:table-cell>
        </table:table-row>
        <table:table-row table:style-name="ro3">
          <table:table-cell table:formula="of:=[Global.C28]" office:value-type="string" office:string-value="rand0-2-10-10-20-2,dssp" calcext:value-type="string">
            <text:p>rand0-2-10-10-20-2,dssp</text:p>
          </table:table-cell>
          <table:table-cell table:formula="of:=[Global.D28]" office:value-type="float" office:value="-8.625" calcext:value-type="float">
            <text:p>-8,63</text:p>
          </table:table-cell>
          <table:table-cell table:formula="of:=[Global.E28]" office:value-type="float" office:value="1E+020" calcext:value-type="float">
            <text:p>1,00E+20</text:p>
          </table:table-cell>
          <table:table-cell table:formula="of:=[Global.F28]" office:value-type="float" office:value="-8.625" calcext:value-type="float">
            <text:p>-8,63</text:p>
          </table:table-cell>
          <table:table-cell table:formula="of:=[Global.G28]" office:value-type="float" office:value="0.024682" calcext:value-type="float">
            <text:p>0,02</text:p>
          </table:table-cell>
          <table:table-cell table:formula="of:=[RA.I28]" office:value-type="float" office:value="5" calcext:value-type="float">
            <text:p>5</text:p>
          </table:table-cell>
          <table:table-cell table:formula="of:=[VNS.H28]" office:value-type="float" office:value="1" calcext:value-type="float">
            <text:p>1</text:p>
          </table:table-cell>
          <table:table-cell table:formula="of:=IF([.D28]&lt;0; IF([.D28]&lt;0; [.F28]-[.D28]; [.F28]+[.D28]); IF([.D28]&lt;0; [.F28]-[.D28]; [.F28]+[.D28]))" office:value-type="float" office:value="13.625" calcext:value-type="float">
            <text:p>13,63</text:p>
          </table:table-cell>
          <table:table-cell table:formula="of:=IF([.F28]&lt;0; IF([.B28]&lt;0; [.F28]-[.B28]; [.F28]+[.B28]); IF([.B28]&lt;0; [.F28]-[.B28]; [.F28]+[.B28]))" office:value-type="float" office:value="13.625" calcext:value-type="float">
            <text:p>13,63</text:p>
          </table:table-cell>
          <table:table-cell table:formula="of:=IF([.G28]&lt;0; IF([.B28]&lt;0; [.G28]-[.B28]; [.G28]+[.B28]); IF([.B28]&lt;0; [.G28]-[.B28]; [.G28]+[.B28]))" office:value-type="float" office:value="9.625" calcext:value-type="float">
            <text:p>9,63</text:p>
          </table:table-cell>
          <table:table-cell/>
          <table:table-cell table:formula="of:=IF([.I28]=[.J28]; &quot;IGUAL&quot;; IF([.I28]&lt;[.J28]; &quot;RA&quot;; &quot;VNS&quot;))" office:value-type="string" office:string-value="VNS" calcext:value-type="string">
            <text:p>VNS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Q27]" office:value-type="float" office:value="18.4333438666667" calcext:value-type="float">
            <text:p>18,43</text:p>
          </table:table-cell>
          <table:table-cell table:formula="of:=([.I28]-[.Q28])*([.I28]-[.Q28])" office:value-type="float" office:value="23.120170740111" calcext:value-type="float">
            <text:p>23,12</text:p>
          </table:table-cell>
          <table:table-cell table:formula="of:=[.S27]" office:value-type="float" office:value="19.2333438666667" calcext:value-type="float">
            <text:p>19,23</text:p>
          </table:table-cell>
          <table:table-cell table:formula="of:=([.J28]-[.S28])*([.J28]-[.S28])" office:value-type="float" office:value="92.3202718601109" calcext:value-type="float">
            <text:p>92,32</text:p>
          </table:table-cell>
        </table:table-row>
        <table:table-row table:style-name="ro3">
          <table:table-cell table:formula="of:=[Global.C29]" office:value-type="string" office:string-value="rand0-2-10-10-20-3,dssp" calcext:value-type="string">
            <text:p>rand0-2-10-10-20-3,dssp</text:p>
          </table:table-cell>
          <table:table-cell table:formula="of:=[Global.D29]" office:value-type="float" office:value="-8.1" calcext:value-type="float">
            <text:p>-8,1</text:p>
          </table:table-cell>
          <table:table-cell table:formula="of:=[Global.E29]" office:value-type="float" office:value="1E+020" calcext:value-type="float">
            <text:p>1,00E+20</text:p>
          </table:table-cell>
          <table:table-cell table:formula="of:=[Global.F29]" office:value-type="float" office:value="-8.1" calcext:value-type="float">
            <text:p>-8,1</text:p>
          </table:table-cell>
          <table:table-cell table:formula="of:=[Global.G29]" office:value-type="float" office:value="0.02195" calcext:value-type="float">
            <text:p>0,02</text:p>
          </table:table-cell>
          <table:table-cell table:formula="of:=[RA.I29]" office:value-type="float" office:value="2" calcext:value-type="float">
            <text:p>2</text:p>
          </table:table-cell>
          <table:table-cell table:formula="of:=[VNS.H29]" office:value-type="float" office:value="1" calcext:value-type="float">
            <text:p>1</text:p>
          </table:table-cell>
          <table:table-cell table:formula="of:=IF([.D29]&lt;0; IF([.D29]&lt;0; [.F29]-[.D29]; [.F29]+[.D29]); IF([.D29]&lt;0; [.F29]-[.D29]; [.F29]+[.D29]))" office:value-type="float" office:value="10.1" calcext:value-type="float">
            <text:p>10,1</text:p>
          </table:table-cell>
          <table:table-cell table:formula="of:=IF([.F29]&lt;0; IF([.B29]&lt;0; [.F29]-[.B29]; [.F29]+[.B29]); IF([.B29]&lt;0; [.F29]-[.B29]; [.F29]+[.B29]))" office:value-type="float" office:value="10.1" calcext:value-type="float">
            <text:p>10,1</text:p>
          </table:table-cell>
          <table:table-cell table:formula="of:=IF([.G29]&lt;0; IF([.B29]&lt;0; [.G29]-[.B29]; [.G29]+[.B29]); IF([.B29]&lt;0; [.G29]-[.B29]; [.G29]+[.B29]))" office:value-type="float" office:value="9.1" calcext:value-type="float">
            <text:p>9,1</text:p>
          </table:table-cell>
          <table:table-cell/>
          <table:table-cell table:formula="of:=IF([.I29]=[.J29]; &quot;IGUAL&quot;; IF([.I29]&lt;[.J29]; &quot;RA&quot;; &quot;VNS&quot;))" office:value-type="string" office:string-value="VNS" calcext:value-type="string">
            <text:p>VNS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Q28]" office:value-type="float" office:value="18.4333438666667" calcext:value-type="float">
            <text:p>18,43</text:p>
          </table:table-cell>
          <table:table-cell table:formula="of:=([.I29]-[.Q29])*([.I29]-[.Q29])" office:value-type="float" office:value="69.444620000111" calcext:value-type="float">
            <text:p>69,44</text:p>
          </table:table-cell>
          <table:table-cell table:formula="of:=[.S28]" office:value-type="float" office:value="19.2333438666667" calcext:value-type="float">
            <text:p>19,23</text:p>
          </table:table-cell>
          <table:table-cell table:formula="of:=([.J29]-[.S29])*([.J29]-[.S29])" office:value-type="float" office:value="102.684657920111" calcext:value-type="float">
            <text:p>102,68</text:p>
          </table:table-cell>
        </table:table-row>
        <table:table-row table:style-name="ro3">
          <table:table-cell table:formula="of:=[Global.C30]" office:value-type="string" office:string-value="rand0-2-10-10-20-4,dssp" calcext:value-type="string">
            <text:p>rand0-2-10-10-20-4,dssp</text:p>
          </table:table-cell>
          <table:table-cell table:formula="of:=[Global.D30]" office:value-type="float" office:value="-8.625" calcext:value-type="float">
            <text:p>-8,63</text:p>
          </table:table-cell>
          <table:table-cell table:formula="of:=[Global.E30]" office:value-type="float" office:value="1E+020" calcext:value-type="float">
            <text:p>1,00E+20</text:p>
          </table:table-cell>
          <table:table-cell table:formula="of:=[Global.F30]" office:value-type="float" office:value="-8.625" calcext:value-type="float">
            <text:p>-8,63</text:p>
          </table:table-cell>
          <table:table-cell table:formula="of:=[Global.G30]" office:value-type="float" office:value="0.019907" calcext:value-type="float">
            <text:p>0,02</text:p>
          </table:table-cell>
          <table:table-cell table:formula="of:=[RA.I30]" office:value-type="float" office:value="3" calcext:value-type="float">
            <text:p>3</text:p>
          </table:table-cell>
          <table:table-cell table:formula="of:=[VNS.H30]" office:value-type="float" office:value="2" calcext:value-type="float">
            <text:p>2</text:p>
          </table:table-cell>
          <table:table-cell table:formula="of:=IF([.D30]&lt;0; IF([.D30]&lt;0; [.F30]-[.D30]; [.F30]+[.D30]); IF([.D30]&lt;0; [.F30]-[.D30]; [.F30]+[.D30]))" office:value-type="float" office:value="11.625" calcext:value-type="float">
            <text:p>11,63</text:p>
          </table:table-cell>
          <table:table-cell table:formula="of:=IF([.F30]&lt;0; IF([.B30]&lt;0; [.F30]-[.B30]; [.F30]+[.B30]); IF([.B30]&lt;0; [.F30]-[.B30]; [.F30]+[.B30]))" office:value-type="float" office:value="11.625" calcext:value-type="float">
            <text:p>11,63</text:p>
          </table:table-cell>
          <table:table-cell table:formula="of:=IF([.G30]&lt;0; IF([.B30]&lt;0; [.G30]-[.B30]; [.G30]+[.B30]); IF([.B30]&lt;0; [.G30]-[.B30]; [.G30]+[.B30]))" office:value-type="float" office:value="10.625" calcext:value-type="float">
            <text:p>10,63</text:p>
          </table:table-cell>
          <table:table-cell/>
          <table:table-cell table:formula="of:=IF([.I30]=[.J30]; &quot;IGUAL&quot;; IF([.I30]&lt;[.J30]; &quot;RA&quot;; &quot;VNS&quot;))" office:value-type="string" office:string-value="VNS" calcext:value-type="string">
            <text:p>VNS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[.Q29]" office:value-type="float" office:value="18.4333438666667" calcext:value-type="float">
            <text:p>18,43</text:p>
          </table:table-cell>
          <table:table-cell table:formula="of:=([.I30]-[.Q30])*([.I30]-[.Q30])" office:value-type="float" office:value="46.3535462067777" calcext:value-type="float">
            <text:p>46,35</text:p>
          </table:table-cell>
          <table:table-cell table:formula="of:=[.S29]" office:value-type="float" office:value="19.2333438666667" calcext:value-type="float">
            <text:p>19,23</text:p>
          </table:table-cell>
          <table:table-cell table:formula="of:=([.J30]-[.S30])*([.J30]-[.S30])" office:value-type="float" office:value="74.1035841267776" calcext:value-type="float">
            <text:p>74,1</text:p>
          </table:table-cell>
        </table:table-row>
        <table:table-row table:style-name="ro3">
          <table:table-cell table:formula="of:=[Global.C31]" office:value-type="string" office:string-value="rand0-2-10-10-20-5,dssp" calcext:value-type="string">
            <text:p>rand0-2-10-10-20-5,dssp</text:p>
          </table:table-cell>
          <table:table-cell table:formula="of:=[Global.D31]" office:value-type="float" office:value="-9" calcext:value-type="float">
            <text:p>-9</text:p>
          </table:table-cell>
          <table:table-cell table:formula="of:=[Global.E31]" office:value-type="float" office:value="1E+020" calcext:value-type="float">
            <text:p>1,00E+20</text:p>
          </table:table-cell>
          <table:table-cell table:formula="of:=[Global.F31]" office:value-type="float" office:value="-9" calcext:value-type="float">
            <text:p>-9</text:p>
          </table:table-cell>
          <table:table-cell table:formula="of:=[Global.G31]" office:value-type="float" office:value="0.029481" calcext:value-type="float">
            <text:p>0,03</text:p>
          </table:table-cell>
          <table:table-cell table:formula="of:=[RA.I31]" office:value-type="float" office:value="2" calcext:value-type="float">
            <text:p>2</text:p>
          </table:table-cell>
          <table:table-cell table:formula="of:=[VNS.H31]" office:value-type="float" office:value="3" calcext:value-type="float">
            <text:p>3</text:p>
          </table:table-cell>
          <table:table-cell table:formula="of:=IF([.D31]&lt;0; IF([.D31]&lt;0; [.F31]-[.D31]; [.F31]+[.D31]); IF([.D31]&lt;0; [.F31]-[.D31]; [.F31]+[.D31]))" office:value-type="float" office:value="11" calcext:value-type="float">
            <text:p>11</text:p>
          </table:table-cell>
          <table:table-cell table:formula="of:=IF([.F31]&lt;0; IF([.B31]&lt;0; [.F31]-[.B31]; [.F31]+[.B31]); IF([.B31]&lt;0; [.F31]-[.B31]; [.F31]+[.B31]))" office:value-type="float" office:value="11" calcext:value-type="float">
            <text:p>11</text:p>
          </table:table-cell>
          <table:table-cell table:formula="of:=IF([.G31]&lt;0; IF([.B31]&lt;0; [.G31]-[.B31]; [.G31]+[.B31]); IF([.B31]&lt;0; [.G31]-[.B31]; [.G31]+[.B31]))" office:value-type="float" office:value="12" calcext:value-type="float">
            <text:p>12</text:p>
          </table:table-cell>
          <table:table-cell/>
          <table:table-cell table:formula="of:=IF([.I31]=[.J31]; &quot;IGUAL&quot;; IF([.I31]&lt;[.J31]; &quot;RA&quot;; &quot;VNS&quot;))" office:value-type="string" office:string-value="RA" calcext:value-type="string">
            <text:p>RA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Q30]" office:value-type="float" office:value="18.4333438666667" calcext:value-type="float">
            <text:p>18,43</text:p>
          </table:table-cell>
          <table:table-cell table:formula="of:=([.I31]-[.Q31])*([.I31]-[.Q31])" office:value-type="float" office:value="55.254601040111" calcext:value-type="float">
            <text:p>55,25</text:p>
          </table:table-cell>
          <table:table-cell table:formula="of:=[.S30]" office:value-type="float" office:value="19.2333438666667" calcext:value-type="float">
            <text:p>19,23</text:p>
          </table:table-cell>
          <table:table-cell table:formula="of:=([.J31]-[.S31])*([.J31]-[.S31])" office:value-type="float" office:value="52.3212634934443" calcext:value-type="float">
            <text:p>52,32</text:p>
          </table:table-cell>
        </table:table-row>
        <table:table-row table:style-name="ro3">
          <table:table-cell table:formula="of:=[Global.C32]" office:value-type="string" office:string-value="rand0-2-15-15-30-1,dssp" calcext:value-type="string">
            <text:p>rand0-2-15-15-30-1,dssp</text:p>
          </table:table-cell>
          <table:table-cell table:formula="of:=[Global.D32]" office:value-type="float" office:value="-11.588217" calcext:value-type="float">
            <text:p>-11,59</text:p>
          </table:table-cell>
          <table:table-cell table:formula="of:=[Global.E32]" office:value-type="float" office:value="1E+020" calcext:value-type="float">
            <text:p>1,00E+20</text:p>
          </table:table-cell>
          <table:table-cell table:formula="of:=[Global.F32]" office:value-type="float" office:value="-11.588217" calcext:value-type="float">
            <text:p>-11,59</text:p>
          </table:table-cell>
          <table:table-cell table:formula="of:=[Global.G32]" office:value-type="float" office:value="0.053779" calcext:value-type="float">
            <text:p>0,05</text:p>
          </table:table-cell>
          <table:table-cell table:formula="of:=[RA.I32]" office:value-type="float" office:value="4" calcext:value-type="float">
            <text:p>4</text:p>
          </table:table-cell>
          <table:table-cell table:formula="of:=[VNS.H32]" office:value-type="float" office:value="3" calcext:value-type="float">
            <text:p>3</text:p>
          </table:table-cell>
          <table:table-cell table:formula="of:=IF([.D32]&lt;0; IF([.D32]&lt;0; [.F32]-[.D32]; [.F32]+[.D32]); IF([.D32]&lt;0; [.F32]-[.D32]; [.F32]+[.D32]))" office:value-type="float" office:value="15.588217" calcext:value-type="float">
            <text:p>15,59</text:p>
          </table:table-cell>
          <table:table-cell table:formula="of:=IF([.F32]&lt;0; IF([.B32]&lt;0; [.F32]-[.B32]; [.F32]+[.B32]); IF([.B32]&lt;0; [.F32]-[.B32]; [.F32]+[.B32]))" office:value-type="float" office:value="15.588217" calcext:value-type="float">
            <text:p>15,59</text:p>
          </table:table-cell>
          <table:table-cell table:formula="of:=IF([.G32]&lt;0; IF([.B32]&lt;0; [.G32]-[.B32]; [.G32]+[.B32]); IF([.B32]&lt;0; [.G32]-[.B32]; [.G32]+[.B32]))" office:value-type="float" office:value="14.588217" calcext:value-type="float">
            <text:p>14,59</text:p>
          </table:table-cell>
          <table:table-cell/>
          <table:table-cell table:formula="of:=IF([.I32]=[.J32]; &quot;IGUAL&quot;; IF([.I32]&lt;[.J32]; &quot;RA&quot;; &quot;VNS&quot;))" office:value-type="string" office:string-value="VNS" calcext:value-type="string">
            <text:p>VN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Q31]" office:value-type="float" office:value="18.4333438666667" calcext:value-type="float">
            <text:p>18,43</text:p>
          </table:table-cell>
          <table:table-cell table:formula="of:=([.I32]-[.Q32])*([.I32]-[.Q32])" office:value-type="float" office:value="8.09474688742851" calcext:value-type="float">
            <text:p>8,09</text:p>
          </table:table-cell>
          <table:table-cell table:formula="of:=[.S31]" office:value-type="float" office:value="19.2333438666667" calcext:value-type="float">
            <text:p>19,23</text:p>
          </table:table-cell>
          <table:table-cell table:formula="of:=([.J32]-[.S32])*([.J32]-[.S32])" office:value-type="float" office:value="21.5772036074285" calcext:value-type="float">
            <text:p>21,58</text:p>
          </table:table-cell>
        </table:table-row>
        <table:table-row table:style-name="ro3">
          <table:table-cell table:formula="of:=[Global.C33]" office:value-type="string" office:string-value="rand0-2-15-15-30-2,dssp" calcext:value-type="string">
            <text:p>rand0-2-15-15-30-2,dssp</text:p>
          </table:table-cell>
          <table:table-cell table:formula="of:=[Global.D33]" office:value-type="float" office:value="-11.770937" calcext:value-type="float">
            <text:p>-11,77</text:p>
          </table:table-cell>
          <table:table-cell table:formula="of:=[Global.E33]" office:value-type="float" office:value="1E+020" calcext:value-type="float">
            <text:p>1,00E+20</text:p>
          </table:table-cell>
          <table:table-cell table:formula="of:=[Global.F33]" office:value-type="float" office:value="-11.770937" calcext:value-type="float">
            <text:p>-11,77</text:p>
          </table:table-cell>
          <table:table-cell table:formula="of:=[Global.G33]" office:value-type="float" office:value="0.085676" calcext:value-type="float">
            <text:p>0,09</text:p>
          </table:table-cell>
          <table:table-cell table:formula="of:=[RA.I33]" office:value-type="float" office:value="0" calcext:value-type="float">
            <text:p>0</text:p>
          </table:table-cell>
          <table:table-cell table:formula="of:=[VNS.H33]" office:value-type="float" office:value="2" calcext:value-type="float">
            <text:p>2</text:p>
          </table:table-cell>
          <table:table-cell table:formula="of:=IF([.D33]&lt;0; IF([.D33]&lt;0; [.F33]-[.D33]; [.F33]+[.D33]); IF([.D33]&lt;0; [.F33]-[.D33]; [.F33]+[.D33]))" office:value-type="float" office:value="11.770937" calcext:value-type="float">
            <text:p>11,77</text:p>
          </table:table-cell>
          <table:table-cell table:formula="of:=IF([.F33]&lt;0; IF([.B33]&lt;0; [.F33]-[.B33]; [.F33]+[.B33]); IF([.B33]&lt;0; [.F33]-[.B33]; [.F33]+[.B33]))" office:value-type="float" office:value="11.770937" calcext:value-type="float">
            <text:p>11,77</text:p>
          </table:table-cell>
          <table:table-cell table:formula="of:=IF([.G33]&lt;0; IF([.B33]&lt;0; [.G33]-[.B33]; [.G33]+[.B33]); IF([.B33]&lt;0; [.G33]-[.B33]; [.G33]+[.B33]))" office:value-type="float" office:value="13.770937" calcext:value-type="float">
            <text:p>13,77</text:p>
          </table:table-cell>
          <table:table-cell/>
          <table:table-cell table:formula="of:=IF([.I33]=[.J33]; &quot;IGUAL&quot;; IF([.I33]&lt;[.J33]; &quot;RA&quot;; &quot;VNS&quot;))" office:value-type="string" office:string-value="RA" calcext:value-type="string">
            <text:p>RA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[.Q32]" office:value-type="float" office:value="18.4333438666667" calcext:value-type="float">
            <text:p>18,43</text:p>
          </table:table-cell>
          <table:table-cell table:formula="of:=([.I33]-[.Q33])*([.I33]-[.Q33])" office:value-type="float" office:value="44.3876652570072" calcext:value-type="float">
            <text:p>44,39</text:p>
          </table:table-cell>
          <table:table-cell table:formula="of:=[.S32]" office:value-type="float" office:value="19.2333438666667" calcext:value-type="float">
            <text:p>19,23</text:p>
          </table:table-cell>
          <table:table-cell table:formula="of:=([.J33]-[.S33])*([.J33]-[.S33])" office:value-type="float" office:value="29.8378887770071" calcext:value-type="float">
            <text:p>29,84</text:p>
          </table:table-cell>
        </table:table-row>
        <table:table-row table:style-name="ro3">
          <table:table-cell table:formula="of:=[Global.C34]" office:value-type="string" office:string-value="rand0-2-15-15-30-3,dssp" calcext:value-type="string">
            <text:p>rand0-2-15-15-30-3,dssp</text:p>
          </table:table-cell>
          <table:table-cell table:formula="of:=[Global.D34]" office:value-type="float" office:value="-11.703705" calcext:value-type="float">
            <text:p>-11,7</text:p>
          </table:table-cell>
          <table:table-cell table:formula="of:=[Global.E34]" office:value-type="float" office:value="1E+020" calcext:value-type="float">
            <text:p>1,00E+20</text:p>
          </table:table-cell>
          <table:table-cell table:formula="of:=[Global.F34]" office:value-type="float" office:value="-11.703705" calcext:value-type="float">
            <text:p>-11,7</text:p>
          </table:table-cell>
          <table:table-cell table:formula="of:=[Global.G34]" office:value-type="float" office:value="0.055618" calcext:value-type="float">
            <text:p>0,06</text:p>
          </table:table-cell>
          <table:table-cell table:formula="of:=[RA.I34]" office:value-type="float" office:value="3" calcext:value-type="float">
            <text:p>3</text:p>
          </table:table-cell>
          <table:table-cell table:formula="of:=[VNS.H34]" office:value-type="float" office:value="3" calcext:value-type="float">
            <text:p>3</text:p>
          </table:table-cell>
          <table:table-cell table:formula="of:=IF([.D34]&lt;0; IF([.D34]&lt;0; [.F34]-[.D34]; [.F34]+[.D34]); IF([.D34]&lt;0; [.F34]-[.D34]; [.F34]+[.D34]))" office:value-type="float" office:value="14.703705" calcext:value-type="float">
            <text:p>14,7</text:p>
          </table:table-cell>
          <table:table-cell table:formula="of:=IF([.F34]&lt;0; IF([.B34]&lt;0; [.F34]-[.B34]; [.F34]+[.B34]); IF([.B34]&lt;0; [.F34]-[.B34]; [.F34]+[.B34]))" office:value-type="float" office:value="14.703705" calcext:value-type="float">
            <text:p>14,7</text:p>
          </table:table-cell>
          <table:table-cell table:formula="of:=IF([.G34]&lt;0; IF([.B34]&lt;0; [.G34]-[.B34]; [.G34]+[.B34]); IF([.B34]&lt;0; [.G34]-[.B34]; [.G34]+[.B34]))" office:value-type="float" office:value="14.703705" calcext:value-type="float">
            <text:p>14,7</text:p>
          </table:table-cell>
          <table:table-cell/>
          <table:table-cell table:formula="of:=IF([.I34]=[.J34]; &quot;IGUAL&quot;; IF([.I34]&lt;[.J34]; &quot;RA&quot;; &quot;VNS&quot;))" office:value-type="string" office:string-value="IGUAL" calcext:value-type="string">
            <text:p>IGUAL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Q33]" office:value-type="float" office:value="18.4333438666667" calcext:value-type="float">
            <text:p>18,43</text:p>
          </table:table-cell>
          <table:table-cell table:formula="of:=([.I34]-[.Q34])*([.I34]-[.Q34])" office:value-type="float" office:value="13.9102060757507" calcext:value-type="float">
            <text:p>13,91</text:p>
          </table:table-cell>
          <table:table-cell table:formula="of:=[.S33]" office:value-type="float" office:value="19.2333438666667" calcext:value-type="float">
            <text:p>19,23</text:p>
          </table:table-cell>
          <table:table-cell table:formula="of:=([.J34]-[.S34])*([.J34]-[.S34])" office:value-type="float" office:value="20.5176282624173" calcext:value-type="float">
            <text:p>20,52</text:p>
          </table:table-cell>
        </table:table-row>
        <table:table-row table:style-name="ro3">
          <table:table-cell table:formula="of:=[Global.C35]" office:value-type="string" office:string-value="rand0-2-15-15-30-4,dssp" calcext:value-type="string">
            <text:p>rand0-2-15-15-30-4,dssp</text:p>
          </table:table-cell>
          <table:table-cell table:formula="of:=[Global.D35]" office:value-type="float" office:value="-12.119403" calcext:value-type="float">
            <text:p>-12,12</text:p>
          </table:table-cell>
          <table:table-cell table:formula="of:=[Global.E35]" office:value-type="float" office:value="1E+020" calcext:value-type="float">
            <text:p>1,00E+20</text:p>
          </table:table-cell>
          <table:table-cell table:formula="of:=[Global.F35]" office:value-type="float" office:value="-12.119403" calcext:value-type="float">
            <text:p>-12,12</text:p>
          </table:table-cell>
          <table:table-cell table:formula="of:=[Global.G35]" office:value-type="float" office:value="0.066094" calcext:value-type="float">
            <text:p>0,07</text:p>
          </table:table-cell>
          <table:table-cell table:formula="of:=[RA.I35]" office:value-type="float" office:value="1" calcext:value-type="float">
            <text:p>1</text:p>
          </table:table-cell>
          <table:table-cell table:formula="of:=[VNS.H35]" office:value-type="float" office:value="4" calcext:value-type="float">
            <text:p>4</text:p>
          </table:table-cell>
          <table:table-cell table:formula="of:=IF([.D35]&lt;0; IF([.D35]&lt;0; [.F35]-[.D35]; [.F35]+[.D35]); IF([.D35]&lt;0; [.F35]-[.D35]; [.F35]+[.D35]))" office:value-type="float" office:value="13.119403" calcext:value-type="float">
            <text:p>13,12</text:p>
          </table:table-cell>
          <table:table-cell table:formula="of:=IF([.F35]&lt;0; IF([.B35]&lt;0; [.F35]-[.B35]; [.F35]+[.B35]); IF([.B35]&lt;0; [.F35]-[.B35]; [.F35]+[.B35]))" office:value-type="float" office:value="13.119403" calcext:value-type="float">
            <text:p>13,12</text:p>
          </table:table-cell>
          <table:table-cell table:formula="of:=IF([.G35]&lt;0; IF([.B35]&lt;0; [.G35]-[.B35]; [.G35]+[.B35]); IF([.B35]&lt;0; [.G35]-[.B35]; [.G35]+[.B35]))" office:value-type="float" office:value="16.119403" calcext:value-type="float">
            <text:p>16,12</text:p>
          </table:table-cell>
          <table:table-cell/>
          <table:table-cell table:formula="of:=IF([.I35]=[.J35]; &quot;IGUAL&quot;; IF([.I35]&lt;[.J35]; &quot;RA&quot;; &quot;VNS&quot;))" office:value-type="string" office:string-value="RA" calcext:value-type="string">
            <text:p>RA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Q34]" office:value-type="float" office:value="18.4333438666667" calcext:value-type="float">
            <text:p>18,43</text:p>
          </table:table-cell>
          <table:table-cell table:formula="of:=([.I35]-[.Q35])*([.I35]-[.Q35])" office:value-type="float" office:value="28.2379675344301" calcext:value-type="float">
            <text:p>28,24</text:p>
          </table:table-cell>
          <table:table-cell table:formula="of:=[.S34]" office:value-type="float" office:value="19.2333438666667" calcext:value-type="float">
            <text:p>19,23</text:p>
          </table:table-cell>
          <table:table-cell table:formula="of:=([.J35]-[.S35])*([.J35]-[.S35])" office:value-type="float" office:value="9.69662772109675" calcext:value-type="float">
            <text:p>9,7</text:p>
          </table:table-cell>
        </table:table-row>
        <table:table-row table:style-name="ro3">
          <table:table-cell table:formula="of:=[Global.C36]" office:value-type="string" office:string-value="rand0-2-15-15-30-5,dssp" calcext:value-type="string">
            <text:p>rand0-2-15-15-30-5,dssp</text:p>
          </table:table-cell>
          <table:table-cell table:formula="of:=[Global.D36]" office:value-type="float" office:value="-11.850658" calcext:value-type="float">
            <text:p>-11,85</text:p>
          </table:table-cell>
          <table:table-cell table:formula="of:=[Global.E36]" office:value-type="float" office:value="1E+020" calcext:value-type="float">
            <text:p>1,00E+20</text:p>
          </table:table-cell>
          <table:table-cell table:formula="of:=[Global.F36]" office:value-type="float" office:value="-11.850658" calcext:value-type="float">
            <text:p>-11,85</text:p>
          </table:table-cell>
          <table:table-cell table:formula="of:=[Global.G36]" office:value-type="float" office:value="0.079131" calcext:value-type="float">
            <text:p>0,08</text:p>
          </table:table-cell>
          <table:table-cell table:formula="of:=[RA.I36]" office:value-type="float" office:value="2" calcext:value-type="float">
            <text:p>2</text:p>
          </table:table-cell>
          <table:table-cell table:formula="of:=[VNS.H36]" office:value-type="float" office:value="2" calcext:value-type="float">
            <text:p>2</text:p>
          </table:table-cell>
          <table:table-cell table:formula="of:=IF([.D36]&lt;0; IF([.D36]&lt;0; [.F36]-[.D36]; [.F36]+[.D36]); IF([.D36]&lt;0; [.F36]-[.D36]; [.F36]+[.D36]))" office:value-type="float" office:value="13.850658" calcext:value-type="float">
            <text:p>13,85</text:p>
          </table:table-cell>
          <table:table-cell table:formula="of:=IF([.F36]&lt;0; IF([.B36]&lt;0; [.F36]-[.B36]; [.F36]+[.B36]); IF([.B36]&lt;0; [.F36]-[.B36]; [.F36]+[.B36]))" office:value-type="float" office:value="13.850658" calcext:value-type="float">
            <text:p>13,85</text:p>
          </table:table-cell>
          <table:table-cell table:formula="of:=IF([.G36]&lt;0; IF([.B36]&lt;0; [.G36]-[.B36]; [.G36]+[.B36]); IF([.B36]&lt;0; [.G36]-[.B36]; [.G36]+[.B36]))" office:value-type="float" office:value="13.850658" calcext:value-type="float">
            <text:p>13,85</text:p>
          </table:table-cell>
          <table:table-cell/>
          <table:table-cell table:formula="of:=IF([.I36]=[.J36]; &quot;IGUAL&quot;; IF([.I36]&lt;[.J36]; &quot;RA&quot;; &quot;VNS&quot;))" office:value-type="string" office:string-value="IGUAL" calcext:value-type="string">
            <text:p>IGUAL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Q35]" office:value-type="float" office:value="18.4333438666667" calcext:value-type="float">
            <text:p>18,43</text:p>
          </table:table-cell>
          <table:table-cell table:formula="of:=([.I36]-[.Q36])*([.I36]-[.Q36])" office:value-type="float" office:value="21.0010097525465" calcext:value-type="float">
            <text:p>21</text:p>
          </table:table-cell>
          <table:table-cell table:formula="of:=[.S35]" office:value-type="float" office:value="19.2333438666667" calcext:value-type="float">
            <text:p>19,23</text:p>
          </table:table-cell>
          <table:table-cell table:formula="of:=([.J36]-[.S36])*([.J36]-[.S36])" office:value-type="float" office:value="28.9733071392131" calcext:value-type="float">
            <text:p>28,97</text:p>
          </table:table-cell>
        </table:table-row>
        <table:table-row table:style-name="ro3">
          <table:table-cell table:formula="of:=[Global.C37]" office:value-type="string" office:string-value="rand0-2-20-20-40-1,dssp" calcext:value-type="string">
            <text:p>rand0-2-20-20-40-1,dssp</text:p>
          </table:table-cell>
          <table:table-cell table:formula="of:=[Global.D37]" office:value-type="float" office:value="-15.5" calcext:value-type="float">
            <text:p>-15,5</text:p>
          </table:table-cell>
          <table:table-cell table:formula="of:=[Global.E37]" office:value-type="float" office:value="1E+020" calcext:value-type="float">
            <text:p>1,00E+20</text:p>
          </table:table-cell>
          <table:table-cell table:formula="of:=[Global.F37]" office:value-type="float" office:value="-15.5" calcext:value-type="float">
            <text:p>-15,5</text:p>
          </table:table-cell>
          <table:table-cell table:formula="of:=[Global.G37]" office:value-type="float" office:value="0.169815" calcext:value-type="float">
            <text:p>0,17</text:p>
          </table:table-cell>
          <table:table-cell table:formula="of:=[RA.I37]" office:value-type="float" office:value="3" calcext:value-type="float">
            <text:p>3</text:p>
          </table:table-cell>
          <table:table-cell table:formula="of:=[VNS.H37]" office:value-type="float" office:value="6" calcext:value-type="float">
            <text:p>6</text:p>
          </table:table-cell>
          <table:table-cell table:formula="of:=IF([.D37]&lt;0; IF([.D37]&lt;0; [.F37]-[.D37]; [.F37]+[.D37]); IF([.D37]&lt;0; [.F37]-[.D37]; [.F37]+[.D37]))" office:value-type="float" office:value="18.5" calcext:value-type="float">
            <text:p>18,5</text:p>
          </table:table-cell>
          <table:table-cell table:formula="of:=IF([.F37]&lt;0; IF([.B37]&lt;0; [.F37]-[.B37]; [.F37]+[.B37]); IF([.B37]&lt;0; [.F37]-[.B37]; [.F37]+[.B37]))" office:value-type="float" office:value="18.5" calcext:value-type="float">
            <text:p>18,5</text:p>
          </table:table-cell>
          <table:table-cell table:formula="of:=IF([.G37]&lt;0; IF([.B37]&lt;0; [.G37]-[.B37]; [.G37]+[.B37]); IF([.B37]&lt;0; [.G37]-[.B37]; [.G37]+[.B37]))" office:value-type="float" office:value="21.5" calcext:value-type="float">
            <text:p>21,5</text:p>
          </table:table-cell>
          <table:table-cell/>
          <table:table-cell table:formula="of:=IF([.I37]=[.J37]; &quot;IGUAL&quot;; IF([.I37]&lt;[.J37]; &quot;RA&quot;; &quot;VNS&quot;))" office:value-type="string" office:string-value="RA" calcext:value-type="string">
            <text:p>RA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Q36]" office:value-type="float" office:value="18.4333438666667" calcext:value-type="float">
            <text:p>18,43</text:p>
          </table:table-cell>
          <table:table-cell table:formula="of:=([.I37]-[.Q37])*([.I37]-[.Q37])" office:value-type="float" office:value="0.00444304011095046" calcext:value-type="float">
            <text:p>0</text:p>
          </table:table-cell>
          <table:table-cell table:formula="of:=[.S36]" office:value-type="float" office:value="19.2333438666667" calcext:value-type="float">
            <text:p>19,23</text:p>
          </table:table-cell>
          <table:table-cell table:formula="of:=([.J37]-[.S37])*([.J37]-[.S37])" office:value-type="float" office:value="5.13773002677763" calcext:value-type="float">
            <text:p>5,14</text:p>
          </table:table-cell>
        </table:table-row>
        <table:table-row table:style-name="ro3">
          <table:table-cell table:formula="of:=[Global.C38]" office:value-type="string" office:string-value="rand0-2-20-20-40-2,dssp" calcext:value-type="string">
            <text:p>rand0-2-20-20-40-2,dssp</text:p>
          </table:table-cell>
          <table:table-cell table:formula="of:=[Global.D38]" office:value-type="float" office:value="-15.631135" calcext:value-type="float">
            <text:p>-15,63</text:p>
          </table:table-cell>
          <table:table-cell table:formula="of:=[Global.E38]" office:value-type="float" office:value="1E+020" calcext:value-type="float">
            <text:p>1,00E+20</text:p>
          </table:table-cell>
          <table:table-cell table:formula="of:=[Global.F38]" office:value-type="float" office:value="-15.631135" calcext:value-type="float">
            <text:p>-15,63</text:p>
          </table:table-cell>
          <table:table-cell table:formula="of:=[Global.G38]" office:value-type="float" office:value="0.155679" calcext:value-type="float">
            <text:p>0,16</text:p>
          </table:table-cell>
          <table:table-cell table:formula="of:=[RA.I38]" office:value-type="float" office:value="3" calcext:value-type="float">
            <text:p>3</text:p>
          </table:table-cell>
          <table:table-cell table:formula="of:=[VNS.H38]" office:value-type="float" office:value="6" calcext:value-type="float">
            <text:p>6</text:p>
          </table:table-cell>
          <table:table-cell table:formula="of:=IF([.D38]&lt;0; IF([.D38]&lt;0; [.F38]-[.D38]; [.F38]+[.D38]); IF([.D38]&lt;0; [.F38]-[.D38]; [.F38]+[.D38]))" office:value-type="float" office:value="18.631135" calcext:value-type="float">
            <text:p>18,63</text:p>
          </table:table-cell>
          <table:table-cell table:formula="of:=IF([.F38]&lt;0; IF([.B38]&lt;0; [.F38]-[.B38]; [.F38]+[.B38]); IF([.B38]&lt;0; [.F38]-[.B38]; [.F38]+[.B38]))" office:value-type="float" office:value="18.631135" calcext:value-type="float">
            <text:p>18,63</text:p>
          </table:table-cell>
          <table:table-cell table:formula="of:=IF([.G38]&lt;0; IF([.B38]&lt;0; [.G38]-[.B38]; [.G38]+[.B38]); IF([.B38]&lt;0; [.G38]-[.B38]; [.G38]+[.B38]))" office:value-type="float" office:value="21.631135" calcext:value-type="float">
            <text:p>21,63</text:p>
          </table:table-cell>
          <table:table-cell/>
          <table:table-cell table:formula="of:=IF([.I38]=[.J38]; &quot;IGUAL&quot;; IF([.I38]&lt;[.J38]; &quot;RA&quot;; &quot;VNS&quot;))" office:value-type="string" office:string-value="RA" calcext:value-type="string">
            <text:p>RA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Q37]" office:value-type="float" office:value="18.4333438666667" calcext:value-type="float">
            <text:p>18,43</text:p>
          </table:table-cell>
          <table:table-cell table:formula="of:=([.I38]-[.Q38])*([.I38]-[.Q38])" office:value-type="float" office:value="0.0391213324252827" calcext:value-type="float">
            <text:p>0,04</text:p>
          </table:table-cell>
          <table:table-cell table:formula="of:=[.S37]" office:value-type="float" office:value="19.2333438666667" calcext:value-type="float">
            <text:p>19,23</text:p>
          </table:table-cell>
          <table:table-cell table:formula="of:=([.J38]-[.S38])*([.J38]-[.S38])" office:value-type="float" office:value="5.74940231909196" calcext:value-type="float">
            <text:p>5,75</text:p>
          </table:table-cell>
        </table:table-row>
        <table:table-row table:style-name="ro3">
          <table:table-cell table:formula="of:=[Global.C39]" office:value-type="string" office:string-value="rand0-2-20-20-40-3,dssp" calcext:value-type="string">
            <text:p>rand0-2-20-20-40-3,dssp</text:p>
          </table:table-cell>
          <table:table-cell table:formula="of:=[Global.D39]" office:value-type="float" office:value="-16.109044" calcext:value-type="float">
            <text:p>-16,11</text:p>
          </table:table-cell>
          <table:table-cell table:formula="of:=[Global.E39]" office:value-type="float" office:value="1E+020" calcext:value-type="float">
            <text:p>1,00E+20</text:p>
          </table:table-cell>
          <table:table-cell table:formula="of:=[Global.F39]" office:value-type="float" office:value="-16.109044" calcext:value-type="float">
            <text:p>-16,11</text:p>
          </table:table-cell>
          <table:table-cell table:formula="of:=[Global.G39]" office:value-type="float" office:value="0.159642" calcext:value-type="float">
            <text:p>0,16</text:p>
          </table:table-cell>
          <table:table-cell table:formula="of:=[RA.I39]" office:value-type="float" office:value="2" calcext:value-type="float">
            <text:p>2</text:p>
          </table:table-cell>
          <table:table-cell table:formula="of:=[VNS.H39]" office:value-type="float" office:value="4" calcext:value-type="float">
            <text:p>4</text:p>
          </table:table-cell>
          <table:table-cell table:formula="of:=IF([.D39]&lt;0; IF([.D39]&lt;0; [.F39]-[.D39]; [.F39]+[.D39]); IF([.D39]&lt;0; [.F39]-[.D39]; [.F39]+[.D39]))" office:value-type="float" office:value="18.109044" calcext:value-type="float">
            <text:p>18,11</text:p>
          </table:table-cell>
          <table:table-cell table:formula="of:=IF([.F39]&lt;0; IF([.B39]&lt;0; [.F39]-[.B39]; [.F39]+[.B39]); IF([.B39]&lt;0; [.F39]-[.B39]; [.F39]+[.B39]))" office:value-type="float" office:value="18.109044" calcext:value-type="float">
            <text:p>18,11</text:p>
          </table:table-cell>
          <table:table-cell table:formula="of:=IF([.G39]&lt;0; IF([.B39]&lt;0; [.G39]-[.B39]; [.G39]+[.B39]); IF([.B39]&lt;0; [.G39]-[.B39]; [.G39]+[.B39]))" office:value-type="float" office:value="20.109044" calcext:value-type="float">
            <text:p>20,11</text:p>
          </table:table-cell>
          <table:table-cell/>
          <table:table-cell table:formula="of:=IF([.I39]=[.J39]; &quot;IGUAL&quot;; IF([.I39]&lt;[.J39]; &quot;RA&quot;; &quot;VNS&quot;))" office:value-type="string" office:string-value="RA" calcext:value-type="string">
            <text:p>RA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Q38]" office:value-type="float" office:value="18.4333438666667" calcext:value-type="float">
            <text:p>18,43</text:p>
          </table:table-cell>
          <table:table-cell table:formula="of:=([.I39]-[.Q39])*([.I39]-[.Q39])" office:value-type="float" office:value="0.10517040352002" calcext:value-type="float">
            <text:p>0,11</text:p>
          </table:table-cell>
          <table:table-cell table:formula="of:=[.S38]" office:value-type="float" office:value="19.2333438666667" calcext:value-type="float">
            <text:p>19,23</text:p>
          </table:table-cell>
          <table:table-cell table:formula="of:=([.J39]-[.S39])*([.J39]-[.S39])" office:value-type="float" office:value="0.766850723520022" calcext:value-type="float">
            <text:p>0,77</text:p>
          </table:table-cell>
        </table:table-row>
        <table:table-row table:style-name="ro3">
          <table:table-cell table:formula="of:=[Global.C40]" office:value-type="string" office:string-value="rand0-2-20-20-40-4,dssp" calcext:value-type="string">
            <text:p>rand0-2-20-20-40-4,dssp</text:p>
          </table:table-cell>
          <table:table-cell table:formula="of:=[Global.D40]" office:value-type="float" office:value="-17.05102" calcext:value-type="float">
            <text:p>-17,05</text:p>
          </table:table-cell>
          <table:table-cell table:formula="of:=[Global.E40]" office:value-type="float" office:value="1E+020" calcext:value-type="float">
            <text:p>1,00E+20</text:p>
          </table:table-cell>
          <table:table-cell table:formula="of:=[Global.F40]" office:value-type="float" office:value="-17.05102" calcext:value-type="float">
            <text:p>-17,05</text:p>
          </table:table-cell>
          <table:table-cell table:formula="of:=[Global.G40]" office:value-type="float" office:value="0.095445" calcext:value-type="float">
            <text:p>0,1</text:p>
          </table:table-cell>
          <table:table-cell table:formula="of:=[RA.I40]" office:value-type="float" office:value="4" calcext:value-type="float">
            <text:p>4</text:p>
          </table:table-cell>
          <table:table-cell table:formula="of:=[VNS.H40]" office:value-type="float" office:value="5" calcext:value-type="float">
            <text:p>5</text:p>
          </table:table-cell>
          <table:table-cell table:formula="of:=IF([.D40]&lt;0; IF([.D40]&lt;0; [.F40]-[.D40]; [.F40]+[.D40]); IF([.D40]&lt;0; [.F40]-[.D40]; [.F40]+[.D40]))" office:value-type="float" office:value="21.05102" calcext:value-type="float">
            <text:p>21,05</text:p>
          </table:table-cell>
          <table:table-cell table:formula="of:=IF([.F40]&lt;0; IF([.B40]&lt;0; [.F40]-[.B40]; [.F40]+[.B40]); IF([.B40]&lt;0; [.F40]-[.B40]; [.F40]+[.B40]))" office:value-type="float" office:value="21.05102" calcext:value-type="float">
            <text:p>21,05</text:p>
          </table:table-cell>
          <table:table-cell table:formula="of:=IF([.G40]&lt;0; IF([.B40]&lt;0; [.G40]-[.B40]; [.G40]+[.B40]); IF([.B40]&lt;0; [.G40]-[.B40]; [.G40]+[.B40]))" office:value-type="float" office:value="22.05102" calcext:value-type="float">
            <text:p>22,05</text:p>
          </table:table-cell>
          <table:table-cell/>
          <table:table-cell table:formula="of:=IF([.I40]=[.J40]; &quot;IGUAL&quot;; IF([.I40]&lt;[.J40]; &quot;RA&quot;; &quot;VNS&quot;))" office:value-type="string" office:string-value="RA" calcext:value-type="string">
            <text:p>RA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Q39]" office:value-type="float" office:value="18.4333438666667" calcext:value-type="float">
            <text:p>18,43</text:p>
          </table:table-cell>
          <table:table-cell table:formula="of:=([.I40]-[.Q40])*([.I40]-[.Q40])" office:value-type="float" office:value="6.85222833902293" calcext:value-type="float">
            <text:p>6,85</text:p>
          </table:table-cell>
          <table:table-cell table:formula="of:=[.S39]" office:value-type="float" office:value="19.2333438666667" calcext:value-type="float">
            <text:p>19,23</text:p>
          </table:table-cell>
          <table:table-cell table:formula="of:=([.J40]-[.S40])*([.J40]-[.S40])" office:value-type="float" office:value="7.9392987923563" calcext:value-type="float">
            <text:p>7,94</text:p>
          </table:table-cell>
        </table:table-row>
        <table:table-row table:style-name="ro3">
          <table:table-cell table:formula="of:=[Global.C41]" office:value-type="string" office:string-value="rand0-2-20-20-40-5,dssp" calcext:value-type="string">
            <text:p>rand0-2-20-20-40-5,dssp</text:p>
          </table:table-cell>
          <table:table-cell table:formula="of:=[Global.D41]" office:value-type="float" office:value="-17" calcext:value-type="float">
            <text:p>-17</text:p>
          </table:table-cell>
          <table:table-cell table:formula="of:=[Global.E41]" office:value-type="float" office:value="1E+020" calcext:value-type="float">
            <text:p>1,00E+20</text:p>
          </table:table-cell>
          <table:table-cell table:formula="of:=[Global.F41]" office:value-type="float" office:value="-17" calcext:value-type="float">
            <text:p>-17</text:p>
          </table:table-cell>
          <table:table-cell table:formula="of:=[Global.G41]" office:value-type="float" office:value="0.395295" calcext:value-type="float">
            <text:p>0,4</text:p>
          </table:table-cell>
          <table:table-cell table:formula="of:=[RA.I41]" office:value-type="float" office:value="5" calcext:value-type="float">
            <text:p>5</text:p>
          </table:table-cell>
          <table:table-cell table:formula="of:=[VNS.H41]" office:value-type="float" office:value="4" calcext:value-type="float">
            <text:p>4</text:p>
          </table:table-cell>
          <table:table-cell table:formula="of:=IF([.D41]&lt;0; IF([.D41]&lt;0; [.F41]-[.D41]; [.F41]+[.D41]); IF([.D41]&lt;0; [.F41]-[.D41]; [.F41]+[.D41]))" office:value-type="float" office:value="22" calcext:value-type="float">
            <text:p>22</text:p>
          </table:table-cell>
          <table:table-cell table:formula="of:=IF([.F41]&lt;0; IF([.B41]&lt;0; [.F41]-[.B41]; [.F41]+[.B41]); IF([.B41]&lt;0; [.F41]-[.B41]; [.F41]+[.B41]))" office:value-type="float" office:value="22" calcext:value-type="float">
            <text:p>22</text:p>
          </table:table-cell>
          <table:table-cell table:formula="of:=IF([.G41]&lt;0; IF([.B41]&lt;0; [.G41]-[.B41]; [.G41]+[.B41]); IF([.B41]&lt;0; [.G41]-[.B41]; [.G41]+[.B41]))" office:value-type="float" office:value="21" calcext:value-type="float">
            <text:p>21</text:p>
          </table:table-cell>
          <table:table-cell/>
          <table:table-cell table:formula="of:=IF([.I41]=[.J41]; &quot;IGUAL&quot;; IF([.I41]&lt;[.J41]; &quot;RA&quot;; &quot;VNS&quot;))" office:value-type="string" office:string-value="VNS" calcext:value-type="string">
            <text:p>VN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Q40]" office:value-type="float" office:value="18.4333438666667" calcext:value-type="float">
            <text:p>18,43</text:p>
          </table:table-cell>
          <table:table-cell table:formula="of:=([.I41]-[.Q41])*([.I41]-[.Q41])" office:value-type="float" office:value="12.7210359734443" calcext:value-type="float">
            <text:p>12,72</text:p>
          </table:table-cell>
          <table:table-cell table:formula="of:=[.S40]" office:value-type="float" office:value="19.2333438666667" calcext:value-type="float">
            <text:p>19,23</text:p>
          </table:table-cell>
          <table:table-cell table:formula="of:=([.J41]-[.S41])*([.J41]-[.S41])" office:value-type="float" office:value="3.12107389344429" calcext:value-type="float">
            <text:p>3,12</text:p>
          </table:table-cell>
        </table:table-row>
        <table:table-row table:style-name="ro3">
          <table:table-cell table:formula="of:=[Global.C42]" office:value-type="string" office:string-value="rand0-2-25-25-50-1,dssp" calcext:value-type="string">
            <text:p>rand0-2-25-25-50-1,dssp</text:p>
          </table:table-cell>
          <table:table-cell table:formula="of:=[Global.D42]" office:value-type="float" office:value="-19.5" calcext:value-type="float">
            <text:p>-19,5</text:p>
          </table:table-cell>
          <table:table-cell table:formula="of:=[Global.E42]" office:value-type="float" office:value="1E+020" calcext:value-type="float">
            <text:p>1,00E+20</text:p>
          </table:table-cell>
          <table:table-cell table:formula="of:=[Global.F42]" office:value-type="float" office:value="-19.5" calcext:value-type="float">
            <text:p>-19,5</text:p>
          </table:table-cell>
          <table:table-cell table:formula="of:=[Global.G42]" office:value-type="float" office:value="0.335982" calcext:value-type="float">
            <text:p>0,34</text:p>
          </table:table-cell>
          <table:table-cell table:formula="of:=[RA.I42]" office:value-type="float" office:value="5" calcext:value-type="float">
            <text:p>5</text:p>
          </table:table-cell>
          <table:table-cell table:formula="of:=[VNS.H42]" office:value-type="float" office:value="5" calcext:value-type="float">
            <text:p>5</text:p>
          </table:table-cell>
          <table:table-cell table:formula="of:=IF([.D42]&lt;0; IF([.D42]&lt;0; [.F42]-[.D42]; [.F42]+[.D42]); IF([.D42]&lt;0; [.F42]-[.D42]; [.F42]+[.D42]))" office:value-type="float" office:value="24.5" calcext:value-type="float">
            <text:p>24,5</text:p>
          </table:table-cell>
          <table:table-cell table:formula="of:=IF([.F42]&lt;0; IF([.B42]&lt;0; [.F42]-[.B42]; [.F42]+[.B42]); IF([.B42]&lt;0; [.F42]-[.B42]; [.F42]+[.B42]))" office:value-type="float" office:value="24.5" calcext:value-type="float">
            <text:p>24,5</text:p>
          </table:table-cell>
          <table:table-cell table:formula="of:=IF([.G42]&lt;0; IF([.B42]&lt;0; [.G42]-[.B42]; [.G42]+[.B42]); IF([.B42]&lt;0; [.G42]-[.B42]; [.G42]+[.B42]))" office:value-type="float" office:value="24.5" calcext:value-type="float">
            <text:p>24,5</text:p>
          </table:table-cell>
          <table:table-cell/>
          <table:table-cell table:formula="of:=IF([.I42]=[.J42]; &quot;IGUAL&quot;; IF([.I42]&lt;[.J42]; &quot;RA&quot;; &quot;VNS&quot;))" office:value-type="string" office:string-value="IGUAL" calcext:value-type="string">
            <text:p>IGUAL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Q41]" office:value-type="float" office:value="18.4333438666667" calcext:value-type="float">
            <text:p>18,43</text:p>
          </table:table-cell>
          <table:table-cell table:formula="of:=([.I42]-[.Q42])*([.I42]-[.Q42])" office:value-type="float" office:value="36.8043166401109" calcext:value-type="float">
            <text:p>36,8</text:p>
          </table:table-cell>
          <table:table-cell table:formula="of:=[.S41]" office:value-type="float" office:value="19.2333438666667" calcext:value-type="float">
            <text:p>19,23</text:p>
          </table:table-cell>
          <table:table-cell table:formula="of:=([.J42]-[.S42])*([.J42]-[.S42])" office:value-type="float" office:value="27.7376668267776" calcext:value-type="float">
            <text:p>27,74</text:p>
          </table:table-cell>
        </table:table-row>
        <table:table-row table:style-name="ro3">
          <table:table-cell table:formula="of:=[Global.C43]" office:value-type="string" office:string-value="rand0-2-25-25-50-2,dssp" calcext:value-type="string">
            <text:p>rand0-2-25-25-50-2,dssp</text:p>
          </table:table-cell>
          <table:table-cell table:formula="of:=[Global.D43]" office:value-type="float" office:value="-21.505657" calcext:value-type="float">
            <text:p>-21,51</text:p>
          </table:table-cell>
          <table:table-cell table:formula="of:=[Global.E43]" office:value-type="float" office:value="1E+020" calcext:value-type="float">
            <text:p>1,00E+20</text:p>
          </table:table-cell>
          <table:table-cell table:formula="of:=[Global.F43]" office:value-type="float" office:value="-21.505657" calcext:value-type="float">
            <text:p>-21,51</text:p>
          </table:table-cell>
          <table:table-cell table:formula="of:=[Global.G43]" office:value-type="float" office:value="0.206205" calcext:value-type="float">
            <text:p>0,21</text:p>
          </table:table-cell>
          <table:table-cell table:formula="of:=[RA.I43]" office:value-type="float" office:value="5" calcext:value-type="float">
            <text:p>5</text:p>
          </table:table-cell>
          <table:table-cell table:formula="of:=[VNS.H43]" office:value-type="float" office:value="4" calcext:value-type="float">
            <text:p>4</text:p>
          </table:table-cell>
          <table:table-cell table:formula="of:=IF([.D43]&lt;0; IF([.D43]&lt;0; [.F43]-[.D43]; [.F43]+[.D43]); IF([.D43]&lt;0; [.F43]-[.D43]; [.F43]+[.D43]))" office:value-type="float" office:value="26.505657" calcext:value-type="float">
            <text:p>26,51</text:p>
          </table:table-cell>
          <table:table-cell table:formula="of:=IF([.F43]&lt;0; IF([.B43]&lt;0; [.F43]-[.B43]; [.F43]+[.B43]); IF([.B43]&lt;0; [.F43]-[.B43]; [.F43]+[.B43]))" office:value-type="float" office:value="26.505657" calcext:value-type="float">
            <text:p>26,51</text:p>
          </table:table-cell>
          <table:table-cell table:formula="of:=IF([.G43]&lt;0; IF([.B43]&lt;0; [.G43]-[.B43]; [.G43]+[.B43]); IF([.B43]&lt;0; [.G43]-[.B43]; [.G43]+[.B43]))" office:value-type="float" office:value="25.505657" calcext:value-type="float">
            <text:p>25,51</text:p>
          </table:table-cell>
          <table:table-cell/>
          <table:table-cell table:formula="of:=IF([.I43]=[.J43]; &quot;IGUAL&quot;; IF([.I43]&lt;[.J43]; &quot;RA&quot;; &quot;VNS&quot;))" office:value-type="string" office:string-value="VNS" calcext:value-type="string">
            <text:p>VNS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Q42]" office:value-type="float" office:value="18.4333438666667" calcext:value-type="float">
            <text:p>18,43</text:p>
          </table:table-cell>
          <table:table-cell table:formula="of:=([.I43]-[.Q43])*([.I43]-[.Q43])" office:value-type="float" office:value="65.1622393225857" calcext:value-type="float">
            <text:p>65,16</text:p>
          </table:table-cell>
          <table:table-cell table:formula="of:=[.S42]" office:value-type="float" office:value="19.2333438666667" calcext:value-type="float">
            <text:p>19,23</text:p>
          </table:table-cell>
          <table:table-cell table:formula="of:=([.J43]-[.S43])*([.J43]-[.S43])" office:value-type="float" office:value="39.3419120425858" calcext:value-type="float">
            <text:p>39,34</text:p>
          </table:table-cell>
        </table:table-row>
        <table:table-row table:style-name="ro3">
          <table:table-cell table:formula="of:=[Global.C44]" office:value-type="string" office:string-value="rand0-2-25-25-50-3,dssp" calcext:value-type="string">
            <text:p>rand0-2-25-25-50-3,dssp</text:p>
          </table:table-cell>
          <table:table-cell table:formula="of:=[Global.D44]" office:value-type="float" office:value="-19.7743" calcext:value-type="float">
            <text:p>-19,77</text:p>
          </table:table-cell>
          <table:table-cell table:formula="of:=[Global.E44]" office:value-type="float" office:value="1E+020" calcext:value-type="float">
            <text:p>1,00E+20</text:p>
          </table:table-cell>
          <table:table-cell table:formula="of:=[Global.F44]" office:value-type="float" office:value="-19.7743" calcext:value-type="float">
            <text:p>-19,77</text:p>
          </table:table-cell>
          <table:table-cell table:formula="of:=[Global.G44]" office:value-type="float" office:value="0.220321" calcext:value-type="float">
            <text:p>0,22</text:p>
          </table:table-cell>
          <table:table-cell table:formula="of:=[RA.I44]" office:value-type="float" office:value="2" calcext:value-type="float">
            <text:p>2</text:p>
          </table:table-cell>
          <table:table-cell table:formula="of:=[VNS.H44]" office:value-type="float" office:value="7" calcext:value-type="float">
            <text:p>7</text:p>
          </table:table-cell>
          <table:table-cell table:formula="of:=IF([.D44]&lt;0; IF([.D44]&lt;0; [.F44]-[.D44]; [.F44]+[.D44]); IF([.D44]&lt;0; [.F44]-[.D44]; [.F44]+[.D44]))" office:value-type="float" office:value="21.7743" calcext:value-type="float">
            <text:p>21,77</text:p>
          </table:table-cell>
          <table:table-cell table:formula="of:=IF([.F44]&lt;0; IF([.B44]&lt;0; [.F44]-[.B44]; [.F44]+[.B44]); IF([.B44]&lt;0; [.F44]-[.B44]; [.F44]+[.B44]))" office:value-type="float" office:value="21.7743" calcext:value-type="float">
            <text:p>21,77</text:p>
          </table:table-cell>
          <table:table-cell table:formula="of:=IF([.G44]&lt;0; IF([.B44]&lt;0; [.G44]-[.B44]; [.G44]+[.B44]); IF([.B44]&lt;0; [.G44]-[.B44]; [.G44]+[.B44]))" office:value-type="float" office:value="26.7743" calcext:value-type="float">
            <text:p>26,77</text:p>
          </table:table-cell>
          <table:table-cell/>
          <table:table-cell table:formula="of:=IF([.I44]=[.J44]; &quot;IGUAL&quot;; IF([.I44]&lt;[.J44]; &quot;RA&quot;; &quot;VNS&quot;))" office:value-type="string" office:string-value="RA" calcext:value-type="string">
            <text:p>RA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Q43]" office:value-type="float" office:value="18.4333438666667" calcext:value-type="float">
            <text:p>18,43</text:p>
          </table:table-cell>
          <table:table-cell table:formula="of:=([.I44]-[.Q44])*([.I44]-[.Q44])" office:value-type="float" office:value="11.1619878848576" calcext:value-type="float">
            <text:p>11,16</text:p>
          </table:table-cell>
          <table:table-cell table:formula="of:=[.S43]" office:value-type="float" office:value="19.2333438666667" calcext:value-type="float">
            <text:p>19,23</text:p>
          </table:table-cell>
          <table:table-cell table:formula="of:=([.J44]-[.S44])*([.J44]-[.S44])" office:value-type="float" office:value="56.8660194048576" calcext:value-type="float">
            <text:p>56,87</text:p>
          </table:table-cell>
        </table:table-row>
        <table:table-row table:style-name="ro3">
          <table:table-cell table:formula="of:=[Global.C45]" office:value-type="string" office:string-value="rand0-2-25-25-50-4,dssp" calcext:value-type="string">
            <text:p>rand0-2-25-25-50-4,dssp</text:p>
          </table:table-cell>
          <table:table-cell table:formula="of:=[Global.D45]" office:value-type="float" office:value="-22.188559" calcext:value-type="float">
            <text:p>-22,19</text:p>
          </table:table-cell>
          <table:table-cell table:formula="of:=[Global.E45]" office:value-type="float" office:value="1E+020" calcext:value-type="float">
            <text:p>1,00E+20</text:p>
          </table:table-cell>
          <table:table-cell table:formula="of:=[Global.F45]" office:value-type="float" office:value="-22.188559" calcext:value-type="float">
            <text:p>-22,19</text:p>
          </table:table-cell>
          <table:table-cell table:formula="of:=[Global.G45]" office:value-type="float" office:value="0.229269" calcext:value-type="float">
            <text:p>0,23</text:p>
          </table:table-cell>
          <table:table-cell table:formula="of:=[RA.I45]" office:value-type="float" office:value="4" calcext:value-type="float">
            <text:p>4</text:p>
          </table:table-cell>
          <table:table-cell table:formula="of:=[VNS.H45]" office:value-type="float" office:value="4" calcext:value-type="float">
            <text:p>4</text:p>
          </table:table-cell>
          <table:table-cell table:formula="of:=IF([.D45]&lt;0; IF([.D45]&lt;0; [.F45]-[.D45]; [.F45]+[.D45]); IF([.D45]&lt;0; [.F45]-[.D45]; [.F45]+[.D45]))" office:value-type="float" office:value="26.188559" calcext:value-type="float">
            <text:p>26,19</text:p>
          </table:table-cell>
          <table:table-cell table:formula="of:=IF([.F45]&lt;0; IF([.B45]&lt;0; [.F45]-[.B45]; [.F45]+[.B45]); IF([.B45]&lt;0; [.F45]-[.B45]; [.F45]+[.B45]))" office:value-type="float" office:value="26.188559" calcext:value-type="float">
            <text:p>26,19</text:p>
          </table:table-cell>
          <table:table-cell table:formula="of:=IF([.G45]&lt;0; IF([.B45]&lt;0; [.G45]-[.B45]; [.G45]+[.B45]); IF([.B45]&lt;0; [.G45]-[.B45]; [.G45]+[.B45]))" office:value-type="float" office:value="26.188559" calcext:value-type="float">
            <text:p>26,19</text:p>
          </table:table-cell>
          <table:table-cell/>
          <table:table-cell table:formula="of:=IF([.I45]=[.J45]; &quot;IGUAL&quot;; IF([.I45]&lt;[.J45]; &quot;RA&quot;; &quot;VNS&quot;))" office:value-type="string" office:string-value="IGUAL" calcext:value-type="string">
            <text:p>IGUAL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[.Q44]" office:value-type="float" office:value="18.4333438666667" calcext:value-type="float">
            <text:p>18,43</text:p>
          </table:table-cell>
          <table:table-cell table:formula="of:=([.I45]-[.Q45])*([.I45]-[.Q45])" office:value-type="float" office:value="60.1433617642823" calcext:value-type="float">
            <text:p>60,14</text:p>
          </table:table-cell>
          <table:table-cell table:formula="of:=[.S44]" office:value-type="float" office:value="19.2333438666667" calcext:value-type="float">
            <text:p>19,23</text:p>
          </table:table-cell>
          <table:table-cell table:formula="of:=([.J45]-[.S45])*([.J45]-[.S45])" office:value-type="float" office:value="48.3750175509491" calcext:value-type="float">
            <text:p>48,38</text:p>
          </table:table-cell>
        </table:table-row>
        <table:table-row table:style-name="ro3">
          <table:table-cell table:formula="of:=[Global.C46]" office:value-type="string" office:string-value="rand0-2-25-25-50-5,dssp" calcext:value-type="string">
            <text:p>rand0-2-25-25-50-5,dssp</text:p>
          </table:table-cell>
          <table:table-cell table:formula="of:=[Global.D46]" office:value-type="float" office:value="-20" calcext:value-type="float">
            <text:p>-20</text:p>
          </table:table-cell>
          <table:table-cell table:formula="of:=[Global.E46]" office:value-type="float" office:value="1E+020" calcext:value-type="float">
            <text:p>1,00E+20</text:p>
          </table:table-cell>
          <table:table-cell table:formula="of:=[Global.F46]" office:value-type="float" office:value="-20" calcext:value-type="float">
            <text:p>-20</text:p>
          </table:table-cell>
          <table:table-cell table:formula="of:=[Global.G46]" office:value-type="float" office:value="0.774004" calcext:value-type="float">
            <text:p>0,77</text:p>
          </table:table-cell>
          <table:table-cell table:formula="of:=[RA.I46]" office:value-type="float" office:value="4" calcext:value-type="float">
            <text:p>4</text:p>
          </table:table-cell>
          <table:table-cell table:formula="of:=[VNS.H46]" office:value-type="float" office:value="3" calcext:value-type="float">
            <text:p>3</text:p>
          </table:table-cell>
          <table:table-cell table:formula="of:=IF([.D46]&lt;0; IF([.D46]&lt;0; [.F46]-[.D46]; [.F46]+[.D46]); IF([.D46]&lt;0; [.F46]-[.D46]; [.F46]+[.D46]))" office:value-type="float" office:value="24" calcext:value-type="float">
            <text:p>24</text:p>
          </table:table-cell>
          <table:table-cell table:formula="of:=IF([.F46]&lt;0; IF([.B46]&lt;0; [.F46]-[.B46]; [.F46]+[.B46]); IF([.B46]&lt;0; [.F46]-[.B46]; [.F46]+[.B46]))" office:value-type="float" office:value="24" calcext:value-type="float">
            <text:p>24</text:p>
          </table:table-cell>
          <table:table-cell table:formula="of:=IF([.G46]&lt;0; IF([.B46]&lt;0; [.G46]-[.B46]; [.G46]+[.B46]); IF([.B46]&lt;0; [.G46]-[.B46]; [.G46]+[.B46]))" office:value-type="float" office:value="23" calcext:value-type="float">
            <text:p>23</text:p>
          </table:table-cell>
          <table:table-cell/>
          <table:table-cell table:formula="of:=IF([.I46]=[.J46]; &quot;IGUAL&quot;; IF([.I46]&lt;[.J46]; &quot;RA&quot;; &quot;VNS&quot;))" office:value-type="string" office:string-value="VNS" calcext:value-type="string">
            <text:p>VNS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Q45]" office:value-type="float" office:value="18.4333438666667" calcext:value-type="float">
            <text:p>18,43</text:p>
          </table:table-cell>
          <table:table-cell table:formula="of:=([.I46]-[.Q46])*([.I46]-[.Q46])" office:value-type="float" office:value="30.9876605067776" calcext:value-type="float">
            <text:p>30,99</text:p>
          </table:table-cell>
          <table:table-cell table:formula="of:=[.S45]" office:value-type="float" office:value="19.2333438666667" calcext:value-type="float">
            <text:p>19,23</text:p>
          </table:table-cell>
          <table:table-cell table:formula="of:=([.J46]-[.S46])*([.J46]-[.S46])" office:value-type="float" office:value="14.1876984267776" calcext:value-type="float">
            <text:p>14,19</text:p>
          </table:table-cell>
        </table:table-row>
        <table:table-row table:style-name="ro3">
          <table:table-cell table:formula="of:=[Global.C47]" office:value-type="string" office:string-value="rand0-2-5-5-10-1,dssp" calcext:value-type="string">
            <text:p>rand0-2-5-5-10-1,dssp</text:p>
          </table:table-cell>
          <table:table-cell table:formula="of:=[Global.D47]" office:value-type="float" office:value="-3.5" calcext:value-type="float">
            <text:p>-3,5</text:p>
          </table:table-cell>
          <table:table-cell table:formula="of:=[Global.E47]" office:value-type="float" office:value="1E+020" calcext:value-type="float">
            <text:p>1,00E+20</text:p>
          </table:table-cell>
          <table:table-cell table:formula="of:=[Global.F47]" office:value-type="float" office:value="-3.5" calcext:value-type="float">
            <text:p>-3,5</text:p>
          </table:table-cell>
          <table:table-cell table:formula="of:=[Global.G47]" office:value-type="float" office:value="0.009529" calcext:value-type="float">
            <text:p>0,01</text:p>
          </table:table-cell>
          <table:table-cell table:formula="of:=[RA.I47]" office:value-type="float" office:value="3" calcext:value-type="float">
            <text:p>3</text:p>
          </table:table-cell>
          <table:table-cell table:formula="of:=[VNS.H47]" office:value-type="float" office:value="2" calcext:value-type="float">
            <text:p>2</text:p>
          </table:table-cell>
          <table:table-cell table:formula="of:=IF([.D47]&lt;0; IF([.D47]&lt;0; [.F47]-[.D47]; [.F47]+[.D47]); IF([.D47]&lt;0; [.F47]-[.D47]; [.F47]+[.D47]))" office:value-type="float" office:value="6.5" calcext:value-type="float">
            <text:p>6,5</text:p>
          </table:table-cell>
          <table:table-cell table:formula="of:=IF([.F47]&lt;0; IF([.B47]&lt;0; [.F47]-[.B47]; [.F47]+[.B47]); IF([.B47]&lt;0; [.F47]-[.B47]; [.F47]+[.B47]))" office:value-type="float" office:value="6.5" calcext:value-type="float">
            <text:p>6,5</text:p>
          </table:table-cell>
          <table:table-cell table:formula="of:=IF([.G47]&lt;0; IF([.B47]&lt;0; [.G47]-[.B47]; [.G47]+[.B47]); IF([.B47]&lt;0; [.G47]-[.B47]; [.G47]+[.B47]))" office:value-type="float" office:value="5.5" calcext:value-type="float">
            <text:p>5,5</text:p>
          </table:table-cell>
          <table:table-cell/>
          <table:table-cell table:formula="of:=IF([.I47]=[.J47]; &quot;IGUAL&quot;; IF([.I47]&lt;[.J47]; &quot;RA&quot;; &quot;VNS&quot;))" office:value-type="string" office:string-value="VNS" calcext:value-type="string">
            <text:p>VNS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Q46]" office:value-type="float" office:value="18.4333438666667" calcext:value-type="float">
            <text:p>18,43</text:p>
          </table:table-cell>
          <table:table-cell table:formula="of:=([.I47]-[.Q47])*([.I47]-[.Q47])" office:value-type="float" office:value="142.404695840111" calcext:value-type="float">
            <text:p>142,4</text:p>
          </table:table-cell>
          <table:table-cell table:formula="of:=[.S46]" office:value-type="float" office:value="19.2333438666667" calcext:value-type="float">
            <text:p>19,23</text:p>
          </table:table-cell>
          <table:table-cell table:formula="of:=([.J47]-[.S47])*([.J47]-[.S47])" office:value-type="float" office:value="188.604733760111" calcext:value-type="float">
            <text:p>188,6</text:p>
          </table:table-cell>
        </table:table-row>
        <table:table-row table:style-name="ro3">
          <table:table-cell table:formula="of:=[Global.C48]" office:value-type="string" office:string-value="rand0-2-5-5-10-2,dssp" calcext:value-type="string">
            <text:p>rand0-2-5-5-10-2,dssp</text:p>
          </table:table-cell>
          <table:table-cell table:formula="of:=[Global.D48]" office:value-type="float" office:value="-4" calcext:value-type="float">
            <text:p>-4</text:p>
          </table:table-cell>
          <table:table-cell table:formula="of:=[Global.E48]" office:value-type="float" office:value="1E+020" calcext:value-type="float">
            <text:p>1,00E+20</text:p>
          </table:table-cell>
          <table:table-cell table:formula="of:=[Global.F48]" office:value-type="float" office:value="-4" calcext:value-type="float">
            <text:p>-4</text:p>
          </table:table-cell>
          <table:table-cell table:formula="of:=[Global.G48]" office:value-type="float" office:value="0.009674" calcext:value-type="float">
            <text:p>0,01</text:p>
          </table:table-cell>
          <table:table-cell table:formula="of:=[RA.I48]" office:value-type="float" office:value="0" calcext:value-type="float">
            <text:p>0</text:p>
          </table:table-cell>
          <table:table-cell table:formula="of:=[VNS.H48]" office:value-type="float" office:value="1" calcext:value-type="float">
            <text:p>1</text:p>
          </table:table-cell>
          <table:table-cell table:formula="of:=IF([.D48]&lt;0; IF([.D48]&lt;0; [.F48]-[.D48]; [.F48]+[.D48]); IF([.D48]&lt;0; [.F48]-[.D48]; [.F48]+[.D48]))" office:value-type="float" office:value="4" calcext:value-type="float">
            <text:p>4</text:p>
          </table:table-cell>
          <table:table-cell table:formula="of:=IF([.F48]&lt;0; IF([.B48]&lt;0; [.F48]-[.B48]; [.F48]+[.B48]); IF([.B48]&lt;0; [.F48]-[.B48]; [.F48]+[.B48]))" office:value-type="float" office:value="4" calcext:value-type="float">
            <text:p>4</text:p>
          </table:table-cell>
          <table:table-cell table:formula="of:=IF([.G48]&lt;0; IF([.B48]&lt;0; [.G48]-[.B48]; [.G48]+[.B48]); IF([.B48]&lt;0; [.G48]-[.B48]; [.G48]+[.B48]))" office:value-type="float" office:value="5" calcext:value-type="float">
            <text:p>5</text:p>
          </table:table-cell>
          <table:table-cell/>
          <table:table-cell table:formula="of:=IF([.I48]=[.J48]; &quot;IGUAL&quot;; IF([.I48]&lt;[.J48]; &quot;RA&quot;; &quot;VNS&quot;))" office:value-type="string" office:string-value="RA" calcext:value-type="string">
            <text:p>RA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Q47]" office:value-type="float" office:value="18.4333438666667" calcext:value-type="float">
            <text:p>18,43</text:p>
          </table:table-cell>
          <table:table-cell table:formula="of:=([.I48]-[.Q48])*([.I48]-[.Q48])" office:value-type="float" office:value="208.321415173444" calcext:value-type="float">
            <text:p>208,32</text:p>
          </table:table-cell>
          <table:table-cell table:formula="of:=[.S47]" office:value-type="float" office:value="19.2333438666667" calcext:value-type="float">
            <text:p>19,23</text:p>
          </table:table-cell>
          <table:table-cell table:formula="of:=([.J48]-[.S48])*([.J48]-[.S48])" office:value-type="float" office:value="202.588077626778" calcext:value-type="float">
            <text:p>202,59</text:p>
          </table:table-cell>
        </table:table-row>
        <table:table-row table:style-name="ro3">
          <table:table-cell table:formula="of:=[Global.C49]" office:value-type="string" office:string-value="rand0-2-5-5-10-3,dssp" calcext:value-type="string">
            <text:p>rand0-2-5-5-10-3,dssp</text:p>
          </table:table-cell>
          <table:table-cell table:formula="of:=[Global.D49]" office:value-type="float" office:value="-4" calcext:value-type="float">
            <text:p>-4</text:p>
          </table:table-cell>
          <table:table-cell table:formula="of:=[Global.E49]" office:value-type="float" office:value="1E+020" calcext:value-type="float">
            <text:p>1,00E+20</text:p>
          </table:table-cell>
          <table:table-cell table:formula="of:=[Global.F49]" office:value-type="float" office:value="-4" calcext:value-type="float">
            <text:p>-4</text:p>
          </table:table-cell>
          <table:table-cell table:formula="of:=[Global.G49]" office:value-type="float" office:value="0.007873" calcext:value-type="float">
            <text:p>0,01</text:p>
          </table:table-cell>
          <table:table-cell table:formula="of:=[RA.I49]" office:value-type="float" office:value="2" calcext:value-type="float">
            <text:p>2</text:p>
          </table:table-cell>
          <table:table-cell table:formula="of:=[VNS.H49]" office:value-type="float" office:value="1" calcext:value-type="float">
            <text:p>1</text:p>
          </table:table-cell>
          <table:table-cell table:formula="of:=IF([.D49]&lt;0; IF([.D49]&lt;0; [.F49]-[.D49]; [.F49]+[.D49]); IF([.D49]&lt;0; [.F49]-[.D49]; [.F49]+[.D49]))" office:value-type="float" office:value="6" calcext:value-type="float">
            <text:p>6</text:p>
          </table:table-cell>
          <table:table-cell table:formula="of:=IF([.F49]&lt;0; IF([.B49]&lt;0; [.F49]-[.B49]; [.F49]+[.B49]); IF([.B49]&lt;0; [.F49]-[.B49]; [.F49]+[.B49]))" office:value-type="float" office:value="6" calcext:value-type="float">
            <text:p>6</text:p>
          </table:table-cell>
          <table:table-cell table:formula="of:=IF([.G49]&lt;0; IF([.B49]&lt;0; [.G49]-[.B49]; [.G49]+[.B49]); IF([.B49]&lt;0; [.G49]-[.B49]; [.G49]+[.B49]))" office:value-type="float" office:value="5" calcext:value-type="float">
            <text:p>5</text:p>
          </table:table-cell>
          <table:table-cell/>
          <table:table-cell table:formula="of:=IF([.I49]=[.J49]; &quot;IGUAL&quot;; IF([.I49]&lt;[.J49]; &quot;RA&quot;; &quot;VNS&quot;))" office:value-type="string" office:string-value="VNS" calcext:value-type="string">
            <text:p>VNS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Q48]" office:value-type="float" office:value="18.4333438666667" calcext:value-type="float">
            <text:p>18,43</text:p>
          </table:table-cell>
          <table:table-cell table:formula="of:=([.I49]-[.Q49])*([.I49]-[.Q49])" office:value-type="float" office:value="154.588039706778" calcext:value-type="float">
            <text:p>154,59</text:p>
          </table:table-cell>
          <table:table-cell table:formula="of:=[.S48]" office:value-type="float" office:value="19.2333438666667" calcext:value-type="float">
            <text:p>19,23</text:p>
          </table:table-cell>
          <table:table-cell table:formula="of:=([.J49]-[.S49])*([.J49]-[.S49])" office:value-type="float" office:value="202.588077626778" calcext:value-type="float">
            <text:p>202,59</text:p>
          </table:table-cell>
        </table:table-row>
        <table:table-row table:style-name="ro3">
          <table:table-cell table:formula="of:=[Global.C50]" office:value-type="string" office:string-value="rand0-2-5-5-10-4,dssp" calcext:value-type="string">
            <text:p>rand0-2-5-5-10-4,dssp</text:p>
          </table:table-cell>
          <table:table-cell table:formula="of:=[Global.D50]" office:value-type="float" office:value="-4" calcext:value-type="float">
            <text:p>-4</text:p>
          </table:table-cell>
          <table:table-cell table:formula="of:=[Global.E50]" office:value-type="float" office:value="1E+020" calcext:value-type="float">
            <text:p>1,00E+20</text:p>
          </table:table-cell>
          <table:table-cell table:formula="of:=[Global.F50]" office:value-type="float" office:value="-4" calcext:value-type="float">
            <text:p>-4</text:p>
          </table:table-cell>
          <table:table-cell table:formula="of:=[Global.G50]" office:value-type="float" office:value="0.008197" calcext:value-type="float">
            <text:p>0,01</text:p>
          </table:table-cell>
          <table:table-cell table:formula="of:=[RA.I50]" office:value-type="float" office:value="1" calcext:value-type="float">
            <text:p>1</text:p>
          </table:table-cell>
          <table:table-cell table:formula="of:=[VNS.H50]" office:value-type="float" office:value="0" calcext:value-type="float">
            <text:p>0</text:p>
          </table:table-cell>
          <table:table-cell table:formula="of:=IF([.D50]&lt;0; IF([.D50]&lt;0; [.F50]-[.D50]; [.F50]+[.D50]); IF([.D50]&lt;0; [.F50]-[.D50]; [.F50]+[.D50]))" office:value-type="float" office:value="5" calcext:value-type="float">
            <text:p>5</text:p>
          </table:table-cell>
          <table:table-cell table:formula="of:=IF([.F50]&lt;0; IF([.B50]&lt;0; [.F50]-[.B50]; [.F50]+[.B50]); IF([.B50]&lt;0; [.F50]-[.B50]; [.F50]+[.B50]))" office:value-type="float" office:value="5" calcext:value-type="float">
            <text:p>5</text:p>
          </table:table-cell>
          <table:table-cell table:formula="of:=IF([.G50]&lt;0; IF([.B50]&lt;0; [.G50]-[.B50]; [.G50]+[.B50]); IF([.B50]&lt;0; [.G50]-[.B50]; [.G50]+[.B50]))" office:value-type="float" office:value="4" calcext:value-type="float">
            <text:p>4</text:p>
          </table:table-cell>
          <table:table-cell/>
          <table:table-cell table:formula="of:=IF([.I50]=[.J50]; &quot;IGUAL&quot;; IF([.I50]&lt;[.J50]; &quot;RA&quot;; &quot;VNS&quot;))" office:value-type="string" office:string-value="VNS" calcext:value-type="string">
            <text:p>VNS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[.Q49]" office:value-type="float" office:value="18.4333438666667" calcext:value-type="float">
            <text:p>18,43</text:p>
          </table:table-cell>
          <table:table-cell table:formula="of:=([.I50]-[.Q50])*([.I50]-[.Q50])" office:value-type="float" office:value="180.454727440111" calcext:value-type="float">
            <text:p>180,45</text:p>
          </table:table-cell>
          <table:table-cell table:formula="of:=[.S49]" office:value-type="float" office:value="19.2333438666667" calcext:value-type="float">
            <text:p>19,23</text:p>
          </table:table-cell>
          <table:table-cell table:formula="of:=([.J50]-[.S50])*([.J50]-[.S50])" office:value-type="float" office:value="232.054765360111" calcext:value-type="float">
            <text:p>232,05</text:p>
          </table:table-cell>
        </table:table-row>
        <table:table-row table:style-name="ro3">
          <table:table-cell table:formula="of:=[Global.C51]" office:value-type="string" office:string-value="rand0-2-5-5-10-5,dssp" calcext:value-type="string">
            <text:p>rand0-2-5-5-10-5,dssp</text:p>
          </table:table-cell>
          <table:table-cell table:formula="of:=[Global.D51]" office:value-type="float" office:value="-4" calcext:value-type="float">
            <text:p>-4</text:p>
          </table:table-cell>
          <table:table-cell table:formula="of:=[Global.E51]" office:value-type="float" office:value="1E+020" calcext:value-type="float">
            <text:p>1,00E+20</text:p>
          </table:table-cell>
          <table:table-cell table:formula="of:=[Global.F51]" office:value-type="float" office:value="-4" calcext:value-type="float">
            <text:p>-4</text:p>
          </table:table-cell>
          <table:table-cell table:formula="of:=[Global.G51]" office:value-type="float" office:value="0.009175" calcext:value-type="float">
            <text:p>0,01</text:p>
          </table:table-cell>
          <table:table-cell table:formula="of:=[RA.I51]" office:value-type="float" office:value="0" calcext:value-type="float">
            <text:p>0</text:p>
          </table:table-cell>
          <table:table-cell table:formula="of:=[VNS.H51]" office:value-type="float" office:value="1" calcext:value-type="float">
            <text:p>1</text:p>
          </table:table-cell>
          <table:table-cell table:formula="of:=IF([.D51]&lt;0; IF([.D51]&lt;0; [.F51]-[.D51]; [.F51]+[.D51]); IF([.D51]&lt;0; [.F51]-[.D51]; [.F51]+[.D51]))" office:value-type="float" office:value="4" calcext:value-type="float">
            <text:p>4</text:p>
          </table:table-cell>
          <table:table-cell table:formula="of:=IF([.F51]&lt;0; IF([.B51]&lt;0; [.F51]-[.B51]; [.F51]+[.B51]); IF([.B51]&lt;0; [.F51]-[.B51]; [.F51]+[.B51]))" office:value-type="float" office:value="4" calcext:value-type="float">
            <text:p>4</text:p>
          </table:table-cell>
          <table:table-cell table:formula="of:=IF([.G51]&lt;0; IF([.B51]&lt;0; [.G51]-[.B51]; [.G51]+[.B51]); IF([.B51]&lt;0; [.G51]-[.B51]; [.G51]+[.B51]))" office:value-type="float" office:value="5" calcext:value-type="float">
            <text:p>5</text:p>
          </table:table-cell>
          <table:table-cell/>
          <table:table-cell table:formula="of:=IF([.I51]=[.J51]; &quot;IGUAL&quot;; IF([.I51]&lt;[.J51]; &quot;RA&quot;; &quot;VNS&quot;))" office:value-type="string" office:string-value="RA" calcext:value-type="string">
            <text:p>RA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Q50]" office:value-type="float" office:value="18.4333438666667" calcext:value-type="float">
            <text:p>18,43</text:p>
          </table:table-cell>
          <table:table-cell table:formula="of:=([.I51]-[.Q51])*([.I51]-[.Q51])" office:value-type="float" office:value="208.321415173444" calcext:value-type="float">
            <text:p>208,32</text:p>
          </table:table-cell>
          <table:table-cell table:formula="of:=[.S50]" office:value-type="float" office:value="19.2333438666667" calcext:value-type="float">
            <text:p>19,23</text:p>
          </table:table-cell>
          <table:table-cell table:formula="of:=([.J51]-[.S51])*([.J51]-[.S51])" office:value-type="float" office:value="202.588077626778" calcext:value-type="float">
            <text:p>202,59</text:p>
          </table:table-cell>
        </table:table-row>
        <table:table-row table:style-name="ro3">
          <table:table-cell table:formula="of:=[Global.C52]" office:value-type="string" office:string-value="rand0-4-10-10-20-1,dssp" calcext:value-type="string">
            <text:p>rand0-4-10-10-20-1,dssp</text:p>
          </table:table-cell>
          <table:table-cell table:formula="of:=[Global.D52]" office:value-type="float" office:value="-12" calcext:value-type="float">
            <text:p>-12</text:p>
          </table:table-cell>
          <table:table-cell table:formula="of:=[Global.E52]" office:value-type="float" office:value="1E+020" calcext:value-type="float">
            <text:p>1,00E+20</text:p>
          </table:table-cell>
          <table:table-cell table:formula="of:=[Global.F52]" office:value-type="float" office:value="-12" calcext:value-type="float">
            <text:p>-12</text:p>
          </table:table-cell>
          <table:table-cell table:formula="of:=[Global.G52]" office:value-type="float" office:value="0.050761" calcext:value-type="float">
            <text:p>0,05</text:p>
          </table:table-cell>
          <table:table-cell table:formula="of:=[RA.I52]" office:value-type="float" office:value="2" calcext:value-type="float">
            <text:p>2</text:p>
          </table:table-cell>
          <table:table-cell table:formula="of:=[VNS.H52]" office:value-type="float" office:value="2" calcext:value-type="float">
            <text:p>2</text:p>
          </table:table-cell>
          <table:table-cell table:formula="of:=IF([.D52]&lt;0; IF([.D52]&lt;0; [.F52]-[.D52]; [.F52]+[.D52]); IF([.D52]&lt;0; [.F52]-[.D52]; [.F52]+[.D52]))" office:value-type="float" office:value="14" calcext:value-type="float">
            <text:p>14</text:p>
          </table:table-cell>
          <table:table-cell table:formula="of:=IF([.F52]&lt;0; IF([.B52]&lt;0; [.F52]-[.B52]; [.F52]+[.B52]); IF([.B52]&lt;0; [.F52]-[.B52]; [.F52]+[.B52]))" office:value-type="float" office:value="14" calcext:value-type="float">
            <text:p>14</text:p>
          </table:table-cell>
          <table:table-cell table:formula="of:=IF([.G52]&lt;0; IF([.B52]&lt;0; [.G52]-[.B52]; [.G52]+[.B52]); IF([.B52]&lt;0; [.G52]-[.B52]; [.G52]+[.B52]))" office:value-type="float" office:value="14" calcext:value-type="float">
            <text:p>14</text:p>
          </table:table-cell>
          <table:table-cell/>
          <table:table-cell table:formula="of:=IF([.I52]=[.J52]; &quot;IGUAL&quot;; IF([.I52]&lt;[.J52]; &quot;RA&quot;; &quot;VNS&quot;))" office:value-type="string" office:string-value="IGUAL" calcext:value-type="string">
            <text:p>IGUAL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Q51]" office:value-type="float" office:value="18.4333438666667" calcext:value-type="float">
            <text:p>18,43</text:p>
          </table:table-cell>
          <table:table-cell table:formula="of:=([.I52]-[.Q52])*([.I52]-[.Q52])" office:value-type="float" office:value="19.654537840111" calcext:value-type="float">
            <text:p>19,65</text:p>
          </table:table-cell>
          <table:table-cell table:formula="of:=[.S51]" office:value-type="float" office:value="19.2333438666667" calcext:value-type="float">
            <text:p>19,23</text:p>
          </table:table-cell>
          <table:table-cell table:formula="of:=([.J52]-[.S52])*([.J52]-[.S52])" office:value-type="float" office:value="27.3878880267776" calcext:value-type="float">
            <text:p>27,39</text:p>
          </table:table-cell>
        </table:table-row>
        <table:table-row table:style-name="ro3">
          <table:table-cell table:formula="of:=[Global.C53]" office:value-type="string" office:string-value="rand0-4-10-10-20-2,dssp" calcext:value-type="string">
            <text:p>rand0-4-10-10-20-2,dssp</text:p>
          </table:table-cell>
          <table:table-cell table:formula="of:=[Global.D53]" office:value-type="float" office:value="-12" calcext:value-type="float">
            <text:p>-12</text:p>
          </table:table-cell>
          <table:table-cell table:formula="of:=[Global.E53]" office:value-type="float" office:value="1E+020" calcext:value-type="float">
            <text:p>1,00E+20</text:p>
          </table:table-cell>
          <table:table-cell table:formula="of:=[Global.F53]" office:value-type="float" office:value="-12" calcext:value-type="float">
            <text:p>-12</text:p>
          </table:table-cell>
          <table:table-cell table:formula="of:=[Global.G53]" office:value-type="float" office:value="0.331015" calcext:value-type="float">
            <text:p>0,33</text:p>
          </table:table-cell>
          <table:table-cell table:formula="of:=[RA.I53]" office:value-type="float" office:value="1" calcext:value-type="float">
            <text:p>1</text:p>
          </table:table-cell>
          <table:table-cell table:formula="of:=[VNS.H53]" office:value-type="float" office:value="1" calcext:value-type="float">
            <text:p>1</text:p>
          </table:table-cell>
          <table:table-cell table:formula="of:=IF([.D53]&lt;0; IF([.D53]&lt;0; [.F53]-[.D53]; [.F53]+[.D53]); IF([.D53]&lt;0; [.F53]-[.D53]; [.F53]+[.D53]))" office:value-type="float" office:value="13" calcext:value-type="float">
            <text:p>13</text:p>
          </table:table-cell>
          <table:table-cell table:formula="of:=IF([.F53]&lt;0; IF([.B53]&lt;0; [.F53]-[.B53]; [.F53]+[.B53]); IF([.B53]&lt;0; [.F53]-[.B53]; [.F53]+[.B53]))" office:value-type="float" office:value="13" calcext:value-type="float">
            <text:p>13</text:p>
          </table:table-cell>
          <table:table-cell table:formula="of:=IF([.G53]&lt;0; IF([.B53]&lt;0; [.G53]-[.B53]; [.G53]+[.B53]); IF([.B53]&lt;0; [.G53]-[.B53]; [.G53]+[.B53]))" office:value-type="float" office:value="13" calcext:value-type="float">
            <text:p>13</text:p>
          </table:table-cell>
          <table:table-cell/>
          <table:table-cell table:formula="of:=IF([.I53]=[.J53]; &quot;IGUAL&quot;; IF([.I53]&lt;[.J53]; &quot;RA&quot;; &quot;VNS&quot;))" office:value-type="string" office:string-value="IGUAL" calcext:value-type="string">
            <text:p>IGUAL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[.Q52]" office:value-type="float" office:value="18.4333438666667" calcext:value-type="float">
            <text:p>18,43</text:p>
          </table:table-cell>
          <table:table-cell table:formula="of:=([.I53]-[.Q53])*([.I53]-[.Q53])" office:value-type="float" office:value="29.5212255734443" calcext:value-type="float">
            <text:p>29,52</text:p>
          </table:table-cell>
          <table:table-cell table:formula="of:=[.S52]" office:value-type="float" office:value="19.2333438666667" calcext:value-type="float">
            <text:p>19,23</text:p>
          </table:table-cell>
          <table:table-cell table:formula="of:=([.J53]-[.S53])*([.J53]-[.S53])" office:value-type="float" office:value="38.8545757601109" calcext:value-type="float">
            <text:p>38,85</text:p>
          </table:table-cell>
        </table:table-row>
        <table:table-row table:style-name="ro3">
          <table:table-cell table:formula="of:=[Global.C54]" office:value-type="string" office:string-value="rand0-4-10-10-20-3,dssp" calcext:value-type="string">
            <text:p>rand0-4-10-10-20-3,dssp</text:p>
          </table:table-cell>
          <table:table-cell table:formula="of:=[Global.D54]" office:value-type="float" office:value="-12.891505" calcext:value-type="float">
            <text:p>-12,89</text:p>
          </table:table-cell>
          <table:table-cell table:formula="of:=[Global.E54]" office:value-type="float" office:value="1E+020" calcext:value-type="float">
            <text:p>1,00E+20</text:p>
          </table:table-cell>
          <table:table-cell table:formula="of:=[Global.F54]" office:value-type="float" office:value="-12.891505" calcext:value-type="float">
            <text:p>-12,89</text:p>
          </table:table-cell>
          <table:table-cell table:formula="of:=[Global.G54]" office:value-type="float" office:value="0.054173" calcext:value-type="float">
            <text:p>0,05</text:p>
          </table:table-cell>
          <table:table-cell table:formula="of:=[RA.I54]" office:value-type="float" office:value="-1" calcext:value-type="float">
            <text:p>-1</text:p>
          </table:table-cell>
          <table:table-cell table:formula="of:=[VNS.H54]" office:value-type="float" office:value="2" calcext:value-type="float">
            <text:p>2</text:p>
          </table:table-cell>
          <table:table-cell table:formula="of:=IF([.D54]&lt;0; IF([.D54]&lt;0; [.F54]-[.D54]; [.F54]+[.D54]); IF([.D54]&lt;0; [.F54]-[.D54]; [.F54]+[.D54]))" office:value-type="float" office:value="11.891505" calcext:value-type="float">
            <text:p>11,89</text:p>
          </table:table-cell>
          <table:table-cell table:formula="of:=IF([.F54]&lt;0; IF([.B54]&lt;0; [.F54]-[.B54]; [.F54]+[.B54]); IF([.B54]&lt;0; [.F54]-[.B54]; [.F54]+[.B54]))" office:value-type="float" office:value="11.891505" calcext:value-type="float">
            <text:p>11,89</text:p>
          </table:table-cell>
          <table:table-cell table:formula="of:=IF([.G54]&lt;0; IF([.B54]&lt;0; [.G54]-[.B54]; [.G54]+[.B54]); IF([.B54]&lt;0; [.G54]-[.B54]; [.G54]+[.B54]))" office:value-type="float" office:value="14.891505" calcext:value-type="float">
            <text:p>14,89</text:p>
          </table:table-cell>
          <table:table-cell/>
          <table:table-cell table:formula="of:=IF([.I54]=[.J54]; &quot;IGUAL&quot;; IF([.I54]&lt;[.J54]; &quot;RA&quot;; &quot;VNS&quot;))" office:value-type="string" office:string-value="RA" calcext:value-type="string">
            <text:p>RA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Q53]" office:value-type="float" office:value="18.4333438666667" calcext:value-type="float">
            <text:p>18,43</text:p>
          </table:table-cell>
          <table:table-cell table:formula="of:=([.I54]-[.Q54])*([.I54]-[.Q54])" office:value-type="float" office:value="42.7956557574307" calcext:value-type="float">
            <text:p>42,8</text:p>
          </table:table-cell>
          <table:table-cell table:formula="of:=[.S53]" office:value-type="float" office:value="19.2333438666667" calcext:value-type="float">
            <text:p>19,23</text:p>
          </table:table-cell>
          <table:table-cell table:formula="of:=([.J54]-[.S54])*([.J54]-[.S54])" office:value-type="float" office:value="18.8515647440973" calcext:value-type="float">
            <text:p>18,85</text:p>
          </table:table-cell>
        </table:table-row>
        <table:table-row table:style-name="ro3">
          <table:table-cell table:formula="of:=[Global.C55]" office:value-type="string" office:string-value="rand0-4-10-10-20-4,dssp" calcext:value-type="string">
            <text:p>rand0-4-10-10-20-4,dssp</text:p>
          </table:table-cell>
          <table:table-cell table:formula="of:=[Global.D55]" office:value-type="float" office:value="-12.77459" calcext:value-type="float">
            <text:p>-12,77</text:p>
          </table:table-cell>
          <table:table-cell table:formula="of:=[Global.E55]" office:value-type="float" office:value="1E+020" calcext:value-type="float">
            <text:p>1,00E+20</text:p>
          </table:table-cell>
          <table:table-cell table:formula="of:=[Global.F55]" office:value-type="float" office:value="-12.77459" calcext:value-type="float">
            <text:p>-12,77</text:p>
          </table:table-cell>
          <table:table-cell table:formula="of:=[Global.G55]" office:value-type="float" office:value="0.040942" calcext:value-type="float">
            <text:p>0,04</text:p>
          </table:table-cell>
          <table:table-cell table:formula="of:=[RA.I55]" office:value-type="float" office:value="0" calcext:value-type="float">
            <text:p>0</text:p>
          </table:table-cell>
          <table:table-cell table:formula="of:=[VNS.H55]" office:value-type="float" office:value="1" calcext:value-type="float">
            <text:p>1</text:p>
          </table:table-cell>
          <table:table-cell table:formula="of:=IF([.D55]&lt;0; IF([.D55]&lt;0; [.F55]-[.D55]; [.F55]+[.D55]); IF([.D55]&lt;0; [.F55]-[.D55]; [.F55]+[.D55]))" office:value-type="float" office:value="12.77459" calcext:value-type="float">
            <text:p>12,77</text:p>
          </table:table-cell>
          <table:table-cell table:formula="of:=IF([.F55]&lt;0; IF([.B55]&lt;0; [.F55]-[.B55]; [.F55]+[.B55]); IF([.B55]&lt;0; [.F55]-[.B55]; [.F55]+[.B55]))" office:value-type="float" office:value="12.77459" calcext:value-type="float">
            <text:p>12,77</text:p>
          </table:table-cell>
          <table:table-cell table:formula="of:=IF([.G55]&lt;0; IF([.B55]&lt;0; [.G55]-[.B55]; [.G55]+[.B55]); IF([.B55]&lt;0; [.G55]-[.B55]; [.G55]+[.B55]))" office:value-type="float" office:value="13.77459" calcext:value-type="float">
            <text:p>13,77</text:p>
          </table:table-cell>
          <table:table-cell/>
          <table:table-cell table:formula="of:=IF([.I55]=[.J55]; &quot;IGUAL&quot;; IF([.I55]&lt;[.J55]; &quot;RA&quot;; &quot;VNS&quot;))" office:value-type="string" office:string-value="RA" calcext:value-type="string">
            <text:p>RA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[.Q54]" office:value-type="float" office:value="18.4333438666667" calcext:value-type="float">
            <text:p>18,43</text:p>
          </table:table-cell>
          <table:table-cell table:formula="of:=([.I55]-[.Q55])*([.I55]-[.Q55])" office:value-type="float" office:value="32.021495323515" calcext:value-type="float">
            <text:p>32,02</text:p>
          </table:table-cell>
          <table:table-cell table:formula="of:=[.S54]" office:value-type="float" office:value="19.2333438666667" calcext:value-type="float">
            <text:p>19,23</text:p>
          </table:table-cell>
          <table:table-cell table:formula="of:=([.J55]-[.S55])*([.J55]-[.S55])" office:value-type="float" office:value="29.7979937768483" calcext:value-type="float">
            <text:p>29,8</text:p>
          </table:table-cell>
        </table:table-row>
        <table:table-row table:style-name="ro3">
          <table:table-cell table:formula="of:=[Global.C56]" office:value-type="string" office:string-value="rand0-4-10-10-20-5,dssp" calcext:value-type="string">
            <text:p>rand0-4-10-10-20-5,dssp</text:p>
          </table:table-cell>
          <table:table-cell table:formula="of:=[Global.D56]" office:value-type="float" office:value="-12.192874" calcext:value-type="float">
            <text:p>-12,19</text:p>
          </table:table-cell>
          <table:table-cell table:formula="of:=[Global.E56]" office:value-type="float" office:value="1E+020" calcext:value-type="float">
            <text:p>1,00E+20</text:p>
          </table:table-cell>
          <table:table-cell table:formula="of:=[Global.F56]" office:value-type="float" office:value="-12.192874" calcext:value-type="float">
            <text:p>-12,19</text:p>
          </table:table-cell>
          <table:table-cell table:formula="of:=[Global.G56]" office:value-type="float" office:value="0.275317" calcext:value-type="float">
            <text:p>0,28</text:p>
          </table:table-cell>
          <table:table-cell table:formula="of:=[RA.I56]" office:value-type="float" office:value="0" calcext:value-type="float">
            <text:p>0</text:p>
          </table:table-cell>
          <table:table-cell table:formula="of:=[VNS.H56]" office:value-type="float" office:value="2" calcext:value-type="float">
            <text:p>2</text:p>
          </table:table-cell>
          <table:table-cell table:formula="of:=IF([.D56]&lt;0; IF([.D56]&lt;0; [.F56]-[.D56]; [.F56]+[.D56]); IF([.D56]&lt;0; [.F56]-[.D56]; [.F56]+[.D56]))" office:value-type="float" office:value="12.192874" calcext:value-type="float">
            <text:p>12,19</text:p>
          </table:table-cell>
          <table:table-cell table:formula="of:=IF([.F56]&lt;0; IF([.B56]&lt;0; [.F56]-[.B56]; [.F56]+[.B56]); IF([.B56]&lt;0; [.F56]-[.B56]; [.F56]+[.B56]))" office:value-type="float" office:value="12.192874" calcext:value-type="float">
            <text:p>12,19</text:p>
          </table:table-cell>
          <table:table-cell table:formula="of:=IF([.G56]&lt;0; IF([.B56]&lt;0; [.G56]-[.B56]; [.G56]+[.B56]); IF([.B56]&lt;0; [.G56]-[.B56]; [.G56]+[.B56]))" office:value-type="float" office:value="14.192874" calcext:value-type="float">
            <text:p>14,19</text:p>
          </table:table-cell>
          <table:table-cell/>
          <table:table-cell table:formula="of:=IF([.I56]=[.J56]; &quot;IGUAL&quot;; IF([.I56]&lt;[.J56]; &quot;RA&quot;; &quot;VNS&quot;))" office:value-type="string" office:string-value="RA" calcext:value-type="string">
            <text:p>RA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Q55]" office:value-type="float" office:value="18.4333438666667" calcext:value-type="float">
            <text:p>18,43</text:p>
          </table:table-cell>
          <table:table-cell table:formula="of:=([.I56]-[.Q56])*([.I56]-[.Q56])" office:value-type="float" office:value="38.9434641567748" calcext:value-type="float">
            <text:p>38,94</text:p>
          </table:table-cell>
          <table:table-cell table:formula="of:=[.S55]" office:value-type="float" office:value="19.2333438666667" calcext:value-type="float">
            <text:p>19,23</text:p>
          </table:table-cell>
          <table:table-cell table:formula="of:=([.J56]-[.S56])*([.J56]-[.S56])" office:value-type="float" office:value="25.4063364767747" calcext:value-type="float">
            <text:p>25,41</text:p>
          </table:table-cell>
        </table:table-row>
        <table:table-row table:style-name="ro3">
          <table:table-cell table:formula="of:=[Global.C57]" office:value-type="string" office:string-value="rand0-4-15-15-30-1,dssp" calcext:value-type="string">
            <text:p>rand0-4-15-15-30-1,dssp</text:p>
          </table:table-cell>
          <table:table-cell table:formula="of:=[Global.D57]" office:value-type="float" office:value="-18" calcext:value-type="float">
            <text:p>-18</text:p>
          </table:table-cell>
          <table:table-cell table:formula="of:=[Global.E57]" office:value-type="float" office:value="1E+020" calcext:value-type="float">
            <text:p>1,00E+20</text:p>
          </table:table-cell>
          <table:table-cell table:formula="of:=[Global.F57]" office:value-type="float" office:value="-18" calcext:value-type="float">
            <text:p>-18</text:p>
          </table:table-cell>
          <table:table-cell table:formula="of:=[Global.G57]" office:value-type="float" office:value="0.947522" calcext:value-type="float">
            <text:p>0,95</text:p>
          </table:table-cell>
          <table:table-cell table:formula="of:=[RA.I57]" office:value-type="float" office:value="1" calcext:value-type="float">
            <text:p>1</text:p>
          </table:table-cell>
          <table:table-cell table:formula="of:=[VNS.H57]" office:value-type="float" office:value="3" calcext:value-type="float">
            <text:p>3</text:p>
          </table:table-cell>
          <table:table-cell table:formula="of:=IF([.D57]&lt;0; IF([.D57]&lt;0; [.F57]-[.D57]; [.F57]+[.D57]); IF([.D57]&lt;0; [.F57]-[.D57]; [.F57]+[.D57]))" office:value-type="float" office:value="19" calcext:value-type="float">
            <text:p>19</text:p>
          </table:table-cell>
          <table:table-cell table:formula="of:=IF([.F57]&lt;0; IF([.B57]&lt;0; [.F57]-[.B57]; [.F57]+[.B57]); IF([.B57]&lt;0; [.F57]-[.B57]; [.F57]+[.B57]))" office:value-type="float" office:value="19" calcext:value-type="float">
            <text:p>19</text:p>
          </table:table-cell>
          <table:table-cell table:formula="of:=IF([.G57]&lt;0; IF([.B57]&lt;0; [.G57]-[.B57]; [.G57]+[.B57]); IF([.B57]&lt;0; [.G57]-[.B57]; [.G57]+[.B57]))" office:value-type="float" office:value="21" calcext:value-type="float">
            <text:p>21</text:p>
          </table:table-cell>
          <table:table-cell/>
          <table:table-cell table:formula="of:=IF([.I57]=[.J57]; &quot;IGUAL&quot;; IF([.I57]&lt;[.J57]; &quot;RA&quot;; &quot;VNS&quot;))" office:value-type="string" office:string-value="RA" calcext:value-type="string">
            <text:p>RA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Q56]" office:value-type="float" office:value="18.4333438666667" calcext:value-type="float">
            <text:p>18,43</text:p>
          </table:table-cell>
          <table:table-cell table:formula="of:=([.I57]-[.Q57])*([.I57]-[.Q57])" office:value-type="float" office:value="0.321099173444279" calcext:value-type="float">
            <text:p>0,32</text:p>
          </table:table-cell>
          <table:table-cell table:formula="of:=[.S56]" office:value-type="float" office:value="19.2333438666667" calcext:value-type="float">
            <text:p>19,23</text:p>
          </table:table-cell>
          <table:table-cell table:formula="of:=([.J57]-[.S57])*([.J57]-[.S57])" office:value-type="float" office:value="3.12107389344429" calcext:value-type="float">
            <text:p>3,12</text:p>
          </table:table-cell>
        </table:table-row>
        <table:table-row table:style-name="ro3">
          <table:table-cell table:formula="of:=[Global.C58]" office:value-type="string" office:string-value="rand0-4-15-15-30-2,dssp" calcext:value-type="string">
            <text:p>rand0-4-15-15-30-2,dssp</text:p>
          </table:table-cell>
          <table:table-cell table:formula="of:=[Global.D58]" office:value-type="float" office:value="-18.832932" calcext:value-type="float">
            <text:p>-18,83</text:p>
          </table:table-cell>
          <table:table-cell table:formula="of:=[Global.E58]" office:value-type="float" office:value="1E+020" calcext:value-type="float">
            <text:p>1,00E+20</text:p>
          </table:table-cell>
          <table:table-cell table:formula="of:=[Global.F58]" office:value-type="float" office:value="-18.832932" calcext:value-type="float">
            <text:p>-18,83</text:p>
          </table:table-cell>
          <table:table-cell table:formula="of:=[Global.G58]" office:value-type="float" office:value="0.315119" calcext:value-type="float">
            <text:p>0,32</text:p>
          </table:table-cell>
          <table:table-cell table:formula="of:=[RA.I58]" office:value-type="float" office:value="3" calcext:value-type="float">
            <text:p>3</text:p>
          </table:table-cell>
          <table:table-cell table:formula="of:=[VNS.H58]" office:value-type="float" office:value="3" calcext:value-type="float">
            <text:p>3</text:p>
          </table:table-cell>
          <table:table-cell table:formula="of:=IF([.D58]&lt;0; IF([.D58]&lt;0; [.F58]-[.D58]; [.F58]+[.D58]); IF([.D58]&lt;0; [.F58]-[.D58]; [.F58]+[.D58]))" office:value-type="float" office:value="21.832932" calcext:value-type="float">
            <text:p>21,83</text:p>
          </table:table-cell>
          <table:table-cell table:formula="of:=IF([.F58]&lt;0; IF([.B58]&lt;0; [.F58]-[.B58]; [.F58]+[.B58]); IF([.B58]&lt;0; [.F58]-[.B58]; [.F58]+[.B58]))" office:value-type="float" office:value="21.832932" calcext:value-type="float">
            <text:p>21,83</text:p>
          </table:table-cell>
          <table:table-cell table:formula="of:=IF([.G58]&lt;0; IF([.B58]&lt;0; [.G58]-[.B58]; [.G58]+[.B58]); IF([.B58]&lt;0; [.G58]-[.B58]; [.G58]+[.B58]))" office:value-type="float" office:value="21.832932" calcext:value-type="float">
            <text:p>21,83</text:p>
          </table:table-cell>
          <table:table-cell/>
          <table:table-cell table:formula="of:=IF([.I58]=[.J58]; &quot;IGUAL&quot;; IF([.I58]&lt;[.J58]; &quot;RA&quot;; &quot;VNS&quot;))" office:value-type="string" office:string-value="IGUAL" calcext:value-type="string">
            <text:p>IGUAL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[.Q57]" office:value-type="float" office:value="18.4333438666667" calcext:value-type="float">
            <text:p>18,43</text:p>
          </table:table-cell>
          <table:table-cell table:formula="of:=([.I58]-[.Q58])*([.I58]-[.Q58])" office:value-type="float" office:value="11.5571994763008" calcext:value-type="float">
            <text:p>11,56</text:p>
          </table:table-cell>
          <table:table-cell table:formula="of:=[.S57]" office:value-type="float" office:value="19.2333438666667" calcext:value-type="float">
            <text:p>19,23</text:p>
          </table:table-cell>
          <table:table-cell table:formula="of:=([.J58]-[.S58])*([.J58]-[.S58])" office:value-type="float" office:value="6.75785846296749" calcext:value-type="float">
            <text:p>6,76</text:p>
          </table:table-cell>
        </table:table-row>
        <table:table-row table:style-name="ro3">
          <table:table-cell table:formula="of:=[Global.C59]" office:value-type="string" office:string-value="rand0-4-15-15-30-3,dssp" calcext:value-type="string">
            <text:p>rand0-4-15-15-30-3,dssp</text:p>
          </table:table-cell>
          <table:table-cell table:formula="of:=[Global.D59]" office:value-type="float" office:value="-19" calcext:value-type="float">
            <text:p>-19</text:p>
          </table:table-cell>
          <table:table-cell table:formula="of:=[Global.E59]" office:value-type="float" office:value="1E+020" calcext:value-type="float">
            <text:p>1,00E+20</text:p>
          </table:table-cell>
          <table:table-cell table:formula="of:=[Global.F59]" office:value-type="float" office:value="-19" calcext:value-type="float">
            <text:p>-19</text:p>
          </table:table-cell>
          <table:table-cell table:formula="of:=[Global.G59]" office:value-type="float" office:value="1.124759" calcext:value-type="float">
            <text:p>1,12</text:p>
          </table:table-cell>
          <table:table-cell table:formula="of:=[RA.I59]" office:value-type="float" office:value="1" calcext:value-type="float">
            <text:p>1</text:p>
          </table:table-cell>
          <table:table-cell table:formula="of:=[VNS.H59]" office:value-type="float" office:value="1" calcext:value-type="float">
            <text:p>1</text:p>
          </table:table-cell>
          <table:table-cell table:formula="of:=IF([.D59]&lt;0; IF([.D59]&lt;0; [.F59]-[.D59]; [.F59]+[.D59]); IF([.D59]&lt;0; [.F59]-[.D59]; [.F59]+[.D59]))" office:value-type="float" office:value="20" calcext:value-type="float">
            <text:p>20</text:p>
          </table:table-cell>
          <table:table-cell table:formula="of:=IF([.F59]&lt;0; IF([.B59]&lt;0; [.F59]-[.B59]; [.F59]+[.B59]); IF([.B59]&lt;0; [.F59]-[.B59]; [.F59]+[.B59]))" office:value-type="float" office:value="20" calcext:value-type="float">
            <text:p>20</text:p>
          </table:table-cell>
          <table:table-cell table:formula="of:=IF([.G59]&lt;0; IF([.B59]&lt;0; [.G59]-[.B59]; [.G59]+[.B59]); IF([.B59]&lt;0; [.G59]-[.B59]; [.G59]+[.B59]))" office:value-type="float" office:value="20" calcext:value-type="float">
            <text:p>20</text:p>
          </table:table-cell>
          <table:table-cell/>
          <table:table-cell table:formula="of:=IF([.I59]=[.J59]; &quot;IGUAL&quot;; IF([.I59]&lt;[.J59]; &quot;RA&quot;; &quot;VNS&quot;))" office:value-type="string" office:string-value="IGUAL" calcext:value-type="string">
            <text:p>IGUAL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[.Q58]" office:value-type="float" office:value="18.4333438666667" calcext:value-type="float">
            <text:p>18,43</text:p>
          </table:table-cell>
          <table:table-cell table:formula="of:=([.I59]-[.Q59])*([.I59]-[.Q59])" office:value-type="float" office:value="2.45441144011094" calcext:value-type="float">
            <text:p>2,45</text:p>
          </table:table-cell>
          <table:table-cell table:formula="of:=[.S58]" office:value-type="float" office:value="19.2333438666667" calcext:value-type="float">
            <text:p>19,23</text:p>
          </table:table-cell>
          <table:table-cell table:formula="of:=([.J59]-[.S59])*([.J59]-[.S59])" office:value-type="float" office:value="0.58776162677762" calcext:value-type="float">
            <text:p>0,59</text:p>
          </table:table-cell>
        </table:table-row>
        <table:table-row table:style-name="ro3">
          <table:table-cell table:formula="of:=[Global.C60]" office:value-type="string" office:string-value="rand0-4-15-15-30-4,dssp" calcext:value-type="string">
            <text:p>rand0-4-15-15-30-4,dssp</text:p>
          </table:table-cell>
          <table:table-cell table:formula="of:=[Global.D60]" office:value-type="float" office:value="-19.835091" calcext:value-type="float">
            <text:p>-19,84</text:p>
          </table:table-cell>
          <table:table-cell table:formula="of:=[Global.E60]" office:value-type="float" office:value="1E+020" calcext:value-type="float">
            <text:p>1,00E+20</text:p>
          </table:table-cell>
          <table:table-cell table:formula="of:=[Global.F60]" office:value-type="float" office:value="-19.835091" calcext:value-type="float">
            <text:p>-19,84</text:p>
          </table:table-cell>
          <table:table-cell table:formula="of:=[Global.G60]" office:value-type="float" office:value="0.112385" calcext:value-type="float">
            <text:p>0,11</text:p>
          </table:table-cell>
          <table:table-cell table:formula="of:=[RA.I60]" office:value-type="float" office:value="1" calcext:value-type="float">
            <text:p>1</text:p>
          </table:table-cell>
          <table:table-cell table:formula="of:=[VNS.H60]" office:value-type="float" office:value="3" calcext:value-type="float">
            <text:p>3</text:p>
          </table:table-cell>
          <table:table-cell table:formula="of:=IF([.D60]&lt;0; IF([.D60]&lt;0; [.F60]-[.D60]; [.F60]+[.D60]); IF([.D60]&lt;0; [.F60]-[.D60]; [.F60]+[.D60]))" office:value-type="float" office:value="20.835091" calcext:value-type="float">
            <text:p>20,84</text:p>
          </table:table-cell>
          <table:table-cell table:formula="of:=IF([.F60]&lt;0; IF([.B60]&lt;0; [.F60]-[.B60]; [.F60]+[.B60]); IF([.B60]&lt;0; [.F60]-[.B60]; [.F60]+[.B60]))" office:value-type="float" office:value="20.835091" calcext:value-type="float">
            <text:p>20,84</text:p>
          </table:table-cell>
          <table:table-cell table:formula="of:=IF([.G60]&lt;0; IF([.B60]&lt;0; [.G60]-[.B60]; [.G60]+[.B60]); IF([.B60]&lt;0; [.G60]-[.B60]; [.G60]+[.B60]))" office:value-type="float" office:value="22.835091" calcext:value-type="float">
            <text:p>22,84</text:p>
          </table:table-cell>
          <table:table-cell/>
          <table:table-cell table:formula="of:=IF([.I60]=[.J60]; &quot;IGUAL&quot;; IF([.I60]&lt;[.J60]; &quot;RA&quot;; &quot;VNS&quot;))" office:value-type="string" office:string-value="RA" calcext:value-type="string">
            <text:p>RA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Q59]" office:value-type="float" office:value="18.4333438666667" calcext:value-type="float">
            <text:p>18,43</text:p>
          </table:table-cell>
          <table:table-cell table:formula="of:=([.I60]-[.Q60])*([.I60]-[.Q60])" office:value-type="float" office:value="5.76838929247485" calcext:value-type="float">
            <text:p>5,77</text:p>
          </table:table-cell>
          <table:table-cell table:formula="of:=[.S59]" office:value-type="float" office:value="19.2333438666667" calcext:value-type="float">
            <text:p>19,23</text:p>
          </table:table-cell>
          <table:table-cell table:formula="of:=([.J60]-[.S60])*([.J60]-[.S60])" office:value-type="float" office:value="12.9725824124749" calcext:value-type="float">
            <text:p>12,97</text:p>
          </table:table-cell>
        </table:table-row>
        <table:table-row table:style-name="ro3">
          <table:table-cell table:formula="of:=[Global.C61]" office:value-type="string" office:string-value="rand0-4-15-15-30-5,dssp" calcext:value-type="string">
            <text:p>rand0-4-15-15-30-5,dssp</text:p>
          </table:table-cell>
          <table:table-cell table:formula="of:=[Global.D61]" office:value-type="float" office:value="-20" calcext:value-type="float">
            <text:p>-20</text:p>
          </table:table-cell>
          <table:table-cell table:formula="of:=[Global.E61]" office:value-type="float" office:value="1E+020" calcext:value-type="float">
            <text:p>1,00E+20</text:p>
          </table:table-cell>
          <table:table-cell table:formula="of:=[Global.F61]" office:value-type="float" office:value="-20" calcext:value-type="float">
            <text:p>-20</text:p>
          </table:table-cell>
          <table:table-cell table:formula="of:=[Global.G61]" office:value-type="float" office:value="0.542888" calcext:value-type="float">
            <text:p>0,54</text:p>
          </table:table-cell>
          <table:table-cell table:formula="of:=[RA.I61]" office:value-type="float" office:value="1" calcext:value-type="float">
            <text:p>1</text:p>
          </table:table-cell>
          <table:table-cell table:formula="of:=[VNS.H61]" office:value-type="float" office:value="1" calcext:value-type="float">
            <text:p>1</text:p>
          </table:table-cell>
          <table:table-cell table:formula="of:=IF([.D61]&lt;0; IF([.D61]&lt;0; [.F61]-[.D61]; [.F61]+[.D61]); IF([.D61]&lt;0; [.F61]-[.D61]; [.F61]+[.D61]))" office:value-type="float" office:value="21" calcext:value-type="float">
            <text:p>21</text:p>
          </table:table-cell>
          <table:table-cell table:formula="of:=IF([.F61]&lt;0; IF([.B61]&lt;0; [.F61]-[.B61]; [.F61]+[.B61]); IF([.B61]&lt;0; [.F61]-[.B61]; [.F61]+[.B61]))" office:value-type="float" office:value="21" calcext:value-type="float">
            <text:p>21</text:p>
          </table:table-cell>
          <table:table-cell table:formula="of:=IF([.G61]&lt;0; IF([.B61]&lt;0; [.G61]-[.B61]; [.G61]+[.B61]); IF([.B61]&lt;0; [.G61]-[.B61]; [.G61]+[.B61]))" office:value-type="float" office:value="21" calcext:value-type="float">
            <text:p>21</text:p>
          </table:table-cell>
          <table:table-cell/>
          <table:table-cell table:formula="of:=IF([.I61]=[.J61]; &quot;IGUAL&quot;; IF([.I61]&lt;[.J61]; &quot;RA&quot;; &quot;VNS&quot;))" office:value-type="string" office:string-value="IGUAL" calcext:value-type="string">
            <text:p>IGUAL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Q60]" office:value-type="float" office:value="18.4333438666667" calcext:value-type="float">
            <text:p>18,43</text:p>
          </table:table-cell>
          <table:table-cell table:formula="of:=([.I61]-[.Q61])*([.I61]-[.Q61])" office:value-type="float" office:value="6.58772370677759" calcext:value-type="float">
            <text:p>6,59</text:p>
          </table:table-cell>
          <table:table-cell table:formula="of:=[.S60]" office:value-type="float" office:value="19.2333438666667" calcext:value-type="float">
            <text:p>19,23</text:p>
          </table:table-cell>
          <table:table-cell table:formula="of:=([.J61]-[.S61])*([.J61]-[.S61])" office:value-type="float" office:value="3.12107389344429" calcext:value-type="float">
            <text:p>3,12</text:p>
          </table:table-cell>
        </table:table-row>
        <table:table-row table:style-name="ro3">
          <table:table-cell table:formula="of:=[Global.C62]" office:value-type="string" office:string-value="rand0-4-20-20-40-1,dssp" calcext:value-type="string">
            <text:p>rand0-4-20-20-40-1,dssp</text:p>
          </table:table-cell>
          <table:table-cell table:formula="of:=[Global.D62]" office:value-type="float" office:value="-24" calcext:value-type="float">
            <text:p>-24</text:p>
          </table:table-cell>
          <table:table-cell table:formula="of:=[Global.E62]" office:value-type="float" office:value="1E+020" calcext:value-type="float">
            <text:p>1,00E+20</text:p>
          </table:table-cell>
          <table:table-cell table:formula="of:=[Global.F62]" office:value-type="float" office:value="-24" calcext:value-type="float">
            <text:p>-24</text:p>
          </table:table-cell>
          <table:table-cell table:formula="of:=[Global.G62]" office:value-type="float" office:value="3.183677" calcext:value-type="float">
            <text:p>3,18</text:p>
          </table:table-cell>
          <table:table-cell table:formula="of:=[RA.I62]" office:value-type="float" office:value="1" calcext:value-type="float">
            <text:p>1</text:p>
          </table:table-cell>
          <table:table-cell table:formula="of:=[VNS.H62]" office:value-type="float" office:value="4" calcext:value-type="float">
            <text:p>4</text:p>
          </table:table-cell>
          <table:table-cell table:formula="of:=IF([.D62]&lt;0; IF([.D62]&lt;0; [.F62]-[.D62]; [.F62]+[.D62]); IF([.D62]&lt;0; [.F62]-[.D62]; [.F62]+[.D62]))" office:value-type="float" office:value="25" calcext:value-type="float">
            <text:p>25</text:p>
          </table:table-cell>
          <table:table-cell table:formula="of:=IF([.F62]&lt;0; IF([.B62]&lt;0; [.F62]-[.B62]; [.F62]+[.B62]); IF([.B62]&lt;0; [.F62]-[.B62]; [.F62]+[.B62]))" office:value-type="float" office:value="25" calcext:value-type="float">
            <text:p>25</text:p>
          </table:table-cell>
          <table:table-cell table:formula="of:=IF([.G62]&lt;0; IF([.B62]&lt;0; [.G62]-[.B62]; [.G62]+[.B62]); IF([.B62]&lt;0; [.G62]-[.B62]; [.G62]+[.B62]))" office:value-type="float" office:value="28" calcext:value-type="float">
            <text:p>28</text:p>
          </table:table-cell>
          <table:table-cell/>
          <table:table-cell table:formula="of:=IF([.I62]=[.J62]; &quot;IGUAL&quot;; IF([.I62]&lt;[.J62]; &quot;RA&quot;; &quot;VNS&quot;))" office:value-type="string" office:string-value="RA" calcext:value-type="string">
            <text:p>RA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Q61]" office:value-type="float" office:value="18.4333438666667" calcext:value-type="float">
            <text:p>18,43</text:p>
          </table:table-cell>
          <table:table-cell table:formula="of:=([.I62]-[.Q62])*([.I62]-[.Q62])" office:value-type="float" office:value="43.1209727734442" calcext:value-type="float">
            <text:p>43,12</text:p>
          </table:table-cell>
          <table:table-cell table:formula="of:=[.S61]" office:value-type="float" office:value="19.2333438666667" calcext:value-type="float">
            <text:p>19,23</text:p>
          </table:table-cell>
          <table:table-cell table:formula="of:=([.J62]-[.S62])*([.J62]-[.S62])" office:value-type="float" office:value="76.854259760111" calcext:value-type="float">
            <text:p>76,85</text:p>
          </table:table-cell>
        </table:table-row>
        <table:table-row table:style-name="ro3">
          <table:table-cell table:formula="of:=[Global.C63]" office:value-type="string" office:string-value="rand0-4-20-20-40-2,dssp" calcext:value-type="string">
            <text:p>rand0-4-20-20-40-2,dssp</text:p>
          </table:table-cell>
          <table:table-cell table:formula="of:=[Global.D63]" office:value-type="float" office:value="-24.859753" calcext:value-type="float">
            <text:p>-24,86</text:p>
          </table:table-cell>
          <table:table-cell table:formula="of:=[Global.E63]" office:value-type="float" office:value="1E+020" calcext:value-type="float">
            <text:p>1,00E+20</text:p>
          </table:table-cell>
          <table:table-cell table:formula="of:=[Global.F63]" office:value-type="float" office:value="-24.859753" calcext:value-type="float">
            <text:p>-24,86</text:p>
          </table:table-cell>
          <table:table-cell table:formula="of:=[Global.G63]" office:value-type="float" office:value="0.228087" calcext:value-type="float">
            <text:p>0,23</text:p>
          </table:table-cell>
          <table:table-cell table:formula="of:=[RA.I63]" office:value-type="float" office:value="1" calcext:value-type="float">
            <text:p>1</text:p>
          </table:table-cell>
          <table:table-cell table:formula="of:=[VNS.H63]" office:value-type="float" office:value="3" calcext:value-type="float">
            <text:p>3</text:p>
          </table:table-cell>
          <table:table-cell table:formula="of:=IF([.D63]&lt;0; IF([.D63]&lt;0; [.F63]-[.D63]; [.F63]+[.D63]); IF([.D63]&lt;0; [.F63]-[.D63]; [.F63]+[.D63]))" office:value-type="float" office:value="25.859753" calcext:value-type="float">
            <text:p>25,86</text:p>
          </table:table-cell>
          <table:table-cell table:formula="of:=IF([.F63]&lt;0; IF([.B63]&lt;0; [.F63]-[.B63]; [.F63]+[.B63]); IF([.B63]&lt;0; [.F63]-[.B63]; [.F63]+[.B63]))" office:value-type="float" office:value="25.859753" calcext:value-type="float">
            <text:p>25,86</text:p>
          </table:table-cell>
          <table:table-cell table:formula="of:=IF([.G63]&lt;0; IF([.B63]&lt;0; [.G63]-[.B63]; [.G63]+[.B63]); IF([.B63]&lt;0; [.G63]-[.B63]; [.G63]+[.B63]))" office:value-type="float" office:value="27.859753" calcext:value-type="float">
            <text:p>27,86</text:p>
          </table:table-cell>
          <table:table-cell/>
          <table:table-cell table:formula="of:=IF([.I63]=[.J63]; &quot;IGUAL&quot;; IF([.I63]&lt;[.J63]; &quot;RA&quot;; &quot;VNS&quot;))" office:value-type="string" office:string-value="RA" calcext:value-type="string">
            <text:p>RA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Q62]" office:value-type="float" office:value="18.4333438666667" calcext:value-type="float">
            <text:p>18,43</text:p>
          </table:table-cell>
          <table:table-cell table:formula="of:=([.I63]-[.Q63])*([.I63]-[.Q63])" office:value-type="float" office:value="55.1515526156567" calcext:value-type="float">
            <text:p>55,15</text:p>
          </table:table-cell>
          <table:table-cell table:formula="of:=[.S62]" office:value-type="float" office:value="19.2333438666667" calcext:value-type="float">
            <text:p>19,23</text:p>
          </table:table-cell>
          <table:table-cell table:formula="of:=([.J63]-[.S63])*([.J63]-[.S63])" office:value-type="float" office:value="74.4149345356568" calcext:value-type="float">
            <text:p>74,41</text:p>
          </table:table-cell>
        </table:table-row>
        <table:table-row table:style-name="ro3">
          <table:table-cell table:formula="of:=[Global.C64]" office:value-type="string" office:string-value="rand0-4-20-20-40-3,dssp" calcext:value-type="string">
            <text:p>rand0-4-20-20-40-3,dssp</text:p>
          </table:table-cell>
          <table:table-cell table:formula="of:=[Global.D64]" office:value-type="float" office:value="-25" calcext:value-type="float">
            <text:p>-25</text:p>
          </table:table-cell>
          <table:table-cell table:formula="of:=[Global.E64]" office:value-type="float" office:value="1E+020" calcext:value-type="float">
            <text:p>1,00E+20</text:p>
          </table:table-cell>
          <table:table-cell table:formula="of:=[Global.F64]" office:value-type="float" office:value="-25" calcext:value-type="float">
            <text:p>-25</text:p>
          </table:table-cell>
          <table:table-cell table:formula="of:=[Global.G64]" office:value-type="float" office:value="3.043124" calcext:value-type="float">
            <text:p>3,04</text:p>
          </table:table-cell>
          <table:table-cell table:formula="of:=[RA.I64]" office:value-type="float" office:value="2" calcext:value-type="float">
            <text:p>2</text:p>
          </table:table-cell>
          <table:table-cell table:formula="of:=[VNS.H64]" office:value-type="float" office:value="3" calcext:value-type="float">
            <text:p>3</text:p>
          </table:table-cell>
          <table:table-cell table:formula="of:=IF([.D64]&lt;0; IF([.D64]&lt;0; [.F64]-[.D64]; [.F64]+[.D64]); IF([.D64]&lt;0; [.F64]-[.D64]; [.F64]+[.D64]))" office:value-type="float" office:value="27" calcext:value-type="float">
            <text:p>27</text:p>
          </table:table-cell>
          <table:table-cell table:formula="of:=IF([.F64]&lt;0; IF([.B64]&lt;0; [.F64]-[.B64]; [.F64]+[.B64]); IF([.B64]&lt;0; [.F64]-[.B64]; [.F64]+[.B64]))" office:value-type="float" office:value="27" calcext:value-type="float">
            <text:p>27</text:p>
          </table:table-cell>
          <table:table-cell table:formula="of:=IF([.G64]&lt;0; IF([.B64]&lt;0; [.G64]-[.B64]; [.G64]+[.B64]); IF([.B64]&lt;0; [.G64]-[.B64]; [.G64]+[.B64]))" office:value-type="float" office:value="28" calcext:value-type="float">
            <text:p>28</text:p>
          </table:table-cell>
          <table:table-cell/>
          <table:table-cell table:formula="of:=IF([.I64]=[.J64]; &quot;IGUAL&quot;; IF([.I64]&lt;[.J64]; &quot;RA&quot;; &quot;VNS&quot;))" office:value-type="string" office:string-value="RA" calcext:value-type="string">
            <text:p>RA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[.Q63]" office:value-type="float" office:value="18.4333438666667" calcext:value-type="float">
            <text:p>18,43</text:p>
          </table:table-cell>
          <table:table-cell table:formula="of:=([.I64]-[.Q64])*([.I64]-[.Q64])" office:value-type="float" office:value="73.3875973067775" calcext:value-type="float">
            <text:p>73,39</text:p>
          </table:table-cell>
          <table:table-cell table:formula="of:=[.S63]" office:value-type="float" office:value="19.2333438666667" calcext:value-type="float">
            <text:p>19,23</text:p>
          </table:table-cell>
          <table:table-cell table:formula="of:=([.J64]-[.S64])*([.J64]-[.S64])" office:value-type="float" office:value="76.854259760111" calcext:value-type="float">
            <text:p>76,85</text:p>
          </table:table-cell>
        </table:table-row>
        <table:table-row table:style-name="ro3">
          <table:table-cell table:formula="of:=[Global.C65]" office:value-type="string" office:string-value="rand0-4-20-20-40-4,dssp" calcext:value-type="string">
            <text:p>rand0-4-20-20-40-4,dssp</text:p>
          </table:table-cell>
          <table:table-cell table:formula="of:=[Global.D65]" office:value-type="float" office:value="-26.987794" calcext:value-type="float">
            <text:p>-26,99</text:p>
          </table:table-cell>
          <table:table-cell table:formula="of:=[Global.E65]" office:value-type="float" office:value="1E+020" calcext:value-type="float">
            <text:p>1,00E+20</text:p>
          </table:table-cell>
          <table:table-cell table:formula="of:=[Global.F65]" office:value-type="float" office:value="-26.987794" calcext:value-type="float">
            <text:p>-26,99</text:p>
          </table:table-cell>
          <table:table-cell table:formula="of:=[Global.G65]" office:value-type="float" office:value="0.213069" calcext:value-type="float">
            <text:p>0,21</text:p>
          </table:table-cell>
          <table:table-cell table:formula="of:=[RA.I65]" office:value-type="float" office:value="2" calcext:value-type="float">
            <text:p>2</text:p>
          </table:table-cell>
          <table:table-cell table:formula="of:=[VNS.H65]" office:value-type="float" office:value="5" calcext:value-type="float">
            <text:p>5</text:p>
          </table:table-cell>
          <table:table-cell table:formula="of:=IF([.D65]&lt;0; IF([.D65]&lt;0; [.F65]-[.D65]; [.F65]+[.D65]); IF([.D65]&lt;0; [.F65]-[.D65]; [.F65]+[.D65]))" office:value-type="float" office:value="28.987794" calcext:value-type="float">
            <text:p>28,99</text:p>
          </table:table-cell>
          <table:table-cell table:formula="of:=IF([.F65]&lt;0; IF([.B65]&lt;0; [.F65]-[.B65]; [.F65]+[.B65]); IF([.B65]&lt;0; [.F65]-[.B65]; [.F65]+[.B65]))" office:value-type="float" office:value="28.987794" calcext:value-type="float">
            <text:p>28,99</text:p>
          </table:table-cell>
          <table:table-cell table:formula="of:=IF([.G65]&lt;0; IF([.B65]&lt;0; [.G65]-[.B65]; [.G65]+[.B65]); IF([.B65]&lt;0; [.G65]-[.B65]; [.G65]+[.B65]))" office:value-type="float" office:value="31.987794" calcext:value-type="float">
            <text:p>31,99</text:p>
          </table:table-cell>
          <table:table-cell/>
          <table:table-cell table:formula="of:=IF([.I65]=[.J65]; &quot;IGUAL&quot;; IF([.I65]&lt;[.J65]; &quot;RA&quot;; &quot;VNS&quot;))" office:value-type="string" office:string-value="RA" calcext:value-type="string">
            <text:p>RA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Q64]" office:value-type="float" office:value="18.4333438666667" calcext:value-type="float">
            <text:p>18,43</text:p>
          </table:table-cell>
          <table:table-cell table:formula="of:=([.I65]-[.Q65])*([.I65]-[.Q65])" office:value-type="float" office:value="111.39641761702" calcext:value-type="float">
            <text:p>111,4</text:p>
          </table:table-cell>
          <table:table-cell table:formula="of:=[.S64]" office:value-type="float" office:value="19.2333438666667" calcext:value-type="float">
            <text:p>19,23</text:p>
          </table:table-cell>
          <table:table-cell table:formula="of:=([.J65]-[.S65])*([.J65]-[.S65])" office:value-type="float" office:value="162.675998203687" calcext:value-type="float">
            <text:p>162,68</text:p>
          </table:table-cell>
        </table:table-row>
        <table:table-row table:style-name="ro3">
          <table:table-cell table:formula="of:=[Global.C66]" office:value-type="string" office:string-value="rand0-4-20-20-40-5,dssp" calcext:value-type="string">
            <text:p>rand0-4-20-20-40-5,dssp</text:p>
          </table:table-cell>
          <table:table-cell table:formula="of:=[Global.D66]" office:value-type="float" office:value="-26" calcext:value-type="float">
            <text:p>-26</text:p>
          </table:table-cell>
          <table:table-cell table:formula="of:=[Global.E66]" office:value-type="float" office:value="1E+020" calcext:value-type="float">
            <text:p>1,00E+20</text:p>
          </table:table-cell>
          <table:table-cell table:formula="of:=[Global.F66]" office:value-type="float" office:value="-26" calcext:value-type="float">
            <text:p>-26</text:p>
          </table:table-cell>
          <table:table-cell table:formula="of:=[Global.G66]" office:value-type="float" office:value="1.777235" calcext:value-type="float">
            <text:p>1,78</text:p>
          </table:table-cell>
          <table:table-cell table:formula="of:=[RA.I66]" office:value-type="float" office:value="1" calcext:value-type="float">
            <text:p>1</text:p>
          </table:table-cell>
          <table:table-cell table:formula="of:=[VNS.H66]" office:value-type="float" office:value="1" calcext:value-type="float">
            <text:p>1</text:p>
          </table:table-cell>
          <table:table-cell table:formula="of:=IF([.D66]&lt;0; IF([.D66]&lt;0; [.F66]-[.D66]; [.F66]+[.D66]); IF([.D66]&lt;0; [.F66]-[.D66]; [.F66]+[.D66]))" office:value-type="float" office:value="27" calcext:value-type="float">
            <text:p>27</text:p>
          </table:table-cell>
          <table:table-cell table:formula="of:=IF([.F66]&lt;0; IF([.B66]&lt;0; [.F66]-[.B66]; [.F66]+[.B66]); IF([.B66]&lt;0; [.F66]-[.B66]; [.F66]+[.B66]))" office:value-type="float" office:value="27" calcext:value-type="float">
            <text:p>27</text:p>
          </table:table-cell>
          <table:table-cell table:formula="of:=IF([.G66]&lt;0; IF([.B66]&lt;0; [.G66]-[.B66]; [.G66]+[.B66]); IF([.B66]&lt;0; [.G66]-[.B66]; [.G66]+[.B66]))" office:value-type="float" office:value="27" calcext:value-type="float">
            <text:p>27</text:p>
          </table:table-cell>
          <table:table-cell/>
          <table:table-cell table:formula="of:=IF([.I66]=[.J66]; &quot;IGUAL&quot;; IF([.I66]&lt;[.J66]; &quot;RA&quot;; &quot;VNS&quot;))" office:value-type="string" office:string-value="IGUAL" calcext:value-type="string">
            <text:p>IGUAL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[.Q65]" office:value-type="float" office:value="18.4333438666667" calcext:value-type="float">
            <text:p>18,43</text:p>
          </table:table-cell>
          <table:table-cell table:formula="of:=([.I66]-[.Q66])*([.I66]-[.Q66])" office:value-type="float" office:value="73.3875973067775" calcext:value-type="float">
            <text:p>73,39</text:p>
          </table:table-cell>
          <table:table-cell table:formula="of:=[.S65]" office:value-type="float" office:value="19.2333438666667" calcext:value-type="float">
            <text:p>19,23</text:p>
          </table:table-cell>
          <table:table-cell table:formula="of:=([.J66]-[.S66])*([.J66]-[.S66])" office:value-type="float" office:value="60.3209474934443" calcext:value-type="float">
            <text:p>60,32</text:p>
          </table:table-cell>
        </table:table-row>
        <table:table-row table:style-name="ro3">
          <table:table-cell table:formula="of:=[Global.C67]" office:value-type="string" office:string-value="rand0-4-25-25-50-1,dssp" calcext:value-type="string">
            <text:p>rand0-4-25-25-50-1,dssp</text:p>
          </table:table-cell>
          <table:table-cell table:formula="of:=[Global.D67]" office:value-type="float" office:value="-30.733564" calcext:value-type="float">
            <text:p>-30,73</text:p>
          </table:table-cell>
          <table:table-cell table:formula="of:=[Global.E67]" office:value-type="float" office:value="1E+020" calcext:value-type="float">
            <text:p>1,00E+20</text:p>
          </table:table-cell>
          <table:table-cell table:formula="of:=[Global.F67]" office:value-type="float" office:value="-30.733564" calcext:value-type="float">
            <text:p>-30,73</text:p>
          </table:table-cell>
          <table:table-cell table:formula="of:=[Global.G67]" office:value-type="float" office:value="0.757103" calcext:value-type="float">
            <text:p>0,76</text:p>
          </table:table-cell>
          <table:table-cell table:formula="of:=[RA.I67]" office:value-type="float" office:value="4" calcext:value-type="float">
            <text:p>4</text:p>
          </table:table-cell>
          <table:table-cell table:formula="of:=[VNS.H67]" office:value-type="float" office:value="2" calcext:value-type="float">
            <text:p>2</text:p>
          </table:table-cell>
          <table:table-cell table:formula="of:=IF([.D67]&lt;0; IF([.D67]&lt;0; [.F67]-[.D67]; [.F67]+[.D67]); IF([.D67]&lt;0; [.F67]-[.D67]; [.F67]+[.D67]))" office:value-type="float" office:value="34.733564" calcext:value-type="float">
            <text:p>34,73</text:p>
          </table:table-cell>
          <table:table-cell table:formula="of:=IF([.F67]&lt;0; IF([.B67]&lt;0; [.F67]-[.B67]; [.F67]+[.B67]); IF([.B67]&lt;0; [.F67]-[.B67]; [.F67]+[.B67]))" office:value-type="float" office:value="34.733564" calcext:value-type="float">
            <text:p>34,73</text:p>
          </table:table-cell>
          <table:table-cell table:formula="of:=IF([.G67]&lt;0; IF([.B67]&lt;0; [.G67]-[.B67]; [.G67]+[.B67]); IF([.B67]&lt;0; [.G67]-[.B67]; [.G67]+[.B67]))" office:value-type="float" office:value="32.733564" calcext:value-type="float">
            <text:p>32,73</text:p>
          </table:table-cell>
          <table:table-cell/>
          <table:table-cell table:formula="of:=IF([.I67]=[.J67]; &quot;IGUAL&quot;; IF([.I67]&lt;[.J67]; &quot;RA&quot;; &quot;VNS&quot;))" office:value-type="string" office:string-value="VNS" calcext:value-type="string">
            <text:p>VNS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[.Q66]" office:value-type="float" office:value="18.4333438666667" calcext:value-type="float">
            <text:p>18,43</text:p>
          </table:table-cell>
          <table:table-cell table:formula="of:=([.I67]-[.Q67])*([.I67]-[.Q67])" office:value-type="float" office:value="265.697176395125" calcext:value-type="float">
            <text:p>265,7</text:p>
          </table:table-cell>
          <table:table-cell table:formula="of:=[.S66]" office:value-type="float" office:value="19.2333438666667" calcext:value-type="float">
            <text:p>19,23</text:p>
          </table:table-cell>
          <table:table-cell table:formula="of:=([.J67]-[.S67])*([.J67]-[.S67])" office:value-type="float" office:value="182.255943648459" calcext:value-type="float">
            <text:p>182,26</text:p>
          </table:table-cell>
        </table:table-row>
        <table:table-row table:style-name="ro3">
          <table:table-cell table:formula="of:=[Global.C68]" office:value-type="string" office:string-value="rand0-4-25-25-50-2,dssp" calcext:value-type="string">
            <text:p>rand0-4-25-25-50-2,dssp</text:p>
          </table:table-cell>
          <table:table-cell table:formula="of:=[Global.D68]" office:value-type="float" office:value="-30.785013" calcext:value-type="float">
            <text:p>-30,79</text:p>
          </table:table-cell>
          <table:table-cell table:formula="of:=[Global.E68]" office:value-type="float" office:value="1E+020" calcext:value-type="float">
            <text:p>1,00E+20</text:p>
          </table:table-cell>
          <table:table-cell table:formula="of:=[Global.F68]" office:value-type="float" office:value="-30.785013" calcext:value-type="float">
            <text:p>-30,79</text:p>
          </table:table-cell>
          <table:table-cell table:formula="of:=[Global.G68]" office:value-type="float" office:value="0.509869" calcext:value-type="float">
            <text:p>0,51</text:p>
          </table:table-cell>
          <table:table-cell table:formula="of:=[RA.I68]" office:value-type="float" office:value="5" calcext:value-type="float">
            <text:p>5</text:p>
          </table:table-cell>
          <table:table-cell table:formula="of:=[VNS.H68]" office:value-type="float" office:value="6" calcext:value-type="float">
            <text:p>6</text:p>
          </table:table-cell>
          <table:table-cell table:formula="of:=IF([.D68]&lt;0; IF([.D68]&lt;0; [.F68]-[.D68]; [.F68]+[.D68]); IF([.D68]&lt;0; [.F68]-[.D68]; [.F68]+[.D68]))" office:value-type="float" office:value="35.785013" calcext:value-type="float">
            <text:p>35,79</text:p>
          </table:table-cell>
          <table:table-cell table:formula="of:=IF([.F68]&lt;0; IF([.B68]&lt;0; [.F68]-[.B68]; [.F68]+[.B68]); IF([.B68]&lt;0; [.F68]-[.B68]; [.F68]+[.B68]))" office:value-type="float" office:value="35.785013" calcext:value-type="float">
            <text:p>35,79</text:p>
          </table:table-cell>
          <table:table-cell table:formula="of:=IF([.G68]&lt;0; IF([.B68]&lt;0; [.G68]-[.B68]; [.G68]+[.B68]); IF([.B68]&lt;0; [.G68]-[.B68]; [.G68]+[.B68]))" office:value-type="float" office:value="36.785013" calcext:value-type="float">
            <text:p>36,79</text:p>
          </table:table-cell>
          <table:table-cell/>
          <table:table-cell table:formula="of:=IF([.I68]=[.J68]; &quot;IGUAL&quot;; IF([.I68]&lt;[.J68]; &quot;RA&quot;; &quot;VNS&quot;))" office:value-type="string" office:string-value="RA" calcext:value-type="string">
            <text:p>RA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[.Q67]" office:value-type="float" office:value="18.4333438666667" calcext:value-type="float">
            <text:p>18,43</text:p>
          </table:table-cell>
          <table:table-cell table:formula="of:=([.I68]-[.Q68])*([.I68]-[.Q68])" office:value-type="float" office:value="301.080421712673" calcext:value-type="float">
            <text:p>301,08</text:p>
          </table:table-cell>
          <table:table-cell table:formula="of:=[.S67]" office:value-type="float" office:value="19.2333438666667" calcext:value-type="float">
            <text:p>19,23</text:p>
          </table:table-cell>
          <table:table-cell table:formula="of:=([.J68]-[.S68])*([.J68]-[.S68])" office:value-type="float" office:value="308.061089366006" calcext:value-type="float">
            <text:p>308,06</text:p>
          </table:table-cell>
        </table:table-row>
        <table:table-row table:style-name="ro3">
          <table:table-cell table:formula="of:=[Global.C69]" office:value-type="string" office:string-value="rand0-4-25-25-50-3,dssp" calcext:value-type="string">
            <text:p>rand0-4-25-25-50-3,dssp</text:p>
          </table:table-cell>
          <table:table-cell table:formula="of:=[Global.D69]" office:value-type="float" office:value="-31.579226" calcext:value-type="float">
            <text:p>-31,58</text:p>
          </table:table-cell>
          <table:table-cell table:formula="of:=[Global.E69]" office:value-type="float" office:value="1E+020" calcext:value-type="float">
            <text:p>1,00E+20</text:p>
          </table:table-cell>
          <table:table-cell table:formula="of:=[Global.F69]" office:value-type="float" office:value="-31.579226" calcext:value-type="float">
            <text:p>-31,58</text:p>
          </table:table-cell>
          <table:table-cell table:formula="of:=[Global.G69]" office:value-type="float" office:value="0.377717" calcext:value-type="float">
            <text:p>0,38</text:p>
          </table:table-cell>
          <table:table-cell table:formula="of:=[RA.I69]" office:value-type="float" office:value="4" calcext:value-type="float">
            <text:p>4</text:p>
          </table:table-cell>
          <table:table-cell table:formula="of:=[VNS.H69]" office:value-type="float" office:value="4" calcext:value-type="float">
            <text:p>4</text:p>
          </table:table-cell>
          <table:table-cell table:formula="of:=IF([.D69]&lt;0; IF([.D69]&lt;0; [.F69]-[.D69]; [.F69]+[.D69]); IF([.D69]&lt;0; [.F69]-[.D69]; [.F69]+[.D69]))" office:value-type="float" office:value="35.579226" calcext:value-type="float">
            <text:p>35,58</text:p>
          </table:table-cell>
          <table:table-cell table:formula="of:=IF([.F69]&lt;0; IF([.B69]&lt;0; [.F69]-[.B69]; [.F69]+[.B69]); IF([.B69]&lt;0; [.F69]-[.B69]; [.F69]+[.B69]))" office:value-type="float" office:value="35.579226" calcext:value-type="float">
            <text:p>35,58</text:p>
          </table:table-cell>
          <table:table-cell table:formula="of:=IF([.G69]&lt;0; IF([.B69]&lt;0; [.G69]-[.B69]; [.G69]+[.B69]); IF([.B69]&lt;0; [.G69]-[.B69]; [.G69]+[.B69]))" office:value-type="float" office:value="35.579226" calcext:value-type="float">
            <text:p>35,58</text:p>
          </table:table-cell>
          <table:table-cell/>
          <table:table-cell table:formula="of:=IF([.I69]=[.J69]; &quot;IGUAL&quot;; IF([.I69]&lt;[.J69]; &quot;RA&quot;; &quot;VNS&quot;))" office:value-type="string" office:string-value="IGUAL" calcext:value-type="string">
            <text:p>IGUAL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Q68]" office:value-type="float" office:value="18.4333438666667" calcext:value-type="float">
            <text:p>18,43</text:p>
          </table:table-cell>
          <table:table-cell table:formula="of:=([.I69]-[.Q69])*([.I69]-[.Q69])" office:value-type="float" office:value="293.981274130159" calcext:value-type="float">
            <text:p>293,98</text:p>
          </table:table-cell>
          <table:table-cell table:formula="of:=[.S68]" office:value-type="float" office:value="19.2333438666667" calcext:value-type="float">
            <text:p>19,23</text:p>
          </table:table-cell>
          <table:table-cell table:formula="of:=([.J69]-[.S69])*([.J69]-[.S69])" office:value-type="float" office:value="267.187862716826" calcext:value-type="float">
            <text:p>267,19</text:p>
          </table:table-cell>
        </table:table-row>
        <table:table-row table:style-name="ro3">
          <table:table-cell table:formula="of:=[Global.C70]" office:value-type="string" office:string-value="rand0-4-25-25-50-4,dssp" calcext:value-type="string">
            <text:p>rand0-4-25-25-50-4,dssp</text:p>
          </table:table-cell>
          <table:table-cell table:formula="of:=[Global.D70]" office:value-type="float" office:value="-32.937715" calcext:value-type="float">
            <text:p>-32,94</text:p>
          </table:table-cell>
          <table:table-cell table:formula="of:=[Global.E70]" office:value-type="float" office:value="1E+020" calcext:value-type="float">
            <text:p>1,00E+20</text:p>
          </table:table-cell>
          <table:table-cell table:formula="of:=[Global.F70]" office:value-type="float" office:value="-32.937715" calcext:value-type="float">
            <text:p>-32,94</text:p>
          </table:table-cell>
          <table:table-cell table:formula="of:=[Global.G70]" office:value-type="float" office:value="0.382119" calcext:value-type="float">
            <text:p>0,38</text:p>
          </table:table-cell>
          <table:table-cell table:formula="of:=[RA.I70]" office:value-type="float" office:value="3" calcext:value-type="float">
            <text:p>3</text:p>
          </table:table-cell>
          <table:table-cell table:formula="of:=[VNS.H70]" office:value-type="float" office:value="4" calcext:value-type="float">
            <text:p>4</text:p>
          </table:table-cell>
          <table:table-cell table:formula="of:=IF([.D70]&lt;0; IF([.D70]&lt;0; [.F70]-[.D70]; [.F70]+[.D70]); IF([.D70]&lt;0; [.F70]-[.D70]; [.F70]+[.D70]))" office:value-type="float" office:value="35.937715" calcext:value-type="float">
            <text:p>35,94</text:p>
          </table:table-cell>
          <table:table-cell table:formula="of:=IF([.F70]&lt;0; IF([.B70]&lt;0; [.F70]-[.B70]; [.F70]+[.B70]); IF([.B70]&lt;0; [.F70]-[.B70]; [.F70]+[.B70]))" office:value-type="float" office:value="35.937715" calcext:value-type="float">
            <text:p>35,94</text:p>
          </table:table-cell>
          <table:table-cell table:formula="of:=IF([.G70]&lt;0; IF([.B70]&lt;0; [.G70]-[.B70]; [.G70]+[.B70]); IF([.B70]&lt;0; [.G70]-[.B70]; [.G70]+[.B70]))" office:value-type="float" office:value="36.937715" calcext:value-type="float">
            <text:p>36,94</text:p>
          </table:table-cell>
          <table:table-cell/>
          <table:table-cell table:formula="of:=IF([.I70]=[.J70]; &quot;IGUAL&quot;; IF([.I70]&lt;[.J70]; &quot;RA&quot;; &quot;VNS&quot;))" office:value-type="string" office:string-value="RA" calcext:value-type="string">
            <text:p>RA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[.Q69]" office:value-type="float" office:value="18.4333438666667" calcext:value-type="float">
            <text:p>18,43</text:p>
          </table:table-cell>
          <table:table-cell table:formula="of:=([.I70]-[.Q70])*([.I70]-[.Q70])" office:value-type="float" office:value="306.403008773473" calcext:value-type="float">
            <text:p>306,4</text:p>
          </table:table-cell>
          <table:table-cell table:formula="of:=[.S69]" office:value-type="float" office:value="19.2333438666667" calcext:value-type="float">
            <text:p>19,23</text:p>
          </table:table-cell>
          <table:table-cell table:formula="of:=([.J70]-[.S70])*([.J70]-[.S70])" office:value-type="float" office:value="313.444757226807" calcext:value-type="float">
            <text:p>313,44</text:p>
          </table:table-cell>
        </table:table-row>
        <table:table-row table:style-name="ro3">
          <table:table-cell table:formula="of:=[Global.C71]" office:value-type="string" office:string-value="rand0-4-25-25-50-5,dssp" calcext:value-type="string">
            <text:p>rand0-4-25-25-50-5,dssp</text:p>
          </table:table-cell>
          <table:table-cell table:formula="of:=[Global.D71]" office:value-type="float" office:value="-31" calcext:value-type="float">
            <text:p>-31</text:p>
          </table:table-cell>
          <table:table-cell table:formula="of:=[Global.E71]" office:value-type="float" office:value="1E+020" calcext:value-type="float">
            <text:p>1,00E+20</text:p>
          </table:table-cell>
          <table:table-cell table:formula="of:=[Global.F71]" office:value-type="float" office:value="-31" calcext:value-type="float">
            <text:p>-31</text:p>
          </table:table-cell>
          <table:table-cell table:formula="of:=[Global.G71]" office:value-type="float" office:value="3.971903" calcext:value-type="float">
            <text:p>3,97</text:p>
          </table:table-cell>
          <table:table-cell table:formula="of:=[RA.I71]" office:value-type="float" office:value="1" calcext:value-type="float">
            <text:p>1</text:p>
          </table:table-cell>
          <table:table-cell table:formula="of:=[VNS.H71]" office:value-type="float" office:value="4" calcext:value-type="float">
            <text:p>4</text:p>
          </table:table-cell>
          <table:table-cell table:formula="of:=IF([.D71]&lt;0; IF([.D71]&lt;0; [.F71]-[.D71]; [.F71]+[.D71]); IF([.D71]&lt;0; [.F71]-[.D71]; [.F71]+[.D71]))" office:value-type="float" office:value="32" calcext:value-type="float">
            <text:p>32</text:p>
          </table:table-cell>
          <table:table-cell table:formula="of:=IF([.F71]&lt;0; IF([.B71]&lt;0; [.F71]-[.B71]; [.F71]+[.B71]); IF([.B71]&lt;0; [.F71]-[.B71]; [.F71]+[.B71]))" office:value-type="float" office:value="32" calcext:value-type="float">
            <text:p>32</text:p>
          </table:table-cell>
          <table:table-cell table:formula="of:=IF([.G71]&lt;0; IF([.B71]&lt;0; [.G71]-[.B71]; [.G71]+[.B71]); IF([.B71]&lt;0; [.G71]-[.B71]; [.G71]+[.B71]))" office:value-type="float" office:value="35" calcext:value-type="float">
            <text:p>35</text:p>
          </table:table-cell>
          <table:table-cell/>
          <table:table-cell table:formula="of:=IF([.I71]=[.J71]; &quot;IGUAL&quot;; IF([.I71]&lt;[.J71]; &quot;RA&quot;; &quot;VNS&quot;))" office:value-type="string" office:string-value="RA" calcext:value-type="string">
            <text:p>RA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[.Q70]" office:value-type="float" office:value="18.4333438666667" calcext:value-type="float">
            <text:p>18,43</text:p>
          </table:table-cell>
          <table:table-cell table:formula="of:=([.I71]-[.Q71])*([.I71]-[.Q71])" office:value-type="float" office:value="184.054158640111" calcext:value-type="float">
            <text:p>184,05</text:p>
          </table:table-cell>
          <table:table-cell table:formula="of:=[.S70]" office:value-type="float" office:value="19.2333438666667" calcext:value-type="float">
            <text:p>19,23</text:p>
          </table:table-cell>
          <table:table-cell table:formula="of:=([.J71]-[.S71])*([.J71]-[.S71])" office:value-type="float" office:value="248.587445626778" calcext:value-type="float">
            <text:p>248,59</text:p>
          </table:table-cell>
        </table:table-row>
        <table:table-row table:style-name="ro3">
          <table:table-cell table:formula="of:=[Global.C72]" office:value-type="string" office:string-value="rand0-4-5-5-10-1,dssp" calcext:value-type="string">
            <text:p>rand0-4-5-5-10-1,dssp</text:p>
          </table:table-cell>
          <table:table-cell table:formula="of:=[Global.D72]" office:value-type="float" office:value="-5.1875" calcext:value-type="float">
            <text:p>-5,19</text:p>
          </table:table-cell>
          <table:table-cell table:formula="of:=[Global.E72]" office:value-type="float" office:value="1E+020" calcext:value-type="float">
            <text:p>1,00E+20</text:p>
          </table:table-cell>
          <table:table-cell table:formula="of:=[Global.F72]" office:value-type="float" office:value="-5.1875" calcext:value-type="float">
            <text:p>-5,19</text:p>
          </table:table-cell>
          <table:table-cell table:formula="of:=[Global.G72]" office:value-type="float" office:value="0.020001" calcext:value-type="float">
            <text:p>0,02</text:p>
          </table:table-cell>
          <table:table-cell table:formula="of:=[RA.I72]" office:value-type="float" office:value="-1" calcext:value-type="float">
            <text:p>-1</text:p>
          </table:table-cell>
          <table:table-cell table:formula="of:=[VNS.H72]" office:value-type="float" office:value="-1" calcext:value-type="float">
            <text:p>-1</text:p>
          </table:table-cell>
          <table:table-cell table:formula="of:=IF([.D72]&lt;0; IF([.D72]&lt;0; [.F72]-[.D72]; [.F72]+[.D72]); IF([.D72]&lt;0; [.F72]-[.D72]; [.F72]+[.D72]))" office:value-type="float" office:value="4.1875" calcext:value-type="float">
            <text:p>4,19</text:p>
          </table:table-cell>
          <table:table-cell table:formula="of:=IF([.F72]&lt;0; IF([.B72]&lt;0; [.F72]-[.B72]; [.F72]+[.B72]); IF([.B72]&lt;0; [.F72]-[.B72]; [.F72]+[.B72]))" office:value-type="float" office:value="4.1875" calcext:value-type="float">
            <text:p>4,19</text:p>
          </table:table-cell>
          <table:table-cell table:formula="of:=IF([.G72]&lt;0; IF([.B72]&lt;0; [.G72]-[.B72]; [.G72]+[.B72]); IF([.B72]&lt;0; [.G72]-[.B72]; [.G72]+[.B72]))" office:value-type="float" office:value="4.1875" calcext:value-type="float">
            <text:p>4,19</text:p>
          </table:table-cell>
          <table:table-cell/>
          <table:table-cell table:formula="of:=IF([.I72]=[.J72]; &quot;IGUAL&quot;; IF([.I72]&lt;[.J72]; &quot;RA&quot;; &quot;VNS&quot;))" office:value-type="string" office:string-value="IGUAL" calcext:value-type="string">
            <text:p>IGUAL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Q71]" office:value-type="float" office:value="18.4333438666667" calcext:value-type="float">
            <text:p>18,43</text:p>
          </table:table-cell>
          <table:table-cell table:formula="of:=([.I72]-[.Q72])*([.I72]-[.Q72])" office:value-type="float" office:value="202.944067473444" calcext:value-type="float">
            <text:p>202,94</text:p>
          </table:table-cell>
          <table:table-cell table:formula="of:=[.S71]" office:value-type="float" office:value="19.2333438666667" calcext:value-type="float">
            <text:p>19,23</text:p>
          </table:table-cell>
          <table:table-cell table:formula="of:=([.J72]-[.S72])*([.J72]-[.S72])" office:value-type="float" office:value="226.377417660111" calcext:value-type="float">
            <text:p>226,38</text:p>
          </table:table-cell>
        </table:table-row>
        <table:table-row table:style-name="ro3">
          <table:table-cell table:formula="of:=[Global.C73]" office:value-type="string" office:string-value="rand0-4-5-5-10-2,dssp" calcext:value-type="string">
            <text:p>rand0-4-5-5-10-2,dssp</text:p>
          </table:table-cell>
          <table:table-cell table:formula="of:=[Global.D73]" office:value-type="float" office:value="-4.888756" calcext:value-type="float">
            <text:p>-4,89</text:p>
          </table:table-cell>
          <table:table-cell table:formula="of:=[Global.E73]" office:value-type="float" office:value="1E+020" calcext:value-type="float">
            <text:p>1,00E+20</text:p>
          </table:table-cell>
          <table:table-cell table:formula="of:=[Global.F73]" office:value-type="float" office:value="-4.888756" calcext:value-type="float">
            <text:p>-4,89</text:p>
          </table:table-cell>
          <table:table-cell table:formula="of:=[Global.G73]" office:value-type="float" office:value="0.022264" calcext:value-type="float">
            <text:p>0,02</text:p>
          </table:table-cell>
          <table:table-cell table:formula="of:=[RA.I73]" office:value-type="float" office:value="0" calcext:value-type="float">
            <text:p>0</text:p>
          </table:table-cell>
          <table:table-cell table:formula="of:=[VNS.H73]" office:value-type="float" office:value="1" calcext:value-type="float">
            <text:p>1</text:p>
          </table:table-cell>
          <table:table-cell table:formula="of:=IF([.D73]&lt;0; IF([.D73]&lt;0; [.F73]-[.D73]; [.F73]+[.D73]); IF([.D73]&lt;0; [.F73]-[.D73]; [.F73]+[.D73]))" office:value-type="float" office:value="4.888756" calcext:value-type="float">
            <text:p>4,89</text:p>
          </table:table-cell>
          <table:table-cell table:formula="of:=IF([.F73]&lt;0; IF([.B73]&lt;0; [.F73]-[.B73]; [.F73]+[.B73]); IF([.B73]&lt;0; [.F73]-[.B73]; [.F73]+[.B73]))" office:value-type="float" office:value="4.888756" calcext:value-type="float">
            <text:p>4,89</text:p>
          </table:table-cell>
          <table:table-cell table:formula="of:=IF([.G73]&lt;0; IF([.B73]&lt;0; [.G73]-[.B73]; [.G73]+[.B73]); IF([.B73]&lt;0; [.G73]-[.B73]; [.G73]+[.B73]))" office:value-type="float" office:value="5.888756" calcext:value-type="float">
            <text:p>5,89</text:p>
          </table:table-cell>
          <table:table-cell/>
          <table:table-cell table:formula="of:=IF([.I73]=[.J73]; &quot;IGUAL&quot;; IF([.I73]&lt;[.J73]; &quot;RA&quot;; &quot;VNS&quot;))" office:value-type="string" office:string-value="RA" calcext:value-type="string">
            <text:p>RA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[.Q72]" office:value-type="float" office:value="18.4333438666667" calcext:value-type="float">
            <text:p>18,43</text:p>
          </table:table-cell>
          <table:table-cell table:formula="of:=([.I73]-[.Q73])*([.I73]-[.Q73])" office:value-type="float" office:value="183.455860477854" calcext:value-type="float">
            <text:p>183,46</text:p>
          </table:table-cell>
          <table:table-cell table:formula="of:=[.S72]" office:value-type="float" office:value="19.2333438666667" calcext:value-type="float">
            <text:p>19,23</text:p>
          </table:table-cell>
          <table:table-cell table:formula="of:=([.J73]-[.S73])*([.J73]-[.S73])" office:value-type="float" office:value="178.078025331187" calcext:value-type="float">
            <text:p>178,08</text:p>
          </table:table-cell>
        </table:table-row>
        <table:table-row table:style-name="ro3">
          <table:table-cell table:formula="of:=[Global.C74]" office:value-type="string" office:string-value="rand0-4-5-5-10-3,dssp" calcext:value-type="string">
            <text:p>rand0-4-5-5-10-3,dssp</text:p>
          </table:table-cell>
          <table:table-cell table:formula="of:=[Global.D74]" office:value-type="float" office:value="-4" calcext:value-type="float">
            <text:p>-4</text:p>
          </table:table-cell>
          <table:table-cell table:formula="of:=[Global.E74]" office:value-type="float" office:value="1E+020" calcext:value-type="float">
            <text:p>1,00E+20</text:p>
          </table:table-cell>
          <table:table-cell table:formula="of:=[Global.F74]" office:value-type="float" office:value="-4" calcext:value-type="float">
            <text:p>-4</text:p>
          </table:table-cell>
          <table:table-cell table:formula="of:=[Global.G74]" office:value-type="float" office:value="0.014642" calcext:value-type="float">
            <text:p>0,01</text:p>
          </table:table-cell>
          <table:table-cell table:formula="of:=[RA.I74]" office:value-type="float" office:value="0" calcext:value-type="float">
            <text:p>0</text:p>
          </table:table-cell>
          <table:table-cell table:formula="of:=[VNS.H74]" office:value-type="float" office:value="0" calcext:value-type="float">
            <text:p>0</text:p>
          </table:table-cell>
          <table:table-cell table:formula="of:=IF([.D74]&lt;0; IF([.D74]&lt;0; [.F74]-[.D74]; [.F74]+[.D74]); IF([.D74]&lt;0; [.F74]-[.D74]; [.F74]+[.D74]))" office:value-type="float" office:value="4" calcext:value-type="float">
            <text:p>4</text:p>
          </table:table-cell>
          <table:table-cell table:formula="of:=IF([.F74]&lt;0; IF([.B74]&lt;0; [.F74]-[.B74]; [.F74]+[.B74]); IF([.B74]&lt;0; [.F74]-[.B74]; [.F74]+[.B74]))" office:value-type="float" office:value="4" calcext:value-type="float">
            <text:p>4</text:p>
          </table:table-cell>
          <table:table-cell table:formula="of:=IF([.G74]&lt;0; IF([.B74]&lt;0; [.G74]-[.B74]; [.G74]+[.B74]); IF([.B74]&lt;0; [.G74]-[.B74]; [.G74]+[.B74]))" office:value-type="float" office:value="4" calcext:value-type="float">
            <text:p>4</text:p>
          </table:table-cell>
          <table:table-cell/>
          <table:table-cell table:formula="of:=IF([.I74]=[.J74]; &quot;IGUAL&quot;; IF([.I74]&lt;[.J74]; &quot;RA&quot;; &quot;VNS&quot;))" office:value-type="string" office:string-value="IGUAL" calcext:value-type="string">
            <text:p>IGUAL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[.Q73]" office:value-type="float" office:value="18.4333438666667" calcext:value-type="float">
            <text:p>18,43</text:p>
          </table:table-cell>
          <table:table-cell table:formula="of:=([.I74]-[.Q74])*([.I74]-[.Q74])" office:value-type="float" office:value="208.321415173444" calcext:value-type="float">
            <text:p>208,32</text:p>
          </table:table-cell>
          <table:table-cell table:formula="of:=[.S73]" office:value-type="float" office:value="19.2333438666667" calcext:value-type="float">
            <text:p>19,23</text:p>
          </table:table-cell>
          <table:table-cell table:formula="of:=([.J74]-[.S74])*([.J74]-[.S74])" office:value-type="float" office:value="232.054765360111" calcext:value-type="float">
            <text:p>232,05</text:p>
          </table:table-cell>
        </table:table-row>
        <table:table-row table:style-name="ro3">
          <table:table-cell table:formula="of:=[Global.C75]" office:value-type="string" office:string-value="rand0-4-5-5-10-4,dssp" calcext:value-type="string">
            <text:p>rand0-4-5-5-10-4,dssp</text:p>
          </table:table-cell>
          <table:table-cell table:formula="of:=[Global.D75]" office:value-type="float" office:value="-4" calcext:value-type="float">
            <text:p>-4</text:p>
          </table:table-cell>
          <table:table-cell table:formula="of:=[Global.E75]" office:value-type="float" office:value="1E+020" calcext:value-type="float">
            <text:p>1,00E+20</text:p>
          </table:table-cell>
          <table:table-cell table:formula="of:=[Global.F75]" office:value-type="float" office:value="-4" calcext:value-type="float">
            <text:p>-4</text:p>
          </table:table-cell>
          <table:table-cell table:formula="of:=[Global.G75]" office:value-type="float" office:value="0.014554" calcext:value-type="float">
            <text:p>0,01</text:p>
          </table:table-cell>
          <table:table-cell table:formula="of:=[RA.I75]" office:value-type="float" office:value="1" calcext:value-type="float">
            <text:p>1</text:p>
          </table:table-cell>
          <table:table-cell table:formula="of:=[VNS.H75]" office:value-type="float" office:value="0" calcext:value-type="float">
            <text:p>0</text:p>
          </table:table-cell>
          <table:table-cell table:formula="of:=IF([.D75]&lt;0; IF([.D75]&lt;0; [.F75]-[.D75]; [.F75]+[.D75]); IF([.D75]&lt;0; [.F75]-[.D75]; [.F75]+[.D75]))" office:value-type="float" office:value="5" calcext:value-type="float">
            <text:p>5</text:p>
          </table:table-cell>
          <table:table-cell table:formula="of:=IF([.F75]&lt;0; IF([.B75]&lt;0; [.F75]-[.B75]; [.F75]+[.B75]); IF([.B75]&lt;0; [.F75]-[.B75]; [.F75]+[.B75]))" office:value-type="float" office:value="5" calcext:value-type="float">
            <text:p>5</text:p>
          </table:table-cell>
          <table:table-cell table:formula="of:=IF([.G75]&lt;0; IF([.B75]&lt;0; [.G75]-[.B75]; [.G75]+[.B75]); IF([.B75]&lt;0; [.G75]-[.B75]; [.G75]+[.B75]))" office:value-type="float" office:value="4" calcext:value-type="float">
            <text:p>4</text:p>
          </table:table-cell>
          <table:table-cell/>
          <table:table-cell table:formula="of:=IF([.I75]=[.J75]; &quot;IGUAL&quot;; IF([.I75]&lt;[.J75]; &quot;RA&quot;; &quot;VNS&quot;))" office:value-type="string" office:string-value="VNS" calcext:value-type="string">
            <text:p>VNS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[.Q74]" office:value-type="float" office:value="18.4333438666667" calcext:value-type="float">
            <text:p>18,43</text:p>
          </table:table-cell>
          <table:table-cell table:formula="of:=([.I75]-[.Q75])*([.I75]-[.Q75])" office:value-type="float" office:value="180.454727440111" calcext:value-type="float">
            <text:p>180,45</text:p>
          </table:table-cell>
          <table:table-cell table:formula="of:=[.S74]" office:value-type="float" office:value="19.2333438666667" calcext:value-type="float">
            <text:p>19,23</text:p>
          </table:table-cell>
          <table:table-cell table:formula="of:=([.J75]-[.S75])*([.J75]-[.S75])" office:value-type="float" office:value="232.054765360111" calcext:value-type="float">
            <text:p>232,05</text:p>
          </table:table-cell>
        </table:table-row>
        <table:table-row table:style-name="ro3">
          <table:table-cell table:formula="of:=[Global.C76]" office:value-type="string" office:string-value="rand0-4-5-5-10-5,dssp" calcext:value-type="string">
            <text:p>rand0-4-5-5-10-5,dssp</text:p>
          </table:table-cell>
          <table:table-cell table:formula="of:=[Global.D76]" office:value-type="float" office:value="-4" calcext:value-type="float">
            <text:p>-4</text:p>
          </table:table-cell>
          <table:table-cell table:formula="of:=[Global.E76]" office:value-type="float" office:value="1E+020" calcext:value-type="float">
            <text:p>1,00E+20</text:p>
          </table:table-cell>
          <table:table-cell table:formula="of:=[Global.F76]" office:value-type="float" office:value="-4" calcext:value-type="float">
            <text:p>-4</text:p>
          </table:table-cell>
          <table:table-cell table:formula="of:=[Global.G76]" office:value-type="float" office:value="0.011319" calcext:value-type="float">
            <text:p>0,01</text:p>
          </table:table-cell>
          <table:table-cell table:formula="of:=[RA.I76]" office:value-type="float" office:value="-1" calcext:value-type="float">
            <text:p>-1</text:p>
          </table:table-cell>
          <table:table-cell table:formula="of:=[VNS.H76]" office:value-type="float" office:value="0" calcext:value-type="float">
            <text:p>0</text:p>
          </table:table-cell>
          <table:table-cell table:formula="of:=IF([.D76]&lt;0; IF([.D76]&lt;0; [.F76]-[.D76]; [.F76]+[.D76]); IF([.D76]&lt;0; [.F76]-[.D76]; [.F76]+[.D76]))" office:value-type="float" office:value="3" calcext:value-type="float">
            <text:p>3</text:p>
          </table:table-cell>
          <table:table-cell table:formula="of:=IF([.F76]&lt;0; IF([.B76]&lt;0; [.F76]-[.B76]; [.F76]+[.B76]); IF([.B76]&lt;0; [.F76]-[.B76]; [.F76]+[.B76]))" office:value-type="float" office:value="3" calcext:value-type="float">
            <text:p>3</text:p>
          </table:table-cell>
          <table:table-cell table:formula="of:=IF([.G76]&lt;0; IF([.B76]&lt;0; [.G76]-[.B76]; [.G76]+[.B76]); IF([.B76]&lt;0; [.G76]-[.B76]; [.G76]+[.B76]))" office:value-type="float" office:value="4" calcext:value-type="float">
            <text:p>4</text:p>
          </table:table-cell>
          <table:table-cell/>
          <table:table-cell table:formula="of:=IF([.I76]=[.J76]; &quot;IGUAL&quot;; IF([.I76]&lt;[.J76]; &quot;RA&quot;; &quot;VNS&quot;))" office:value-type="string" office:string-value="RA" calcext:value-type="string">
            <text:p>RA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Q75]" office:value-type="float" office:value="18.4333438666667" calcext:value-type="float">
            <text:p>18,43</text:p>
          </table:table-cell>
          <table:table-cell table:formula="of:=([.I76]-[.Q76])*([.I76]-[.Q76])" office:value-type="float" office:value="238.188102906778" calcext:value-type="float">
            <text:p>238,19</text:p>
          </table:table-cell>
          <table:table-cell table:formula="of:=[.S75]" office:value-type="float" office:value="19.2333438666667" calcext:value-type="float">
            <text:p>19,23</text:p>
          </table:table-cell>
          <table:table-cell table:formula="of:=([.J76]-[.S76])*([.J76]-[.S76])" office:value-type="float" office:value="232.054765360111" calcext:value-type="float">
            <text:p>232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2:01:23.443622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8M51S</meta:editing-duration>
    <meta:editing-cycles>16</meta:editing-cycles>
    <meta:generator>LibreOffice/5.1.6.2$Linux_X86_64 LibreOffice_project/10m0$Build-2</meta:generator>
    <dc:date>2017-09-04T12:04:03.570973914</dc:date>
    <meta:document-statistic meta:table-count="7" meta:cell-count="5471" meta:object-count="1"/>
    <meta:user-defined meta:name="Info 1"/>
    <meta:user-defined meta:name="Info 2"/>
    <meta:user-defined meta:name="Info 3"/>
    <meta:user-defined meta:name="Info 4"/>
    <meta:user-defined meta:name="sheets-banding" meta:value-type="string"/>
    <meta:user-defined meta:name="sheets-original-selection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20036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757575" style:text-position="0% 100%" fo:font-family="Roboto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566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73cm" svg:height="9.817cm" xlink:href="." xlink:type="simple" chart:class="chart:line" chart:style-name="ch1">
        <chart:legend chart:legend-position="end" svg:x="16.233cm" svg:y="4.36cm" style:legend-expansion="high" chart:style-name="ch2"/>
        <chart:plot-area chart:style-name="ch3" chart:data-source-has-labels="both" svg:x="0.377cm" svg:y="0.196cm" svg:width="15.479cm" svg:height="8.395cm">
          <chartooo:coordinate-region svg:x="3.661cm" svg:y="0.196cm" svg:width="12.195cm" svg:height="4.721cm"/>
          <chart:axis chart:dimension="x" chart:name="primary-x" chart:style-name="ch4" chartooo:axis-type="text">
            <chart:title svg:x="7.205cm" svg:y="8.788cm" chart:style-name="ch5">
              <text:p>filename</text:p>
            </chart:title>
            <chart:categories table:cell-range-address="local-table.$A$2:.$A$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6" chart:label-cell-address="local-table.$B$1" chart:class="chart:line">
            <chart:data-point chart:repeated="75"/>
          </chart:series>
          <chart:series chart:style-name="ch9" chart:values-cell-range-address="local-table.$C$2:.$C$76" chart:label-cell-address="local-table.$C$1" chart:class="chart:line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</text:p>
              </table:table-cell>
              <table:table-cell office:value-type="string">
                <text:p>inteiras</text:p>
              </table:table-cell>
            </table:table-row>
          </table:table-header-rows>
          <table:table-rows>
            <table:table-row>
              <table:table-cell office:value-type="string">
                <text:p>rand0-20-10-10-20-1.dssp</text:p>
              </table:table-cell>
              <table:table-cell office:value-type="float" office:value="112">
                <text:p>11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rand0-20-10-10-20-2.dssp</text:p>
              </table:table-cell>
              <table:table-cell office:value-type="float" office:value="110">
                <text:p>1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rand0-20-10-10-20-3.dssp</text:p>
              </table:table-cell>
              <table:table-cell office:value-type="float" office:value="99">
                <text:p>9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rand0-20-10-10-20-4.dssp</text:p>
              </table:table-cell>
              <table:table-cell office:value-type="float" office:value="105">
                <text:p>10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rand0-20-10-10-20-5.dssp</text:p>
              </table:table-cell>
              <table:table-cell office:value-type="float" office:value="100">
                <text:p>1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rand0-20-15-15-30-1.dssp</text:p>
              </table:table-cell>
              <table:table-cell office:value-type="float" office:value="207">
                <text:p>20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rand0-20-15-15-30-2.dssp</text:p>
              </table:table-cell>
              <table:table-cell office:value-type="float" office:value="225">
                <text:p>22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rand0-20-15-15-30-3.dssp</text:p>
              </table:table-cell>
              <table:table-cell office:value-type="float" office:value="217">
                <text:p>21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rand0-20-15-15-30-4.dssp</text:p>
              </table:table-cell>
              <table:table-cell office:value-type="float" office:value="221">
                <text:p>22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rand0-20-15-15-30-5.dssp</text:p>
              </table:table-cell>
              <table:table-cell office:value-type="float" office:value="189">
                <text:p>18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rand0-20-20-20-40-1.dssp</text:p>
              </table:table-cell>
              <table:table-cell office:value-type="float" office:value="369">
                <text:p>36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rand0-20-20-20-40-2.dssp</text:p>
              </table:table-cell>
              <table:table-cell office:value-type="float" office:value="360">
                <text:p>36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rand0-20-20-20-40-3.dssp</text:p>
              </table:table-cell>
              <table:table-cell office:value-type="float" office:value="372">
                <text:p>37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rand0-20-20-20-40-4.dssp</text:p>
              </table:table-cell>
              <table:table-cell office:value-type="float" office:value="359">
                <text:p>35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rand0-20-20-20-40-5.dssp</text:p>
              </table:table-cell>
              <table:table-cell office:value-type="float" office:value="369">
                <text:p>36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rand0-20-25-25-50-1.dssp</text:p>
              </table:table-cell>
              <table:table-cell office:value-type="float" office:value="513">
                <text:p>51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rand0-20-25-25-50-2.dssp</text:p>
              </table:table-cell>
              <table:table-cell office:value-type="float" office:value="511">
                <text:p>51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rand0-20-25-25-50-3.dssp</text:p>
              </table:table-cell>
              <table:table-cell office:value-type="float" office:value="516">
                <text:p>51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rand0-20-25-25-50-4.dssp</text:p>
              </table:table-cell>
              <table:table-cell office:value-type="float" office:value="550">
                <text:p>5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rand0-20-25-25-50-5.dssp</text:p>
              </table:table-cell>
              <table:table-cell office:value-type="float" office:value="522">
                <text:p>52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rand0-20-5-5-10-1.dssp</text:p>
              </table:table-cell>
              <table:table-cell office:value-type="float" office:value="20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rand0-20-5-5-10-2.dssp</text:p>
              </table:table-cell>
              <table:table-cell office:value-type="float" office:value="37">
                <text:p>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rand0-20-5-5-10-3.dssp</text:p>
              </table:table-cell>
              <table:table-cell office:value-type="float" office:value="32">
                <text:p>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rand0-20-5-5-10-4.dssp</text:p>
              </table:table-cell>
              <table:table-cell office:value-type="float" office:value="35">
                <text:p>3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rand0-20-5-5-10-5.dssp</text:p>
              </table:table-cell>
              <table:table-cell office:value-type="float" office:value="33">
                <text:p>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and0-2-10-10-20-1.dssp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and0-2-10-10-20-2.dssp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and0-2-10-10-20-3.dssp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and0-2-10-10-20-4.dssp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and0-2-10-10-20-5.dssp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and0-2-15-15-30-1.dssp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and0-2-15-15-30-2.dssp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and0-2-15-15-30-3.dssp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and0-2-15-15-30-4.dssp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and0-2-15-15-30-5.dssp</text:p>
              </table:table-cell>
              <table:table-cell office:value-type="float" office:value="91">
                <text:p>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and0-2-20-20-40-1.dssp</text:p>
              </table:table-cell>
              <table:table-cell office:value-type="float" office:value="107">
                <text:p>10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rand0-2-20-20-40-2.dssp</text:p>
              </table:table-cell>
              <table:table-cell office:value-type="float" office:value="104">
                <text:p>10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rand0-2-20-20-40-3.dssp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rand0-2-20-20-40-4.dssp</text:p>
              </table:table-cell>
              <table:table-cell office:value-type="float" office:value="108">
                <text:p>1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rand0-2-20-20-40-5.dssp</text:p>
              </table:table-cell>
              <table:table-cell office:value-type="float" office:value="102">
                <text:p>1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and0-2-25-25-50-1.dssp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rand0-2-25-25-50-2.dssp</text:p>
              </table:table-cell>
              <table:table-cell office:value-type="float" office:value="121">
                <text:p>12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rand0-2-25-25-50-3.dssp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rand0-2-25-25-50-4.dssp</text:p>
              </table:table-cell>
              <table:table-cell office:value-type="float" office:value="123">
                <text:p>12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rand0-2-25-25-50-5.dssp</text:p>
              </table:table-cell>
              <table:table-cell office:value-type="float" office:value="142">
                <text:p>14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rand0-2-5-5-10-1.dssp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nd0-2-5-5-10-2.dssp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and0-2-5-5-10-3.dssp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and0-2-5-5-10-4.dssp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and0-2-5-5-10-5.dssp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and0-4-10-10-20-1.dssp</text:p>
              </table:table-cell>
              <table:table-cell office:value-type="float" office:value="102">
                <text:p>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and0-4-10-10-20-2.dssp</text:p>
              </table:table-cell>
              <table:table-cell office:value-type="float" office:value="104">
                <text:p>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and0-4-10-10-20-3.dssp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and0-4-10-10-20-4.dssp</text:p>
              </table:table-cell>
              <table:table-cell office:value-type="float" office:value="98">
                <text:p>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and0-4-10-10-20-5.dssp</text:p>
              </table:table-cell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and0-4-15-15-30-1.dssp</text:p>
              </table:table-cell>
              <table:table-cell office:value-type="float" office:value="150">
                <text:p>1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rand0-4-15-15-30-2.dssp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and0-4-15-15-30-3.dssp</text:p>
              </table:table-cell>
              <table:table-cell office:value-type="float" office:value="145">
                <text:p>1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and0-4-15-15-30-4.dssp</text:p>
              </table:table-cell>
              <table:table-cell office:value-type="float" office:value="169">
                <text:p>1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and0-4-15-15-30-5.dssp</text:p>
              </table:table-cell>
              <table:table-cell office:value-type="float" office:value="172">
                <text:p>1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and0-4-20-20-40-1.dssp</text:p>
              </table:table-cell>
              <table:table-cell office:value-type="float" office:value="203">
                <text:p>2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and0-4-20-20-40-2.dssp</text:p>
              </table:table-cell>
              <table:table-cell office:value-type="float" office:value="197">
                <text:p>19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rand0-4-20-20-40-3.dssp</text:p>
              </table:table-cell>
              <table:table-cell office:value-type="float" office:value="199">
                <text:p>1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rand0-4-20-20-40-4.dssp</text:p>
              </table:table-cell>
              <table:table-cell office:value-type="float" office:value="230">
                <text:p>2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and0-4-20-20-40-5.dssp</text:p>
              </table:table-cell>
              <table:table-cell office:value-type="float" office:value="212">
                <text:p>2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rand0-4-25-25-50-1.dssp</text:p>
              </table:table-cell>
              <table:table-cell office:value-type="float" office:value="253">
                <text:p>25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rand0-4-25-25-50-2.dssp</text:p>
              </table:table-cell>
              <table:table-cell office:value-type="float" office:value="254">
                <text:p>25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rand0-4-25-25-50-3.dssp</text:p>
              </table:table-cell>
              <table:table-cell office:value-type="float" office:value="239">
                <text:p>2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rand0-4-25-25-50-4.dssp</text:p>
              </table:table-cell>
              <table:table-cell office:value-type="float" office:value="269">
                <text:p>26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rand0-4-25-25-50-5.dssp</text:p>
              </table:table-cell>
              <table:table-cell office:value-type="float" office:value="247">
                <text:p>24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rand0-4-5-5-10-1.dssp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and0-4-5-5-10-2.dssp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nd0-4-5-5-10-3.dssp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and0-4-5-5-10-4.dssp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and0-4-5-5-10-5.dssp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